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475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862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2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808080" fo:font-style="normal" style:font-style-asian="normal" style:font-style-complex="normal"/>
    </style:style>
    <style:style style:name="ce33" style:family="table-cell" style:parent-style-name="Default" style:data-style-name="N121">
      <style:text-properties fo:color="#808080"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21">
      <style:text-properties fo:color="#ccccc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39" style:family="table-cell" style:parent-style-name="Default" style:data-style-name="N121">
      <style:text-properties fo:color="#808080"/>
    </style:style>
    <style:style style:name="ce49" style:family="table-cell" style:parent-style-name="Default" style:data-style-name="N121"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121">
      <style:text-properties style:use-window-font-color="true" fo:font-weight="normal" style:font-weight-asian="normal" style:font-weight-complex="normal"/>
    </style:style>
    <style:style style:name="ce25" style:family="table-cell" style:parent-style-name="Default" style:data-style-name="N121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 fo:font-style="normal" style:font-style-asian="normal" style:font-style-complex="normal"/>
    </style:style>
    <style:style style:name="ce75" style:family="table-cell" style:parent-style-name="Default" style:data-style-name="N121">
      <style:text-properties style:use-window-font-color="true"/>
    </style:style>
    <style:style style:name="ce5" style:family="table-cell" style:parent-style-name="Default" style:data-style-name="N121">
      <style:table-cell-properties fo:background-color="transparent"/>
      <style:text-properties fo:color="#808080"/>
    </style:style>
    <style:style style:name="ce37" style:family="table-cell" style:parent-style-name="Default" style:data-style-name="N121">
      <style:table-cell-properties fo:background-color="transparent"/>
      <style:text-properties fo:color="#808080" fo:font-weight="normal" style:font-weight-asian="normal" style:font-weight-complex="normal"/>
    </style:style>
    <style:style style:name="ce6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/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21">
      <style:table-cell-properties fo:background-color="transparent" fo:border="none"/>
      <style:text-properties fo:color="#808080" fo:font-weight="normal" style:font-weight-asian="normal" style:font-weight-complex="normal"/>
    </style:style>
    <style:style style:name="ce26" style:family="table-cell" style:parent-style-name="Default" style:data-style-name="N121"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fo:background-color="transparent" fo:border="none"/>
      <style:text-properties fo:color="#808080"/>
    </style:style>
    <style:style style:name="ce77" style:family="table-cell" style:parent-style-name="Default" style:data-style-name="N121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 style:data-style-name="N121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7" style:family="table-cell" style:parent-style-name="Default" style:data-style-name="N12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fo:color="#00a933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ext-properties fo:color="#808080"/>
    </style:style>
    <style:style style:name="ce54" style:family="table-cell" style:parent-style-name="Default">
      <style:text-properties fo:color="#00a933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value-type" style:repeat-content="false"/>
      <style:paragraph-properties fo:margin-left="0in"/>
      <style:text-properties fo:color="#80808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1">
      <style:text-properties fo:color="#77bc65" fo:font-weight="normal" style:font-weight-asian="normal" style:font-weight-complex="normal"/>
    </style:style>
    <style:style style:name="ce53" style:family="table-cell" style:parent-style-name="Default" style:data-style-name="N121">
      <style:text-properties fo:color="#00a933" fo:font-weight="bold" style:font-weight-asian="bold" style:font-weight-complex="bold"/>
    </style:style>
    <style:style style:name="ce56" style:family="table-cell" style:parent-style-name="Default" style:data-style-name="N121">
      <style:text-properties fo:color="#00a933" fo:font-weight="normal" style:font-weight-asian="normal" style:font-weight-complex="normal"/>
    </style:style>
    <style:style style:name="ce57" style:family="table-cell" style:parent-style-name="Default">
      <style:text-properties fo:color="#00a933" fo:font-weight="bold" style:font-weight-asian="bold" style:font-weight-complex="bold"/>
    </style:style>
    <style:style style:name="ce59" style:family="table-cell" style:parent-style-name="Default" style:data-style-name="N121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Titan Artifac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80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artifact →</text:p>
          </table:table-cell>
          <table:covered-table-cell/>
          <table:table-cell table:style-name="ce22" office:value-type="string" calcext:value-type="string" table:number-columns-spanned="2" table:number-rows-spanned="1">
            <text:p>1 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**</text:p>
          </table:table-cell>
          <table:covered-table-cell table:style-name="ce22"/>
          <table:table-cell table:style-name="ce22" office:value-type="string" calcext:value-type="string">
            <text:p>2 *</text:p>
          </table:table-cell>
          <table:table-cell table:style-name="ce22" office:value-type="string" calcext:value-type="string">
            <text:p>2 **</text:p>
          </table:table-cell>
          <table:table-cell table:style-name="ce22" office:value-type="string" calcext:value-type="string">
            <text:p>2 ***</text:p>
          </table:table-cell>
          <table:table-cell table:style-name="ce22" office:value-type="string" calcext:value-type="string">
            <text:p>2 ****</text:p>
          </table:table-cell>
          <table:table-cell table:style-name="ce22" office:value-type="string" calcext:value-type="string">
            <text:p>2 * L,D</text:p>
          </table:table-cell>
          <table:table-cell table:style-name="ce22" office:value-type="string" calcext:value-type="string">
            <text:p>2 ** L,D</text:p>
          </table:table-cell>
          <table:table-cell table:style-name="ce22" office:value-type="string" calcext:value-type="string">
            <text:p>2 *** L,D</text:p>
          </table:table-cell>
          <table:table-cell table:style-name="ce22" office:value-type="string" calcext:value-type="string">
            <text:p>2 **** L,D</text:p>
          </table:table-cell>
          <table:table-cell table:style-name="ce68" office:value-type="string" calcext:value-type="string" table:number-columns-spanned="2" table:number-rows-spanned="1">
            <text:p>artifact →</text:p>
          </table:table-cell>
          <table:covered-table-cell table:style-name="ce1"/>
          <table:table-cell table:style-name="ce22" office:value-type="string" calcext:value-type="string" table:number-columns-spanned="2" table:number-rows-spanned="1">
            <text:p>3 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22"/>
          <table:table-cell table:style-name="ce87" table:number-columns-repeated="4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" calcext:value-type="float">
            <text:p>1.2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table:style-name="ce23" table:formula="of:=ROUND([.L2]/1.25)" office:value-type="float" office:value="76" calcext:value-type="float">
            <text:p>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9" calcext:value-type="float">
            <text:p>159</text:p>
          </table:table-cell>
          <table:table-cell table:style-name="ce23" table:formula="of:=ROUND([.P2]/1.25)" office:value-type="float" office:value="138" calcext:value-type="float">
            <text:p>13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5" calcext:value-type="float">
            <text:p>215</text:p>
          </table:table-cell>
          <table:table-cell table:style-name="ce23" table:formula="of:=ROUND([.Q2]/[.H2]*[.J2])" office:value-type="float" office:value="287" calcext:value-type="float">
            <text:p>287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5" calcext:value-type="float">
            <text:p>1.25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.5" calcext:value-type="float">
            <text:p>2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3.75" calcext:value-type="float">
            <text:p>3.75</text:p>
          </table:table-cell>
          <table:table-cell table:style-name="ce1" office:value-type="string" calcext:value-type="string">
            <text:p>level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3]/[.K$2]" office:value-type="float" office:value="11.9736842105263" calcext:value-type="float">
            <text:p>11.974</text:p>
          </table:table-cell>
          <table:table-cell table:style-name="ce5" table:formula="of:=[.$A3]/[.L$2]" office:value-type="float" office:value="9.57894736842105" calcext:value-type="float">
            <text:p>9.579</text:p>
          </table:table-cell>
          <table:table-cell table:style-name="ce72" table:formula="of:=[.$A3]/[.M$2]" office:value-type="float" office:value="7.64705882352941" calcext:value-type="float">
            <text:p>7.647</text:p>
          </table:table-cell>
          <table:table-cell table:style-name="ce5" table:formula="of:=[.$A3]/[.N$2]" office:value-type="float" office:value="5.72327044025157" calcext:value-type="float">
            <text:p>5.723</text:p>
          </table:table-cell>
          <table:table-cell table:style-name="ce5" table:formula="of:=[.$A3]/[.O$2]" office:value-type="float" office:value="6.59420289855072" calcext:value-type="float">
            <text:p>6.594</text:p>
          </table:table-cell>
          <table:table-cell table:style-name="ce5" table:formula="of:=[.$A3]/[.P$2]" office:value-type="float" office:value="5.2906976744186" calcext:value-type="float">
            <text:p>5.291</text:p>
          </table:table-cell>
          <table:table-cell table:style-name="ce5" table:formula="of:=[.$A3]/[.Q$2]" office:value-type="float" office:value="4.23255813953488" calcext:value-type="float">
            <text:p>4.233</text:p>
          </table:table-cell>
          <table:table-cell table:style-name="ce5" table:formula="of:=[.$A3]/[.R$2]" office:value-type="float" office:value="3.17073170731707" calcext:value-type="float">
            <text:p>3.171</text:p>
          </table:table-cell>
          <table:table-cell table:style-name="ce51" office:value-type="float" office:value="50" calcext:value-type="float">
            <text:p>50</text:p>
          </table:table-cell>
          <table:table-cell table:style-name="ce60" office:value-type="float" office:value="91" calcext:value-type="float">
            <text:p>91</text:p>
          </table:table-cell>
          <table:table-cell table:style-name="ce51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51" office:value-type="float" office:value="50" calcext:value-type="float">
            <text:p>5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13" table:formula="of:=[.B3]+1" office:value-type="float" office:value="51" calcext:value-type="float">
            <text:p>5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4]/[.K$2]" office:value-type="float" office:value="12.8947368421053" calcext:value-type="float">
            <text:p>12.895</text:p>
          </table:table-cell>
          <table:table-cell table:style-name="ce5" table:formula="of:=[.$A4]/[.L$2]" office:value-type="float" office:value="10.3157894736842" calcext:value-type="float">
            <text:p>10.316</text:p>
          </table:table-cell>
          <table:table-cell table:style-name="ce72" table:formula="of:=[.$A4]/[.M$2]" office:value-type="float" office:value="8.23529411764706" calcext:value-type="float">
            <text:p>8.235</text:p>
          </table:table-cell>
          <table:table-cell table:style-name="ce5" table:formula="of:=[.$A4]/[.N$2]" office:value-type="float" office:value="6.16352201257862" calcext:value-type="float">
            <text:p>6.164</text:p>
          </table:table-cell>
          <table:table-cell table:style-name="ce5" table:formula="of:=[.$A4]/[.O$2]" office:value-type="float" office:value="7.10144927536232" calcext:value-type="float">
            <text:p>7.101</text:p>
          </table:table-cell>
          <table:table-cell table:style-name="ce5" table:formula="of:=[.$A4]/[.P$2]" office:value-type="float" office:value="5.69767441860465" calcext:value-type="float">
            <text:p>5.698</text:p>
          </table:table-cell>
          <table:table-cell table:style-name="ce5" table:formula="of:=[.$A4]/[.Q$2]" office:value-type="float" office:value="4.55813953488372" calcext:value-type="float">
            <text:p>4.558</text:p>
          </table:table-cell>
          <table:table-cell table:style-name="ce5" table:formula="of:=[.$A4]/[.R$2]" office:value-type="float" office:value="3.41463414634146" calcext:value-type="float">
            <text:p>3.415</text:p>
          </table:table-cell>
          <table:table-cell table:style-name="ce13" table:formula="of:=[.S3]+1" office:value-type="float" office:value="51" calcext:value-type="float">
            <text:p>51</text:p>
          </table:table-cell>
          <table:table-cell table:style-name="ce60" office:value-type="float" office:value="98" calcext:value-type="float">
            <text:p>98</text:p>
          </table:table-cell>
          <table:table-cell table:style-name="ce23" table:formula="of:=ROUND([.W4]/[.X$2]*[.V$2])" office:value-type="float" office:value="77" calcext:value-type="float">
            <text:p>77</text:p>
          </table:table-cell>
          <table:table-cell table:style-name="ce39" table:formula="of:=[.$T4]/[.U4]" office:value-type="float" office:value="1.27272727272727" calcext:value-type="float">
            <text:p>1.273</text:p>
          </table:table-cell>
          <table:table-cell table:style-name="ce3" office:value-type="float" office:value="96" calcext:value-type="float">
            <text:p>96</text:p>
          </table:table-cell>
          <table:table-cell table:style-name="ce25" table:formula="of:=[.$T4]/[.W4]" office:value-type="float" office:value="1.02083333333333" calcext:value-type="float">
            <text:p>1.021</text:p>
          </table:table-cell>
          <table:table-cell table:style-name="ce23" table:formula="of:=ROUND([.W4]/[.X$2]*[.Z$2])" office:value-type="float" office:value="115" calcext:value-type="float">
            <text:p>115</text:p>
          </table:table-cell>
          <table:table-cell table:style-name="ce39" table:formula="of:=[.$T4]/[.Y4]" office:value-type="float" office:value="0.852173913043478" calcext:value-type="float">
            <text:p>0.852</text:p>
          </table:table-cell>
          <table:table-cell table:style-name="ce23" table:formula="of:=ROUND([.Y4]/[.Z$2]*[.AB$2])" office:value-type="float" office:value="153" calcext:value-type="float">
            <text:p>153</text:p>
          </table:table-cell>
          <table:table-cell table:style-name="ce39" table:formula="of:=[.$T4]/[.AA4]" office:value-type="float" office:value="0.640522875816993" calcext:value-type="float">
            <text:p>0.641</text:p>
          </table:table-cell>
          <table:table-cell table:style-name="ce23" table:formula="of:=ROUND([.AA4]/[.AB$2]*[.AD$2])" office:value-type="float" office:value="191" calcext:value-type="float">
            <text:p>191</text:p>
          </table:table-cell>
          <table:table-cell table:style-name="ce39" table:formula="of:=[.$T4]/[.AC4]" office:value-type="float" office:value="0.513089005235602" calcext:value-type="float">
            <text:p>0.513</text:p>
          </table:table-cell>
          <table:table-cell table:style-name="ce23" table:formula="of:=ROUND([.AC4]/[.AD$2]*[.AF$2])" office:value-type="float" office:value="287" calcext:value-type="float">
            <text:p>287</text:p>
          </table:table-cell>
          <table:table-cell table:style-name="ce39" table:formula="of:=[.$T4]/[.AE4]" office:value-type="float" office:value="0.341463414634146" calcext:value-type="float">
            <text:p>0.341</text:p>
          </table:table-cell>
          <table:table-cell table:style-name="ce13" table:formula="of:=[.AG3]+1" office:value-type="float" office:value="51" calcext:value-type="float">
            <text:p>5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13" table:formula="of:=[.B4]+1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5]/[.K$2]" office:value-type="float" office:value="13.6842105263158" calcext:value-type="float">
            <text:p>13.684</text:p>
          </table:table-cell>
          <table:table-cell table:style-name="ce5" table:formula="of:=[.$A5]/[.L$2]" office:value-type="float" office:value="10.9473684210526" calcext:value-type="float">
            <text:p>10.947</text:p>
          </table:table-cell>
          <table:table-cell table:style-name="ce72" table:formula="of:=[.$A5]/[.M$2]" office:value-type="float" office:value="8.73949579831933" calcext:value-type="float">
            <text:p>8.739</text:p>
          </table:table-cell>
          <table:table-cell table:style-name="ce5" table:formula="of:=[.$A5]/[.N$2]" office:value-type="float" office:value="6.54088050314465" calcext:value-type="float">
            <text:p>6.541</text:p>
          </table:table-cell>
          <table:table-cell table:style-name="ce5" table:formula="of:=[.$A5]/[.O$2]" office:value-type="float" office:value="7.53623188405797" calcext:value-type="float">
            <text:p>7.536</text:p>
          </table:table-cell>
          <table:table-cell table:style-name="ce5" table:formula="of:=[.$A5]/[.P$2]" office:value-type="float" office:value="6.04651162790698" calcext:value-type="float">
            <text:p>6.047</text:p>
          </table:table-cell>
          <table:table-cell table:style-name="ce5" table:formula="of:=[.$A5]/[.Q$2]" office:value-type="float" office:value="4.83720930232558" calcext:value-type="float">
            <text:p>4.837</text:p>
          </table:table-cell>
          <table:table-cell table:style-name="ce5" table:formula="of:=[.$A5]/[.R$2]" office:value-type="float" office:value="3.62369337979094" calcext:value-type="float">
            <text:p>3.624</text:p>
          </table:table-cell>
          <table:table-cell table:style-name="ce13" table:formula="of:=[.S4]+1" office:value-type="float" office:value="52" calcext:value-type="float">
            <text:p>52</text:p>
          </table:table-cell>
          <table:table-cell table:style-name="ce60" office:value-type="float" office:value="104" calcext:value-type="float">
            <text:p>104</text:p>
          </table:table-cell>
          <table:table-cell table:style-name="ce23" table:formula="of:=ROUND([.W5]/[.X$2]*[.V$2])" office:value-type="float" office:value="78" calcext:value-type="float">
            <text:p>78</text:p>
          </table:table-cell>
          <table:table-cell table:style-name="ce39" table:formula="of:=[.$T5]/[.U5]" office:value-type="float" office:value="1.33333333333333" calcext:value-type="float">
            <text:p>1.333</text:p>
          </table:table-cell>
          <table:table-cell table:style-name="ce3" office:value-type="float" office:value="97" calcext:value-type="float">
            <text:p>97</text:p>
          </table:table-cell>
          <table:table-cell table:style-name="ce25" table:formula="of:=[.$T5]/[.W5]" office:value-type="float" office:value="1.07216494845361" calcext:value-type="float">
            <text:p>1.072</text:p>
          </table:table-cell>
          <table:table-cell table:style-name="ce3" office:value-type="float" office:value="116" calcext:value-type="float">
            <text:p>116</text:p>
          </table:table-cell>
          <table:table-cell table:style-name="ce25" table:formula="of:=[.$T5]/[.Y5]" office:value-type="float" office:value="0.896551724137931" calcext:value-type="float">
            <text:p>0.897</text:p>
          </table:table-cell>
          <table:table-cell table:style-name="ce23" table:formula="of:=ROUND([.Y5]/[.Z$2]*[.AB$2])" office:value-type="float" office:value="155" calcext:value-type="float">
            <text:p>155</text:p>
          </table:table-cell>
          <table:table-cell table:style-name="ce39" table:formula="of:=[.$T5]/[.AA5]" office:value-type="float" office:value="0.670967741935484" calcext:value-type="float">
            <text:p>0.671</text:p>
          </table:table-cell>
          <table:table-cell table:style-name="ce23" table:formula="of:=ROUND([.AA5]/[.AB$2]*[.AD$2])" office:value-type="float" office:value="194" calcext:value-type="float">
            <text:p>194</text:p>
          </table:table-cell>
          <table:table-cell table:style-name="ce39" table:formula="of:=[.$T5]/[.AC5]" office:value-type="float" office:value="0.536082474226804" calcext:value-type="float">
            <text:p>0.536</text:p>
          </table:table-cell>
          <table:table-cell table:style-name="ce23" table:formula="of:=ROUND([.AC5]/[.AD$2]*[.AF$2])" office:value-type="float" office:value="291" calcext:value-type="float">
            <text:p>291</text:p>
          </table:table-cell>
          <table:table-cell table:style-name="ce39" table:formula="of:=[.$T5]/[.AE5]" office:value-type="float" office:value="0.357388316151203" calcext:value-type="float">
            <text:p>0.357</text:p>
          </table:table-cell>
          <table:table-cell table:style-name="ce13" table:formula="of:=[.AG4]+1" office:value-type="float" office:value="52" calcext:value-type="float">
            <text:p>5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13" table:formula="of:=[.B5]+1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6]/[.K$2]" office:value-type="float" office:value="14.6052631578947" calcext:value-type="float">
            <text:p>14.605</text:p>
          </table:table-cell>
          <table:table-cell table:style-name="ce5" table:formula="of:=[.$A6]/[.L$2]" office:value-type="float" office:value="11.6842105263158" calcext:value-type="float">
            <text:p>11.684</text:p>
          </table:table-cell>
          <table:table-cell table:style-name="ce72" table:formula="of:=[.$A6]/[.M$2]" office:value-type="float" office:value="9.32773109243698" calcext:value-type="float">
            <text:p>9.328</text:p>
          </table:table-cell>
          <table:table-cell table:style-name="ce5" table:formula="of:=[.$A6]/[.N$2]" office:value-type="float" office:value="6.9811320754717" calcext:value-type="float">
            <text:p>6.981</text:p>
          </table:table-cell>
          <table:table-cell table:style-name="ce5" table:formula="of:=[.$A6]/[.O$2]" office:value-type="float" office:value="8.04347826086956" calcext:value-type="float">
            <text:p>8.043</text:p>
          </table:table-cell>
          <table:table-cell table:style-name="ce5" table:formula="of:=[.$A6]/[.P$2]" office:value-type="float" office:value="6.45348837209302" calcext:value-type="float">
            <text:p>6.453</text:p>
          </table:table-cell>
          <table:table-cell table:style-name="ce5" table:formula="of:=[.$A6]/[.Q$2]" office:value-type="float" office:value="5.16279069767442" calcext:value-type="float">
            <text:p>5.163</text:p>
          </table:table-cell>
          <table:table-cell table:style-name="ce5" table:formula="of:=[.$A6]/[.R$2]" office:value-type="float" office:value="3.86759581881533" calcext:value-type="float">
            <text:p>3.868</text:p>
          </table:table-cell>
          <table:table-cell table:style-name="ce13" table:formula="of:=[.S5]+1" office:value-type="float" office:value="53" calcext:value-type="float">
            <text:p>53</text:p>
          </table:table-cell>
          <table:table-cell table:style-name="ce60" office:value-type="float" office:value="111" calcext:value-type="float">
            <text:p>111</text:p>
          </table:table-cell>
          <table:table-cell table:style-name="ce23" table:formula="of:=ROUND([.W6]/[.X$2]*[.V$2])" office:value-type="float" office:value="78" calcext:value-type="float">
            <text:p>78</text:p>
          </table:table-cell>
          <table:table-cell table:style-name="ce39" table:formula="of:=[.$T6]/[.U6]" office:value-type="float" office:value="1.42307692307692" calcext:value-type="float">
            <text:p>1.423</text:p>
          </table:table-cell>
          <table:table-cell table:style-name="ce3" office:value-type="float" office:value="98" calcext:value-type="float">
            <text:p>98</text:p>
          </table:table-cell>
          <table:table-cell table:style-name="ce25" table:formula="of:=[.$T6]/[.W6]" office:value-type="float" office:value="1.13265306122449" calcext:value-type="float">
            <text:p>1.133</text:p>
          </table:table-cell>
          <table:table-cell table:style-name="ce3" office:value-type="float" office:value="118" calcext:value-type="float">
            <text:p>118</text:p>
          </table:table-cell>
          <table:table-cell table:style-name="ce25" table:formula="of:=[.$T6]/[.Y6]" office:value-type="float" office:value="0.940677966101695" calcext:value-type="float">
            <text:p>0.941</text:p>
          </table:table-cell>
          <table:table-cell table:style-name="ce23" table:formula="of:=ROUND([.Y6]/[.Z$2]*[.AB$2])" office:value-type="float" office:value="157" calcext:value-type="float">
            <text:p>157</text:p>
          </table:table-cell>
          <table:table-cell table:style-name="ce39" table:formula="of:=[.$T6]/[.AA6]" office:value-type="float" office:value="0.707006369426752" calcext:value-type="float">
            <text:p>0.707</text:p>
          </table:table-cell>
          <table:table-cell table:style-name="ce23" table:formula="of:=ROUND([.AA6]/[.AB$2]*[.AD$2])" office:value-type="float" office:value="196" calcext:value-type="float">
            <text:p>196</text:p>
          </table:table-cell>
          <table:table-cell table:style-name="ce39" table:formula="of:=[.$T6]/[.AC6]" office:value-type="float" office:value="0.566326530612245" calcext:value-type="float">
            <text:p>0.566</text:p>
          </table:table-cell>
          <table:table-cell table:style-name="ce23" table:formula="of:=ROUND([.AC6]/[.AD$2]*[.AF$2])" office:value-type="float" office:value="294" calcext:value-type="float">
            <text:p>294</text:p>
          </table:table-cell>
          <table:table-cell table:style-name="ce39" table:formula="of:=[.$T6]/[.AE6]" office:value-type="float" office:value="0.377551020408163" calcext:value-type="float">
            <text:p>0.378</text:p>
          </table:table-cell>
          <table:table-cell table:style-name="ce13" table:formula="of:=[.AG5]+1" office:value-type="float" office:value="53" calcext:value-type="float">
            <text:p>5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13" table:formula="of:=[.B6]+1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7]/[.K$2]" office:value-type="float" office:value="15.5263157894737" calcext:value-type="float">
            <text:p>15.526</text:p>
          </table:table-cell>
          <table:table-cell table:style-name="ce5" table:formula="of:=[.$A7]/[.L$2]" office:value-type="float" office:value="12.4210526315789" calcext:value-type="float">
            <text:p>12.421</text:p>
          </table:table-cell>
          <table:table-cell table:style-name="ce72" table:formula="of:=[.$A7]/[.M$2]" office:value-type="float" office:value="9.91596638655462" calcext:value-type="float">
            <text:p>9.916</text:p>
          </table:table-cell>
          <table:table-cell table:style-name="ce5" table:formula="of:=[.$A7]/[.N$2]" office:value-type="float" office:value="7.42138364779874" calcext:value-type="float">
            <text:p>7.421</text:p>
          </table:table-cell>
          <table:table-cell table:style-name="ce5" table:formula="of:=[.$A7]/[.O$2]" office:value-type="float" office:value="8.55072463768116" calcext:value-type="float">
            <text:p>8.551</text:p>
          </table:table-cell>
          <table:table-cell table:style-name="ce5" table:formula="of:=[.$A7]/[.P$2]" office:value-type="float" office:value="6.86046511627907" calcext:value-type="float">
            <text:p>6.860</text:p>
          </table:table-cell>
          <table:table-cell table:style-name="ce5" table:formula="of:=[.$A7]/[.Q$2]" office:value-type="float" office:value="5.48837209302326" calcext:value-type="float">
            <text:p>5.488</text:p>
          </table:table-cell>
          <table:table-cell table:style-name="ce5" table:formula="of:=[.$A7]/[.R$2]" office:value-type="float" office:value="4.11149825783972" calcext:value-type="float">
            <text:p>4.111</text:p>
          </table:table-cell>
          <table:table-cell table:style-name="ce13" table:formula="of:=[.S6]+1" office:value-type="float" office:value="54" calcext:value-type="float">
            <text:p>54</text:p>
          </table:table-cell>
          <table:table-cell table:style-name="ce60" office:value-type="float" office:value="118" calcext:value-type="float">
            <text:p>118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3" table:formula="of:=[.AG6]+1" office:value-type="float" office:value="54" calcext:value-type="float">
            <text:p>5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14" table:formula="of:=[.B7]+1" office:value-type="float" office:value="55" calcext:value-type="float">
            <text:p>55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8]/[.K$2]" office:value-type="float" office:value="16.4473684210526" calcext:value-type="float">
            <text:p>16.447</text:p>
          </table:table-cell>
          <table:table-cell table:style-name="ce5" table:formula="of:=[.$A8]/[.L$2]" office:value-type="float" office:value="13.1578947368421" calcext:value-type="float">
            <text:p>13.158</text:p>
          </table:table-cell>
          <table:table-cell table:style-name="ce72" table:formula="of:=[.$A8]/[.M$2]" office:value-type="float" office:value="10.5042016806723" calcext:value-type="float">
            <text:p>10.504</text:p>
          </table:table-cell>
          <table:table-cell table:style-name="ce5" table:formula="of:=[.$A8]/[.N$2]" office:value-type="float" office:value="7.86163522012579" calcext:value-type="float">
            <text:p>7.862</text:p>
          </table:table-cell>
          <table:table-cell table:style-name="ce5" table:formula="of:=[.$A8]/[.O$2]" office:value-type="float" office:value="9.05797101449275" calcext:value-type="float">
            <text:p>9.058</text:p>
          </table:table-cell>
          <table:table-cell table:style-name="ce5" table:formula="of:=[.$A8]/[.P$2]" office:value-type="float" office:value="7.26744186046512" calcext:value-type="float">
            <text:p>7.267</text:p>
          </table:table-cell>
          <table:table-cell table:style-name="ce5" table:formula="of:=[.$A8]/[.Q$2]" office:value-type="float" office:value="5.81395348837209" calcext:value-type="float">
            <text:p>5.814</text:p>
          </table:table-cell>
          <table:table-cell table:style-name="ce5" table:formula="of:=[.$A8]/[.R$2]" office:value-type="float" office:value="4.35540069686411" calcext:value-type="float">
            <text:p>4.355</text:p>
          </table:table-cell>
          <table:table-cell table:style-name="ce14" table:formula="of:=[.S7]+1" office:value-type="float" office:value="55" calcext:value-type="float">
            <text:p>55</text:p>
          </table:table-cell>
          <table:table-cell table:style-name="ce60" office:value-type="float" office:value="125" calcext:value-type="float">
            <text:p>125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4" table:formula="of:=[.AG7]+1" office:value-type="float" office:value="55" calcext:value-type="float">
            <text:p>5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13" table:formula="of:=[.B8]+1" office:value-type="float" office:value="56" calcext:value-type="float">
            <text:p>56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9]/[.K$2]" office:value-type="float" office:value="17.2368421052632" calcext:value-type="float">
            <text:p>17.237</text:p>
          </table:table-cell>
          <table:table-cell table:style-name="ce5" table:formula="of:=[.$A9]/[.L$2]" office:value-type="float" office:value="13.7894736842105" calcext:value-type="float">
            <text:p>13.789</text:p>
          </table:table-cell>
          <table:table-cell table:style-name="ce72" table:formula="of:=[.$A9]/[.M$2]" office:value-type="float" office:value="11.0084033613445" calcext:value-type="float">
            <text:p>11.008</text:p>
          </table:table-cell>
          <table:table-cell table:style-name="ce5" table:formula="of:=[.$A9]/[.N$2]" office:value-type="float" office:value="8.23899371069182" calcext:value-type="float">
            <text:p>8.239</text:p>
          </table:table-cell>
          <table:table-cell table:style-name="ce5" table:formula="of:=[.$A9]/[.O$2]" office:value-type="float" office:value="9.49275362318841" calcext:value-type="float">
            <text:p>9.493</text:p>
          </table:table-cell>
          <table:table-cell table:style-name="ce5" table:formula="of:=[.$A9]/[.P$2]" office:value-type="float" office:value="7.61627906976744" calcext:value-type="float">
            <text:p>7.616</text:p>
          </table:table-cell>
          <table:table-cell table:style-name="ce5" table:formula="of:=[.$A9]/[.Q$2]" office:value-type="float" office:value="6.09302325581395" calcext:value-type="float">
            <text:p>6.093</text:p>
          </table:table-cell>
          <table:table-cell table:style-name="ce5" table:formula="of:=[.$A9]/[.R$2]" office:value-type="float" office:value="4.56445993031359" calcext:value-type="float">
            <text:p>4.564</text:p>
          </table:table-cell>
          <table:table-cell table:style-name="ce13" table:formula="of:=[.S8]+1" office:value-type="float" office:value="56" calcext:value-type="float">
            <text:p>56</text:p>
          </table:table-cell>
          <table:table-cell table:style-name="ce60" office:value-type="float" office:value="131" calcext:value-type="float">
            <text:p>131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3" table:formula="of:=[.AG8]+1" office:value-type="float" office:value="56" calcext:value-type="float">
            <text:p>5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13" table:formula="of:=[.B9]+1" office:value-type="float" office:value="57" calcext:value-type="float">
            <text:p>57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0]/[.K$2]" office:value-type="float" office:value="18.1578947368421" calcext:value-type="float">
            <text:p>18.158</text:p>
          </table:table-cell>
          <table:table-cell table:style-name="ce5" table:formula="of:=[.$A10]/[.L$2]" office:value-type="float" office:value="14.5263157894737" calcext:value-type="float">
            <text:p>14.526</text:p>
          </table:table-cell>
          <table:table-cell table:style-name="ce72" table:formula="of:=[.$A10]/[.M$2]" office:value-type="float" office:value="11.5966386554622" calcext:value-type="float">
            <text:p>11.597</text:p>
          </table:table-cell>
          <table:table-cell table:style-name="ce5" table:formula="of:=[.$A10]/[.N$2]" office:value-type="float" office:value="8.67924528301887" calcext:value-type="float">
            <text:p>8.679</text:p>
          </table:table-cell>
          <table:table-cell table:style-name="ce5" table:formula="of:=[.$A10]/[.O$2]" office:value-type="float" office:value="10" calcext:value-type="float">
            <text:p>10.000</text:p>
          </table:table-cell>
          <table:table-cell table:style-name="ce5" table:formula="of:=[.$A10]/[.P$2]" office:value-type="float" office:value="8.02325581395349" calcext:value-type="float">
            <text:p>8.023</text:p>
          </table:table-cell>
          <table:table-cell table:style-name="ce5" table:formula="of:=[.$A10]/[.Q$2]" office:value-type="float" office:value="6.41860465116279" calcext:value-type="float">
            <text:p>6.419</text:p>
          </table:table-cell>
          <table:table-cell table:style-name="ce5" table:formula="of:=[.$A10]/[.R$2]" office:value-type="float" office:value="4.80836236933798" calcext:value-type="float">
            <text:p>4.808</text:p>
          </table:table-cell>
          <table:table-cell table:style-name="ce13" table:formula="of:=[.S9]+1" office:value-type="float" office:value="57" calcext:value-type="float">
            <text:p>57</text:p>
          </table:table-cell>
          <table:table-cell table:style-name="ce60" office:value-type="float" office:value="138" calcext:value-type="float">
            <text:p>138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3" table:formula="of:=[.AG9]+1" office:value-type="float" office:value="57" calcext:value-type="float">
            <text:p>5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13" table:formula="of:=[.B10]+1" office:value-type="float" office:value="58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1]/[.K$2]" office:value-type="float" office:value="19.0789473684211" calcext:value-type="float">
            <text:p>19.079</text:p>
          </table:table-cell>
          <table:table-cell table:style-name="ce5" table:formula="of:=[.$A11]/[.L$2]" office:value-type="float" office:value="15.2631578947368" calcext:value-type="float">
            <text:p>15.263</text:p>
          </table:table-cell>
          <table:table-cell table:style-name="ce72" table:formula="of:=[.$A11]/[.M$2]" office:value-type="float" office:value="12.1848739495798" calcext:value-type="float">
            <text:p>12.185</text:p>
          </table:table-cell>
          <table:table-cell table:style-name="ce5" table:formula="of:=[.$A11]/[.N$2]" office:value-type="float" office:value="9.11949685534591" calcext:value-type="float">
            <text:p>9.119</text:p>
          </table:table-cell>
          <table:table-cell table:style-name="ce5" table:formula="of:=[.$A11]/[.O$2]" office:value-type="float" office:value="10.5072463768116" calcext:value-type="float">
            <text:p>10.507</text:p>
          </table:table-cell>
          <table:table-cell table:style-name="ce5" table:formula="of:=[.$A11]/[.P$2]" office:value-type="float" office:value="8.43023255813954" calcext:value-type="float">
            <text:p>8.430</text:p>
          </table:table-cell>
          <table:table-cell table:style-name="ce5" table:formula="of:=[.$A11]/[.Q$2]" office:value-type="float" office:value="6.74418604651163" calcext:value-type="float">
            <text:p>6.744</text:p>
          </table:table-cell>
          <table:table-cell table:style-name="ce5" table:formula="of:=[.$A11]/[.R$2]" office:value-type="float" office:value="5.05226480836237" calcext:value-type="float">
            <text:p>5.052</text:p>
          </table:table-cell>
          <table:table-cell table:style-name="ce13" table:formula="of:=[.S10]+1" office:value-type="float" office:value="58" calcext:value-type="float">
            <text:p>58</text:p>
          </table:table-cell>
          <table:table-cell table:style-name="ce60" office:value-type="float" office:value="145" calcext:value-type="float">
            <text:p>145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3" table:formula="of:=[.AG10]+1" office:value-type="float" office:value="58" calcext:value-type="float">
            <text:p>5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13" table:formula="of:=[.B11]+1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2]/[.K$2]" office:value-type="float" office:value="20" calcext:value-type="float">
            <text:p>20.000</text:p>
          </table:table-cell>
          <table:table-cell table:style-name="ce5" table:formula="of:=[.$A12]/[.L$2]" office:value-type="float" office:value="16" calcext:value-type="float">
            <text:p>16.000</text:p>
          </table:table-cell>
          <table:table-cell table:style-name="ce72" table:formula="of:=[.$A12]/[.M$2]" office:value-type="float" office:value="12.7731092436975" calcext:value-type="float">
            <text:p>12.773</text:p>
          </table:table-cell>
          <table:table-cell table:style-name="ce5" table:formula="of:=[.$A12]/[.N$2]" office:value-type="float" office:value="9.55974842767296" calcext:value-type="float">
            <text:p>9.560</text:p>
          </table:table-cell>
          <table:table-cell table:style-name="ce5" table:formula="of:=[.$A12]/[.O$2]" office:value-type="float" office:value="11.0144927536232" calcext:value-type="float">
            <text:p>11.014</text:p>
          </table:table-cell>
          <table:table-cell table:style-name="ce5" table:formula="of:=[.$A12]/[.P$2]" office:value-type="float" office:value="8.83720930232558" calcext:value-type="float">
            <text:p>8.837</text:p>
          </table:table-cell>
          <table:table-cell table:style-name="ce5" table:formula="of:=[.$A12]/[.Q$2]" office:value-type="float" office:value="7.06976744186047" calcext:value-type="float">
            <text:p>7.070</text:p>
          </table:table-cell>
          <table:table-cell table:style-name="ce5" table:formula="of:=[.$A12]/[.R$2]" office:value-type="float" office:value="5.29616724738676" calcext:value-type="float">
            <text:p>5.296</text:p>
          </table:table-cell>
          <table:table-cell table:style-name="ce13" table:formula="of:=[.S11]+1" office:value-type="float" office:value="59" calcext:value-type="float">
            <text:p>59</text:p>
          </table:table-cell>
          <table:table-cell table:style-name="ce60" office:value-type="float" office:value="152" calcext:value-type="float">
            <text:p>152</text:p>
          </table:table-cell>
          <table:table-cell table:style-name="ce78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13" table:formula="of:=[.AG11]+1" office:value-type="float" office:value="59" calcext:value-type="float">
            <text:p>5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14" table:formula="of:=[.B12]+1" office:value-type="float" office:value="60" calcext:value-type="float">
            <text:p>60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3]/[.K$2]" office:value-type="float" office:value="20.7894736842105" calcext:value-type="float">
            <text:p>20.789</text:p>
          </table:table-cell>
          <table:table-cell table:style-name="ce5" table:formula="of:=[.$A13]/[.L$2]" office:value-type="float" office:value="16.6315789473684" calcext:value-type="float">
            <text:p>16.632</text:p>
          </table:table-cell>
          <table:table-cell table:style-name="ce72" table:formula="of:=[.$A13]/[.M$2]" office:value-type="float" office:value="13.2773109243698" calcext:value-type="float">
            <text:p>13.277</text:p>
          </table:table-cell>
          <table:table-cell table:style-name="ce5" table:formula="of:=[.$A13]/[.N$2]" office:value-type="float" office:value="9.93710691823899" calcext:value-type="float">
            <text:p>9.937</text:p>
          </table:table-cell>
          <table:table-cell table:style-name="ce5" table:formula="of:=[.$A13]/[.O$2]" office:value-type="float" office:value="11.4492753623188" calcext:value-type="float">
            <text:p>11.449</text:p>
          </table:table-cell>
          <table:table-cell table:style-name="ce5" table:formula="of:=[.$A13]/[.P$2]" office:value-type="float" office:value="9.18604651162791" calcext:value-type="float">
            <text:p>9.186</text:p>
          </table:table-cell>
          <table:table-cell table:style-name="ce5" table:formula="of:=[.$A13]/[.Q$2]" office:value-type="float" office:value="7.34883720930233" calcext:value-type="float">
            <text:p>7.349</text:p>
          </table:table-cell>
          <table:table-cell table:style-name="ce5" table:formula="of:=[.$A13]/[.R$2]" office:value-type="float" office:value="5.50522648083624" calcext:value-type="float">
            <text:p>5.505</text:p>
          </table:table-cell>
          <table:table-cell table:style-name="ce14" table:formula="of:=[.S12]+1" office:value-type="float" office:value="60" calcext:value-type="float">
            <text:p>60</text:p>
          </table:table-cell>
          <table:table-cell table:style-name="ce60" office:value-type="float" office:value="158" calcext:value-type="float">
            <text:p>158</text:p>
          </table:table-cell>
          <table:table-cell table:number-columns-repeated="2"/>
          <table:table-cell table:style-name="ce1"/>
          <table:table-cell table:number-columns-repeated="6"/>
          <table:table-cell table:style-name="ce86"/>
          <table:table-cell table:style-name="ce2"/>
          <table:table-cell table:style-name="ce87"/>
          <table:table-cell table:style-name="ce14" table:formula="of:=[.AG12]+1" office:value-type="float" office:value="60" calcext:value-type="float">
            <text:p>6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13" table:formula="of:=[.B13]+1" office:value-type="float" office:value="61" calcext:value-type="float">
            <text:p>6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4]/[.K$2]" office:value-type="float" office:value="21.7105263157895" calcext:value-type="float">
            <text:p>21.711</text:p>
          </table:table-cell>
          <table:table-cell table:style-name="ce5" table:formula="of:=[.$A14]/[.L$2]" office:value-type="float" office:value="17.3684210526316" calcext:value-type="float">
            <text:p>17.368</text:p>
          </table:table-cell>
          <table:table-cell table:style-name="ce72" table:formula="of:=[.$A14]/[.M$2]" office:value-type="float" office:value="13.8655462184874" calcext:value-type="float">
            <text:p>13.866</text:p>
          </table:table-cell>
          <table:table-cell table:style-name="ce5" table:formula="of:=[.$A14]/[.N$2]" office:value-type="float" office:value="10.377358490566" calcext:value-type="float">
            <text:p>10.377</text:p>
          </table:table-cell>
          <table:table-cell table:style-name="ce5" table:formula="of:=[.$A14]/[.O$2]" office:value-type="float" office:value="11.9565217391304" calcext:value-type="float">
            <text:p>11.957</text:p>
          </table:table-cell>
          <table:table-cell table:style-name="ce5" table:formula="of:=[.$A14]/[.P$2]" office:value-type="float" office:value="9.59302325581395" calcext:value-type="float">
            <text:p>9.593</text:p>
          </table:table-cell>
          <table:table-cell table:style-name="ce5" table:formula="of:=[.$A14]/[.Q$2]" office:value-type="float" office:value="7.67441860465116" calcext:value-type="float">
            <text:p>7.674</text:p>
          </table:table-cell>
          <table:table-cell table:style-name="ce5" table:formula="of:=[.$A14]/[.R$2]" office:value-type="float" office:value="5.74912891986063" calcext:value-type="float">
            <text:p>5.749</text:p>
          </table:table-cell>
          <table:table-cell table:style-name="ce13" table:formula="of:=[.S13]+1" office:value-type="float" office:value="61" calcext:value-type="float">
            <text:p>61</text:p>
          </table:table-cell>
          <table:table-cell table:style-name="ce60" office:value-type="float" office:value="165" calcext:value-type="float">
            <text:p>165</text:p>
          </table:table-cell>
          <table:table-cell table:style-name="ce23" table:formula="of:=ROUND([.W14]/[.X$2]*[.V$2])" office:value-type="float" office:value="86" calcext:value-type="float">
            <text:p>86</text:p>
          </table:table-cell>
          <table:table-cell table:style-name="ce39" table:formula="of:=[.$T14]/[.U14]" office:value-type="float" office:value="1.91860465116279" calcext:value-type="float">
            <text:p>1.919</text:p>
          </table:table-cell>
          <table:table-cell table:style-name="ce23" table:formula="of:=ROUND([.Y14]/[.Z$2]*[.X$2])" office:value-type="float" office:value="107" calcext:value-type="float">
            <text:p>107</text:p>
          </table:table-cell>
          <table:table-cell table:style-name="ce39" table:formula="of:=[.$T14]/[.W14]" office:value-type="float" office:value="1.54205607476636" calcext:value-type="float">
            <text:p>1.542</text:p>
          </table:table-cell>
          <table:table-cell table:style-name="ce23" table:formula="of:=ROUND([.AA14]/[.AB$2]*[.Z$2])" office:value-type="float" office:value="128" calcext:value-type="float">
            <text:p>128</text:p>
          </table:table-cell>
          <table:table-cell table:style-name="ce39" table:formula="of:=[.$T14]/[.Y14]" office:value-type="float" office:value="1.2890625" calcext:value-type="float">
            <text:p>1.289</text:p>
          </table:table-cell>
          <table:table-cell table:style-name="ce3" office:value-type="float" office:value="170" calcext:value-type="float">
            <text:p>170</text:p>
          </table:table-cell>
          <table:table-cell table:style-name="ce25" table:formula="of:=[.$T14]/[.AA14]" office:value-type="float" office:value="0.970588235294118" calcext:value-type="float">
            <text:p>0.971</text:p>
          </table:table-cell>
          <table:table-cell table:style-name="ce23" table:formula="of:=ROUND([.AA14]/[.AB$2]*[.AD$2])" office:value-type="float" office:value="213" calcext:value-type="float">
            <text:p>213</text:p>
          </table:table-cell>
          <table:table-cell table:style-name="ce39" table:formula="of:=[.$T14]/[.AC14]" office:value-type="float" office:value="0.774647887323944" calcext:value-type="float">
            <text:p>0.775</text:p>
          </table:table-cell>
          <table:table-cell table:style-name="ce23" table:formula="of:=ROUND([.AC14]/[.AD$2]*[.AF$2])" office:value-type="float" office:value="320" calcext:value-type="float">
            <text:p>320</text:p>
          </table:table-cell>
          <table:table-cell table:style-name="ce39" table:formula="of:=[.$T14]/[.AE14]" office:value-type="float" office:value="0.515625" calcext:value-type="float">
            <text:p>0.516</text:p>
          </table:table-cell>
          <table:table-cell table:style-name="ce13" table:formula="of:=[.AG13]+1" office:value-type="float" office:value="61" calcext:value-type="float">
            <text:p>6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13" table:formula="of:=[.B14]+1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5]/[.K$2]" office:value-type="float" office:value="22.6315789473684" calcext:value-type="float">
            <text:p>22.632</text:p>
          </table:table-cell>
          <table:table-cell table:style-name="ce5" table:formula="of:=[.$A15]/[.L$2]" office:value-type="float" office:value="18.1052631578947" calcext:value-type="float">
            <text:p>18.105</text:p>
          </table:table-cell>
          <table:table-cell table:style-name="ce72" table:formula="of:=[.$A15]/[.M$2]" office:value-type="float" office:value="14.453781512605" calcext:value-type="float">
            <text:p>14.454</text:p>
          </table:table-cell>
          <table:table-cell table:style-name="ce5" table:formula="of:=[.$A15]/[.N$2]" office:value-type="float" office:value="10.8176100628931" calcext:value-type="float">
            <text:p>10.818</text:p>
          </table:table-cell>
          <table:table-cell table:style-name="ce5" table:formula="of:=[.$A15]/[.O$2]" office:value-type="float" office:value="12.463768115942" calcext:value-type="float">
            <text:p>12.464</text:p>
          </table:table-cell>
          <table:table-cell table:style-name="ce5" table:formula="of:=[.$A15]/[.P$2]" office:value-type="float" office:value="10" calcext:value-type="float">
            <text:p>10.000</text:p>
          </table:table-cell>
          <table:table-cell table:style-name="ce5" table:formula="of:=[.$A15]/[.Q$2]" office:value-type="float" office:value="8" calcext:value-type="float">
            <text:p>8.000</text:p>
          </table:table-cell>
          <table:table-cell table:style-name="ce5" table:formula="of:=[.$A15]/[.R$2]" office:value-type="float" office:value="5.99303135888502" calcext:value-type="float">
            <text:p>5.993</text:p>
          </table:table-cell>
          <table:table-cell table:style-name="ce13" table:formula="of:=[.S14]+1" office:value-type="float" office:value="62" calcext:value-type="float">
            <text:p>62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table:number-columns-repeated="2"/>
          <table:table-cell table:style-name="ce1"/>
          <table:table-cell table:number-columns-repeated="6"/>
          <table:table-cell table:style-name="ce86"/>
          <table:table-cell table:style-name="ce2"/>
          <table:table-cell table:style-name="ce87"/>
          <table:table-cell table:style-name="ce13" table:formula="of:=[.AG14]+1" office:value-type="float" office:value="62" calcext:value-type="float">
            <text:p>6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13" table:formula="of:=[.B15]+1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5" table:formula="of:=[.$A16]/[.K$2]" office:value-type="float" office:value="23.5526315789474" calcext:value-type="float">
            <text:p>23.553</text:p>
          </table:table-cell>
          <table:table-cell table:style-name="ce5" table:formula="of:=[.$A16]/[.L$2]" office:value-type="float" office:value="18.8421052631579" calcext:value-type="float">
            <text:p>18.842</text:p>
          </table:table-cell>
          <table:table-cell table:style-name="ce72" table:formula="of:=[.$A16]/[.M$2]" office:value-type="float" office:value="15.0420168067227" calcext:value-type="float">
            <text:p>15.042</text:p>
          </table:table-cell>
          <table:table-cell table:style-name="ce5" table:formula="of:=[.$A16]/[.N$2]" office:value-type="float" office:value="11.2578616352201" calcext:value-type="float">
            <text:p>11.258</text:p>
          </table:table-cell>
          <table:table-cell table:style-name="ce5" table:formula="of:=[.$A16]/[.O$2]" office:value-type="float" office:value="12.9710144927536" calcext:value-type="float">
            <text:p>12.971</text:p>
          </table:table-cell>
          <table:table-cell table:style-name="ce5" table:formula="of:=[.$A16]/[.P$2]" office:value-type="float" office:value="10.406976744186" calcext:value-type="float">
            <text:p>10.407</text:p>
          </table:table-cell>
          <table:table-cell table:style-name="ce5" table:formula="of:=[.$A16]/[.Q$2]" office:value-type="float" office:value="8.32558139534884" calcext:value-type="float">
            <text:p>8.326</text:p>
          </table:table-cell>
          <table:table-cell table:style-name="ce5" table:formula="of:=[.$A16]/[.R$2]" office:value-type="float" office:value="6.23693379790941" calcext:value-type="float">
            <text:p>6.237</text:p>
          </table:table-cell>
          <table:table-cell table:style-name="ce13" table:formula="of:=[.S15]+1" office:value-type="float" office:value="63" calcext:value-type="float">
            <text:p>63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table:number-columns-repeated="2"/>
          <table:table-cell table:style-name="ce1"/>
          <table:table-cell table:number-columns-repeated="6"/>
          <table:table-cell table:style-name="ce86"/>
          <table:table-cell table:style-name="ce2"/>
          <table:table-cell table:style-name="ce87"/>
          <table:table-cell table:style-name="ce13" table:formula="of:=[.AG15]+1" office:value-type="float" office:value="63" calcext:value-type="float">
            <text:p>6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13" table:formula="of:=[.B16]+1" office:value-type="float" office:value="64" calcext:value-type="float">
            <text:p>64</text:p>
          </table:table-cell>
          <table:table-cell table:style-name="ce23" table:formula="of:=ROUND([.E17]/[.F$2]*[.D$2])" office:value-type="float" office:value="88" calcext:value-type="float">
            <text:p>88</text:p>
          </table:table-cell>
          <table:table-cell table:style-name="ce33" table:formula="of:=[.$A17]/[.C17]" office:value-type="float" office:value="21.1363636363636" calcext:value-type="float">
            <text:p>21.136</text:p>
          </table:table-cell>
          <table:table-cell table:style-name="ce3" office:value-type="float" office:value="105" calcext:value-type="float">
            <text:p>105</text:p>
          </table:table-cell>
          <table:table-cell table:style-name="ce39" table:formula="of:=[.$A17]/[.E17]" office:value-type="float" office:value="17.7142857142857" calcext:value-type="float">
            <text:p>17.714</text:p>
          </table:table-cell>
          <table:table-cell table:style-name="ce23" table:formula="of:=ROUND([.E17]/[.F$2]*[.H$2])" office:value-type="float" office:value="131" calcext:value-type="float">
            <text:p>131</text:p>
          </table:table-cell>
          <table:table-cell table:style-name="ce39" table:formula="of:=[.$A17]/[.G17]" office:value-type="float" office:value="14.1984732824427" calcext:value-type="float">
            <text:p>14.198</text:p>
          </table:table-cell>
          <table:table-cell table:style-name="ce23" table:formula="of:=ROUND([.G17]/[.H$2]*[.J$2])" office:value-type="float" office:value="175" calcext:value-type="float">
            <text:p>175</text:p>
          </table:table-cell>
          <table:table-cell table:style-name="ce39" table:formula="of:=[.$A17]/[.I17]" office:value-type="float" office:value="10.6285714285714" calcext:value-type="float">
            <text:p>10.629</text:p>
          </table:table-cell>
          <table:table-cell table:style-name="ce5" table:formula="of:=[.$A17]/[.K$2]" office:value-type="float" office:value="24.4736842105263" calcext:value-type="float">
            <text:p>24.474</text:p>
          </table:table-cell>
          <table:table-cell table:style-name="ce5" table:formula="of:=[.$A17]/[.L$2]" office:value-type="float" office:value="19.5789473684211" calcext:value-type="float">
            <text:p>19.579</text:p>
          </table:table-cell>
          <table:table-cell table:style-name="ce72" table:formula="of:=[.$A17]/[.M$2]" office:value-type="float" office:value="15.6302521008403" calcext:value-type="float">
            <text:p>15.630</text:p>
          </table:table-cell>
          <table:table-cell table:style-name="ce5" table:formula="of:=[.$A17]/[.N$2]" office:value-type="float" office:value="11.6981132075472" calcext:value-type="float">
            <text:p>11.698</text:p>
          </table:table-cell>
          <table:table-cell table:style-name="ce5" table:formula="of:=[.$A17]/[.O$2]" office:value-type="float" office:value="13.4782608695652" calcext:value-type="float">
            <text:p>13.478</text:p>
          </table:table-cell>
          <table:table-cell table:style-name="ce5" table:formula="of:=[.$A17]/[.P$2]" office:value-type="float" office:value="10.8139534883721" calcext:value-type="float">
            <text:p>10.814</text:p>
          </table:table-cell>
          <table:table-cell table:style-name="ce5" table:formula="of:=[.$A17]/[.Q$2]" office:value-type="float" office:value="8.65116279069767" calcext:value-type="float">
            <text:p>8.651</text:p>
          </table:table-cell>
          <table:table-cell table:style-name="ce5" table:formula="of:=[.$A17]/[.R$2]" office:value-type="float" office:value="6.4808362369338" calcext:value-type="float">
            <text:p>6.481</text:p>
          </table:table-cell>
          <table:table-cell table:style-name="ce13" table:formula="of:=[.S16]+1" office:value-type="float" office:value="64" calcext:value-type="float">
            <text:p>64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3" table:formula="of:=[.AG16]+1" office:value-type="float" office:value="64" calcext:value-type="float">
            <text:p>6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14" table:formula="of:=[.B17]+1" office:value-type="float" office:value="65" calcext:value-type="float">
            <text:p>65</text:p>
          </table:table-cell>
          <table:table-cell table:style-name="ce23" table:formula="of:=ROUND([.E18]/[.F$2]*[.D$2])" office:value-type="float" office:value="88" calcext:value-type="float">
            <text:p>88</text:p>
          </table:table-cell>
          <table:table-cell table:style-name="ce33" table:formula="of:=[.$A18]/[.C18]" office:value-type="float" office:value="21.9318181818182" calcext:value-type="float">
            <text:p>21.932</text:p>
          </table:table-cell>
          <table:table-cell table:style-name="ce3" office:value-type="float" office:value="106" calcext:value-type="float">
            <text:p>106</text:p>
          </table:table-cell>
          <table:table-cell table:style-name="ce39" table:formula="of:=[.$A18]/[.E18]" office:value-type="float" office:value="18.2075471698113" calcext:value-type="float">
            <text:p>18.208</text:p>
          </table:table-cell>
          <table:table-cell table:style-name="ce23" table:formula="of:=ROUND([.E18]/[.F$2]*[.H$2])" office:value-type="float" office:value="133" calcext:value-type="float">
            <text:p>133</text:p>
          </table:table-cell>
          <table:table-cell table:style-name="ce39" table:formula="of:=[.$A18]/[.G18]" office:value-type="float" office:value="14.5112781954887" calcext:value-type="float">
            <text:p>14.511</text:p>
          </table:table-cell>
          <table:table-cell table:style-name="ce23" table:formula="of:=ROUND([.G18]/[.H$2]*[.J$2])" office:value-type="float" office:value="177" calcext:value-type="float">
            <text:p>177</text:p>
          </table:table-cell>
          <table:table-cell table:style-name="ce39" table:formula="of:=[.$A18]/[.I18]" office:value-type="float" office:value="10.9039548022599" calcext:value-type="float">
            <text:p>10.904</text:p>
          </table:table-cell>
          <table:table-cell table:style-name="ce5" table:formula="of:=[.$A18]/[.K$2]" office:value-type="float" office:value="25.3947368421053" calcext:value-type="float">
            <text:p>25.395</text:p>
          </table:table-cell>
          <table:table-cell table:style-name="ce5" table:formula="of:=[.$A18]/[.L$2]" office:value-type="float" office:value="20.3157894736842" calcext:value-type="float">
            <text:p>20.316</text:p>
          </table:table-cell>
          <table:table-cell table:style-name="ce37" table:formula="of:=[.$A18]/[.M$2]" office:value-type="float" office:value="16.218487394958" calcext:value-type="float">
            <text:p>16.218</text:p>
          </table:table-cell>
          <table:table-cell table:style-name="ce5" table:formula="of:=[.$A18]/[.N$2]" office:value-type="float" office:value="12.1383647798742" calcext:value-type="float">
            <text:p>12.138</text:p>
          </table:table-cell>
          <table:table-cell table:style-name="ce5" table:formula="of:=[.$A18]/[.O$2]" office:value-type="float" office:value="13.9855072463768" calcext:value-type="float">
            <text:p>13.986</text:p>
          </table:table-cell>
          <table:table-cell table:style-name="ce5" table:formula="of:=[.$A18]/[.P$2]" office:value-type="float" office:value="11.2209302325581" calcext:value-type="float">
            <text:p>11.221</text:p>
          </table:table-cell>
          <table:table-cell table:style-name="ce5" table:formula="of:=[.$A18]/[.Q$2]" office:value-type="float" office:value="8.97674418604651" calcext:value-type="float">
            <text:p>8.977</text:p>
          </table:table-cell>
          <table:table-cell table:style-name="ce5" table:formula="of:=[.$A18]/[.R$2]" office:value-type="float" office:value="6.72473867595819" calcext:value-type="float">
            <text:p>6.725</text:p>
          </table:table-cell>
          <table:table-cell table:style-name="ce14" table:formula="of:=[.S17]+1" office:value-type="float" office:value="65" calcext:value-type="float">
            <text:p>65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4" table:formula="of:=[.AG17]+1" office:value-type="float" office:value="65" calcext:value-type="float">
            <text:p>6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13" table:formula="of:=[.B18]+1" office:value-type="float" office:value="66" calcext:value-type="float">
            <text:p>66</text:p>
          </table:table-cell>
          <table:table-cell table:style-name="ce23" table:formula="of:=ROUND([.E19]/[.F$2]*[.D$2])" office:value-type="float" office:value="89" calcext:value-type="float">
            <text:p>89</text:p>
          </table:table-cell>
          <table:table-cell table:style-name="ce33" table:formula="of:=[.$A19]/[.C19]" office:value-type="float" office:value="22.3595505617978" calcext:value-type="float">
            <text:p>22.360</text:p>
          </table:table-cell>
          <table:table-cell table:style-name="ce3" office:value-type="float" office:value="107" calcext:value-type="float">
            <text:p>107</text:p>
          </table:table-cell>
          <table:table-cell table:style-name="ce39" table:formula="of:=[.$A19]/[.E19]" office:value-type="float" office:value="18.5981308411215" calcext:value-type="float">
            <text:p>18.598</text:p>
          </table:table-cell>
          <table:table-cell table:style-name="ce23" table:formula="of:=ROUND([.E19]/[.F$2]*[.H$2])" office:value-type="float" office:value="134" calcext:value-type="float">
            <text:p>134</text:p>
          </table:table-cell>
          <table:table-cell table:style-name="ce39" table:formula="of:=[.$A19]/[.G19]" office:value-type="float" office:value="14.8507462686567" calcext:value-type="float">
            <text:p>14.851</text:p>
          </table:table-cell>
          <table:table-cell table:style-name="ce23" table:formula="of:=ROUND([.G19]/[.H$2]*[.J$2])" office:value-type="float" office:value="179" calcext:value-type="float">
            <text:p>179</text:p>
          </table:table-cell>
          <table:table-cell table:style-name="ce39" table:formula="of:=[.$A19]/[.I19]" office:value-type="float" office:value="11.1173184357542" calcext:value-type="float">
            <text:p>11.117</text:p>
          </table:table-cell>
          <table:table-cell table:style-name="ce5" table:formula="of:=[.$A19]/[.K$2]" office:value-type="float" office:value="26.1842105263158" calcext:value-type="float">
            <text:p>26.184</text:p>
          </table:table-cell>
          <table:table-cell table:style-name="ce37" table:formula="of:=[.$A19]/[.L$2]" office:value-type="float" office:value="20.9473684210526" calcext:value-type="float">
            <text:p>20.947</text:p>
          </table:table-cell>
          <table:table-cell table:style-name="ce37" table:formula="of:=[.$A19]/[.M$2]" office:value-type="float" office:value="16.7226890756303" calcext:value-type="float">
            <text:p>16.723</text:p>
          </table:table-cell>
          <table:table-cell table:style-name="ce5" table:formula="of:=[.$A19]/[.N$2]" office:value-type="float" office:value="12.5157232704403" calcext:value-type="float">
            <text:p>12.516</text:p>
          </table:table-cell>
          <table:table-cell table:style-name="ce5" table:formula="of:=[.$A19]/[.O$2]" office:value-type="float" office:value="14.4202898550725" calcext:value-type="float">
            <text:p>14.420</text:p>
          </table:table-cell>
          <table:table-cell table:style-name="ce5" table:formula="of:=[.$A19]/[.P$2]" office:value-type="float" office:value="11.5697674418605" calcext:value-type="float">
            <text:p>11.570</text:p>
          </table:table-cell>
          <table:table-cell table:style-name="ce5" table:formula="of:=[.$A19]/[.Q$2]" office:value-type="float" office:value="9.25581395348837" calcext:value-type="float">
            <text:p>9.256</text:p>
          </table:table-cell>
          <table:table-cell table:style-name="ce5" table:formula="of:=[.$A19]/[.R$2]" office:value-type="float" office:value="6.93379790940767" calcext:value-type="float">
            <text:p>6.934</text:p>
          </table:table-cell>
          <table:table-cell table:style-name="ce13" table:formula="of:=[.S18]+1" office:value-type="float" office:value="66" calcext:value-type="float">
            <text:p>66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3" table:formula="of:=[.AG18]+1" office:value-type="float" office:value="66" calcext:value-type="float">
            <text:p>6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13" table:formula="of:=[.B19]+1" office:value-type="float" office:value="67" calcext:value-type="float">
            <text:p>67</text:p>
          </table:table-cell>
          <table:table-cell table:style-name="ce23" table:formula="of:=ROUND([.E20]/[.F$2]*[.D$2])" office:value-type="float" office:value="90" calcext:value-type="float">
            <text:p>90</text:p>
          </table:table-cell>
          <table:table-cell table:style-name="ce33" table:formula="of:=[.$A20]/[.C20]" office:value-type="float" office:value="22.8888888888889" calcext:value-type="float">
            <text:p>22.889</text:p>
          </table:table-cell>
          <table:table-cell table:style-name="ce3" office:value-type="float" office:value="108" calcext:value-type="float">
            <text:p>108</text:p>
          </table:table-cell>
          <table:table-cell table:style-name="ce39" table:formula="of:=[.$A20]/[.E20]" office:value-type="float" office:value="19.0740740740741" calcext:value-type="float">
            <text:p>19.074</text:p>
          </table:table-cell>
          <table:table-cell table:style-name="ce3" office:value-type="float" office:value="135" calcext:value-type="float">
            <text:p>135</text:p>
          </table:table-cell>
          <table:table-cell table:style-name="ce39" table:formula="of:=[.$A20]/[.G20]" office:value-type="float" office:value="15.2592592592593" calcext:value-type="float">
            <text:p>15.259</text:p>
          </table:table-cell>
          <table:table-cell table:style-name="ce23" table:formula="of:=ROUND([.G20]/[.H$2]*[.J$2])" office:value-type="float" office:value="180" calcext:value-type="float">
            <text:p>180</text:p>
          </table:table-cell>
          <table:table-cell table:style-name="ce39" table:formula="of:=[.$A20]/[.I20]" office:value-type="float" office:value="11.4444444444444" calcext:value-type="float">
            <text:p>11.444</text:p>
          </table:table-cell>
          <table:table-cell table:style-name="ce5" table:formula="of:=[.$A20]/[.K$2]" office:value-type="float" office:value="27.1052631578947" calcext:value-type="float">
            <text:p>27.105</text:p>
          </table:table-cell>
          <table:table-cell table:style-name="ce37" table:formula="of:=[.$A20]/[.L$2]" office:value-type="float" office:value="21.6842105263158" calcext:value-type="float">
            <text:p>21.684</text:p>
          </table:table-cell>
          <table:table-cell table:style-name="ce37" table:formula="of:=[.$A20]/[.M$2]" office:value-type="float" office:value="17.3109243697479" calcext:value-type="float">
            <text:p>17.311</text:p>
          </table:table-cell>
          <table:table-cell table:style-name="ce5" table:formula="of:=[.$A20]/[.N$2]" office:value-type="float" office:value="12.9559748427673" calcext:value-type="float">
            <text:p>12.956</text:p>
          </table:table-cell>
          <table:table-cell table:style-name="ce5" table:formula="of:=[.$A20]/[.O$2]" office:value-type="float" office:value="14.9275362318841" calcext:value-type="float">
            <text:p>14.928</text:p>
          </table:table-cell>
          <table:table-cell table:style-name="ce5" table:formula="of:=[.$A20]/[.P$2]" office:value-type="float" office:value="11.9767441860465" calcext:value-type="float">
            <text:p>11.977</text:p>
          </table:table-cell>
          <table:table-cell table:style-name="ce5" table:formula="of:=[.$A20]/[.Q$2]" office:value-type="float" office:value="9.58139534883721" calcext:value-type="float">
            <text:p>9.581</text:p>
          </table:table-cell>
          <table:table-cell table:style-name="ce5" table:formula="of:=[.$A20]/[.R$2]" office:value-type="float" office:value="7.17770034843206" calcext:value-type="float">
            <text:p>7.178</text:p>
          </table:table-cell>
          <table:table-cell table:style-name="ce13" table:formula="of:=[.S19]+1" office:value-type="float" office:value="67" calcext:value-type="float">
            <text:p>67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3" table:formula="of:=[.AG19]+1" office:value-type="float" office:value="67" calcext:value-type="float">
            <text:p>6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140" calcext:value-type="float">
            <text:p>2140</text:p>
          </table:table-cell>
          <table:table-cell table:style-name="ce13" table:formula="of:=[.B20]+1" office:value-type="float" office:value="68" calcext:value-type="float">
            <text:p>68</text:p>
          </table:table-cell>
          <table:table-cell table:style-name="ce23" table:formula="of:=ROUND([.E21]/[.F$2]*[.D$2])" office:value-type="float" office:value="90" calcext:value-type="float">
            <text:p>90</text:p>
          </table:table-cell>
          <table:table-cell table:style-name="ce33" table:formula="of:=[.$A21]/[.C21]" office:value-type="float" office:value="23.7777777777778" calcext:value-type="float">
            <text:p>23.778</text:p>
          </table:table-cell>
          <table:table-cell table:style-name="ce3" office:value-type="float" office:value="108" calcext:value-type="float">
            <text:p>108</text:p>
          </table:table-cell>
          <table:table-cell table:style-name="ce49" table:formula="of:=[.$A21]/[.E21]" office:value-type="float" office:value="19.8148148148148" calcext:value-type="float">
            <text:p>19.815</text:p>
          </table:table-cell>
          <table:table-cell table:style-name="ce3" office:value-type="float" office:value="136" calcext:value-type="float">
            <text:p>136</text:p>
          </table:table-cell>
          <table:table-cell table:style-name="ce39" table:formula="of:=[.$A21]/[.G21]" office:value-type="float" office:value="15.7352941176471" calcext:value-type="float">
            <text:p>15.735</text:p>
          </table:table-cell>
          <table:table-cell table:style-name="ce23" table:formula="of:=ROUND([.G21]/[.H$2]*[.J$2])" office:value-type="float" office:value="181" calcext:value-type="float">
            <text:p>181</text:p>
          </table:table-cell>
          <table:table-cell table:style-name="ce39" table:formula="of:=[.$A21]/[.I21]" office:value-type="float" office:value="11.8232044198895" calcext:value-type="float">
            <text:p>11.823</text:p>
          </table:table-cell>
          <table:table-cell table:style-name="ce5" table:formula="of:=[.$A21]/[.K$2]" office:value-type="float" office:value="28.1578947368421" calcext:value-type="float">
            <text:p>28.158</text:p>
          </table:table-cell>
          <table:table-cell table:style-name="ce25" table:formula="of:=[.$A21]/[.L$2]" office:value-type="float" office:value="22.5263157894737" calcext:value-type="float">
            <text:p>22.526</text:p>
          </table:table-cell>
          <table:table-cell table:style-name="ce37" table:formula="of:=[.$A21]/[.M$2]" office:value-type="float" office:value="17.9831932773109" calcext:value-type="float">
            <text:p>17.983</text:p>
          </table:table-cell>
          <table:table-cell table:style-name="ce5" table:formula="of:=[.$A21]/[.N$2]" office:value-type="float" office:value="13.4591194968553" calcext:value-type="float">
            <text:p>13.459</text:p>
          </table:table-cell>
          <table:table-cell table:style-name="ce5" table:formula="of:=[.$A21]/[.O$2]" office:value-type="float" office:value="15.5072463768116" calcext:value-type="float">
            <text:p>15.507</text:p>
          </table:table-cell>
          <table:table-cell table:style-name="ce5" table:formula="of:=[.$A21]/[.P$2]" office:value-type="float" office:value="12.4418604651163" calcext:value-type="float">
            <text:p>12.442</text:p>
          </table:table-cell>
          <table:table-cell table:style-name="ce5" table:formula="of:=[.$A21]/[.Q$2]" office:value-type="float" office:value="9.95348837209302" calcext:value-type="float">
            <text:p>9.953</text:p>
          </table:table-cell>
          <table:table-cell table:style-name="ce5" table:formula="of:=[.$A21]/[.R$2]" office:value-type="float" office:value="7.45644599303136" calcext:value-type="float">
            <text:p>7.456</text:p>
          </table:table-cell>
          <table:table-cell table:style-name="ce13" table:formula="of:=[.S20]+1" office:value-type="float" office:value="68" calcext:value-type="float">
            <text:p>68</text:p>
          </table:table-cell>
          <table:table-cell table:style-name="ce60" office:value-type="float" office:value="214" calcext:value-type="float">
            <text:p>214</text:p>
          </table:table-cell>
          <table:table-cell table:style-name="ce23" table:formula="of:=ROUND([.W21]/[.X$2]*[.V$2])" office:value-type="float" office:value="90" calcext:value-type="float">
            <text:p>90</text:p>
          </table:table-cell>
          <table:table-cell table:style-name="ce39" table:formula="of:=[.$T21]/[.U21]" office:value-type="float" office:value="2.37777777777778" calcext:value-type="float">
            <text:p>2.378</text:p>
          </table:table-cell>
          <table:table-cell table:style-name="ce23" table:formula="of:=ROUND([.Y21]/[.Z$2]*[.X$2])" office:value-type="float" office:value="113" calcext:value-type="float">
            <text:p>113</text:p>
          </table:table-cell>
          <table:table-cell table:style-name="ce39" table:formula="of:=[.$T21]/[.W21]" office:value-type="float" office:value="1.89380530973451" calcext:value-type="float">
            <text:p>1.894</text:p>
          </table:table-cell>
          <table:table-cell table:style-name="ce3" office:value-type="float" office:value="136" calcext:value-type="float">
            <text:p>136</text:p>
          </table:table-cell>
          <table:table-cell table:style-name="ce25" table:formula="of:=[.$T21]/[.Y21]" office:value-type="float" office:value="1.57352941176471" calcext:value-type="float">
            <text:p>1.574</text:p>
          </table:table-cell>
          <table:table-cell table:style-name="ce3" office:value-type="float" office:value="181" calcext:value-type="float">
            <text:p>181</text:p>
          </table:table-cell>
          <table:table-cell table:style-name="ce25" table:formula="of:=[.$T21]/[.AA21]" office:value-type="float" office:value="1.18232044198895" calcext:value-type="float">
            <text:p>1.182</text:p>
          </table:table-cell>
          <table:table-cell table:style-name="ce23" table:formula="of:=ROUND([.AA21]/[.AB$2]*[.AD$2])" office:value-type="float" office:value="226" calcext:value-type="float">
            <text:p>226</text:p>
          </table:table-cell>
          <table:table-cell table:style-name="ce39" table:formula="of:=[.$T21]/[.AC21]" office:value-type="float" office:value="0.946902654867257" calcext:value-type="float">
            <text:p>0.947</text:p>
          </table:table-cell>
          <table:table-cell table:style-name="ce23" table:formula="of:=ROUND([.AC21]/[.AD$2]*[.AF$2])" office:value-type="float" office:value="339" calcext:value-type="float">
            <text:p>339</text:p>
          </table:table-cell>
          <table:table-cell table:style-name="ce39" table:formula="of:=[.$T21]/[.AE21]" office:value-type="float" office:value="0.631268436578171" calcext:value-type="float">
            <text:p>0.631</text:p>
          </table:table-cell>
          <table:table-cell table:style-name="ce13" table:formula="of:=[.AG20]+1" office:value-type="float" office:value="68" calcext:value-type="float">
            <text:p>6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13" table:formula="of:=[.B21]+1" office:value-type="float" office:value="69" calcext:value-type="float">
            <text:p>69</text:p>
          </table:table-cell>
          <table:table-cell table:style-name="ce23" table:formula="of:=ROUND([.E22]/[.F$2]*[.D$2])" office:value-type="float" office:value="91" calcext:value-type="float">
            <text:p>91</text:p>
          </table:table-cell>
          <table:table-cell table:style-name="ce33" table:formula="of:=[.$A22]/[.C22]" office:value-type="float" office:value="24.1758241758242" calcext:value-type="float">
            <text:p>24.176</text:p>
          </table:table-cell>
          <table:table-cell table:style-name="ce3" office:value-type="float" office:value="109" calcext:value-type="float">
            <text:p>109</text:p>
          </table:table-cell>
          <table:table-cell table:style-name="ce49" table:formula="of:=[.$A22]/[.E22]" office:value-type="float" office:value="20.1834862385321" calcext:value-type="float">
            <text:p>20.183</text:p>
          </table:table-cell>
          <table:table-cell table:style-name="ce3" office:value-type="float" office:value="137" calcext:value-type="float">
            <text:p>137</text:p>
          </table:table-cell>
          <table:table-cell table:style-name="ce39" table:formula="of:=[.$A22]/[.G22]" office:value-type="float" office:value="16.0583941605839" calcext:value-type="float">
            <text:p>16.058</text:p>
          </table:table-cell>
          <table:table-cell table:style-name="ce23" table:formula="of:=ROUND([.G22]/[.H$2]*[.J$2])" office:value-type="float" office:value="183" calcext:value-type="float">
            <text:p>183</text:p>
          </table:table-cell>
          <table:table-cell table:style-name="ce39" table:formula="of:=[.$A22]/[.I22]" office:value-type="float" office:value="12.0218579234973" calcext:value-type="float">
            <text:p>12.022</text:p>
          </table:table-cell>
          <table:table-cell table:style-name="ce5" table:formula="of:=[.$A22]/[.K$2]" office:value-type="float" office:value="28.9473684210526" calcext:value-type="float">
            <text:p>28.947</text:p>
          </table:table-cell>
          <table:table-cell table:style-name="ce8" table:formula="of:=[.$A22]/[.L$2]" office:value-type="float" office:value="23.1578947368421" calcext:value-type="float">
            <text:p>23.158</text:p>
          </table:table-cell>
          <table:table-cell table:style-name="ce37" table:formula="of:=[.$A22]/[.M$2]" office:value-type="float" office:value="18.4873949579832" calcext:value-type="float">
            <text:p>18.487</text:p>
          </table:table-cell>
          <table:table-cell table:style-name="ce5" table:formula="of:=[.$A22]/[.N$2]" office:value-type="float" office:value="13.8364779874214" calcext:value-type="float">
            <text:p>13.836</text:p>
          </table:table-cell>
          <table:table-cell table:style-name="ce5" table:formula="of:=[.$A22]/[.O$2]" office:value-type="float" office:value="15.9420289855072" calcext:value-type="float">
            <text:p>15.942</text:p>
          </table:table-cell>
          <table:table-cell table:style-name="ce5" table:formula="of:=[.$A22]/[.P$2]" office:value-type="float" office:value="12.7906976744186" calcext:value-type="float">
            <text:p>12.791</text:p>
          </table:table-cell>
          <table:table-cell table:style-name="ce5" table:formula="of:=[.$A22]/[.Q$2]" office:value-type="float" office:value="10.2325581395349" calcext:value-type="float">
            <text:p>10.233</text:p>
          </table:table-cell>
          <table:table-cell table:style-name="ce5" table:formula="of:=[.$A22]/[.R$2]" office:value-type="float" office:value="7.66550522648084" calcext:value-type="float">
            <text:p>7.666</text:p>
          </table:table-cell>
          <table:table-cell table:style-name="ce13" table:formula="of:=[.S21]+1" office:value-type="float" office:value="69" calcext:value-type="float">
            <text:p>6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3" table:formula="of:=[.AG21]+1" office:value-type="float" office:value="69" calcext:value-type="float">
            <text:p>6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70" calcext:value-type="float">
            <text:p>2270</text:p>
          </table:table-cell>
          <table:table-cell table:style-name="ce14" table:formula="of:=[.B22]+1" office:value-type="float" office:value="70" calcext:value-type="float">
            <text:p>70</text:p>
          </table:table-cell>
          <table:table-cell table:style-name="ce23" table:formula="of:=ROUND([.E23]/[.F$2]*[.D$2])" office:value-type="float" office:value="92" calcext:value-type="float">
            <text:p>92</text:p>
          </table:table-cell>
          <table:table-cell table:style-name="ce33" table:formula="of:=[.$A23]/[.C23]" office:value-type="float" office:value="24.6739130434783" calcext:value-type="float">
            <text:p>24.674</text:p>
          </table:table-cell>
          <table:table-cell table:style-name="ce30" table:formula="of:=ROUND([.G23]/[.H$2]*[.F$2])" office:value-type="float" office:value="110" calcext:value-type="float">
            <text:p>110</text:p>
          </table:table-cell>
          <table:table-cell table:style-name="ce49" table:formula="of:=[.$A23]/[.E23]" office:value-type="float" office:value="20.6363636363636" calcext:value-type="float">
            <text:p>20.636</text:p>
          </table:table-cell>
          <table:table-cell table:style-name="ce3" office:value-type="float" office:value="138" calcext:value-type="float">
            <text:p>138</text:p>
          </table:table-cell>
          <table:table-cell table:style-name="ce39" table:formula="of:=[.$A23]/[.G23]" office:value-type="float" office:value="16.4492753623188" calcext:value-type="float">
            <text:p>16.449</text:p>
          </table:table-cell>
          <table:table-cell table:style-name="ce23" table:formula="of:=ROUND([.G23]/[.H$2]*[.J$2])" office:value-type="float" office:value="184" calcext:value-type="float">
            <text:p>184</text:p>
          </table:table-cell>
          <table:table-cell table:style-name="ce39" table:formula="of:=[.$A23]/[.I23]" office:value-type="float" office:value="12.3369565217391" calcext:value-type="float">
            <text:p>12.337</text:p>
          </table:table-cell>
          <table:table-cell table:style-name="ce5" table:formula="of:=[.$A23]/[.K$2]" office:value-type="float" office:value="29.8684210526316" calcext:value-type="float">
            <text:p>29.868</text:p>
          </table:table-cell>
          <table:table-cell table:style-name="ce8" table:formula="of:=[.$A23]/[.L$2]" office:value-type="float" office:value="23.8947368421053" calcext:value-type="float">
            <text:p>23.895</text:p>
          </table:table-cell>
          <table:table-cell table:style-name="ce6" table:formula="of:=[.$A23]/[.M$2]" office:value-type="float" office:value="19.0756302521008" calcext:value-type="float">
            <text:p>19.076</text:p>
          </table:table-cell>
          <table:table-cell table:style-name="ce37" table:formula="of:=[.$A23]/[.N$2]" office:value-type="float" office:value="14.2767295597484" calcext:value-type="float">
            <text:p>14.277</text:p>
          </table:table-cell>
          <table:table-cell table:style-name="ce5" table:formula="of:=[.$A23]/[.O$2]" office:value-type="float" office:value="16.4492753623188" calcext:value-type="float">
            <text:p>16.449</text:p>
          </table:table-cell>
          <table:table-cell table:style-name="ce37" table:formula="of:=[.$A23]/[.P$2]" office:value-type="float" office:value="13.1976744186047" calcext:value-type="float">
            <text:p>13.198</text:p>
          </table:table-cell>
          <table:table-cell table:style-name="ce37" table:formula="of:=[.$A23]/[.Q$2]" office:value-type="float" office:value="10.5581395348837" calcext:value-type="float">
            <text:p>10.558</text:p>
          </table:table-cell>
          <table:table-cell table:style-name="ce37" table:formula="of:=[.$A23]/[.R$2]" office:value-type="float" office:value="7.90940766550523" calcext:value-type="float">
            <text:p>7.909</text:p>
          </table:table-cell>
          <table:table-cell table:style-name="ce14" table:formula="of:=[.S22]+1" office:value-type="float" office:value="70" calcext:value-type="float">
            <text:p>70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4" table:formula="of:=[.AG22]+1" office:value-type="float" office:value="70" calcext:value-type="float">
            <text:p>7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410" calcext:value-type="float">
            <text:p>2410</text:p>
          </table:table-cell>
          <table:table-cell table:style-name="ce15" table:formula="of:=[.B23]+1" office:value-type="float" office:value="71" calcext:value-type="float">
            <text:p>71</text:p>
          </table:table-cell>
          <table:table-cell table:style-name="ce23" table:formula="of:=ROUND([.E24]/[.F$2]*[.D$2])" office:value-type="float" office:value="93" calcext:value-type="float">
            <text:p>93</text:p>
          </table:table-cell>
          <table:table-cell table:style-name="ce33" table:formula="of:=[.$A24]/[.C24]" office:value-type="float" office:value="25.9139784946237" calcext:value-type="float">
            <text:p>25.914</text:p>
          </table:table-cell>
          <table:table-cell table:style-name="ce30" table:formula="of:=ROUND([.G24]/[.H$2]*[.F$2])" office:value-type="float" office:value="111" calcext:value-type="float">
            <text:p>111</text:p>
          </table:table-cell>
          <table:table-cell table:style-name="ce49" table:formula="of:=[.$A24]/[.E24]" office:value-type="float" office:value="21.7117117117117" calcext:value-type="float">
            <text:p>21.712</text:p>
          </table:table-cell>
          <table:table-cell table:style-name="ce3" office:value-type="float" office:value="139" calcext:value-type="float">
            <text:p>139</text:p>
          </table:table-cell>
          <table:table-cell table:style-name="ce39" table:formula="of:=[.$A24]/[.G24]" office:value-type="float" office:value="17.3381294964029" calcext:value-type="float">
            <text:p>17.338</text:p>
          </table:table-cell>
          <table:table-cell table:style-name="ce23" table:formula="of:=ROUND([.G24]/[.H$2]*[.J$2])" office:value-type="float" office:value="185" calcext:value-type="float">
            <text:p>185</text:p>
          </table:table-cell>
          <table:table-cell table:style-name="ce39" table:formula="of:=[.$A24]/[.I24]" office:value-type="float" office:value="13.027027027027" calcext:value-type="float">
            <text:p>13.027</text:p>
          </table:table-cell>
          <table:table-cell table:style-name="ce5" table:formula="of:=[.$A24]/[.K$2]" office:value-type="float" office:value="31.7105263157895" calcext:value-type="float">
            <text:p>31.711</text:p>
          </table:table-cell>
          <table:table-cell table:style-name="ce8" table:formula="of:=[.$A24]/[.L$2]" office:value-type="float" office:value="25.3684210526316" calcext:value-type="float">
            <text:p>25.368</text:p>
          </table:table-cell>
          <table:table-cell table:style-name="ce8" table:formula="of:=[.$A24]/[.M$2]" office:value-type="float" office:value="20.2521008403361" calcext:value-type="float">
            <text:p>20.252</text:p>
          </table:table-cell>
          <table:table-cell table:style-name="ce5" table:formula="of:=[.$A24]/[.N$2]" office:value-type="float" office:value="15.1572327044025" calcext:value-type="float">
            <text:p>15.157</text:p>
          </table:table-cell>
          <table:table-cell table:style-name="ce5" table:formula="of:=[.$A24]/[.O$2]" office:value-type="float" office:value="17.463768115942" calcext:value-type="float">
            <text:p>17.464</text:p>
          </table:table-cell>
          <table:table-cell table:style-name="ce37" table:formula="of:=[.$A24]/[.P$2]" office:value-type="float" office:value="14.0116279069767" calcext:value-type="float">
            <text:p>14.012</text:p>
          </table:table-cell>
          <table:table-cell table:style-name="ce37" table:formula="of:=[.$A24]/[.Q$2]" office:value-type="float" office:value="11.2093023255814" calcext:value-type="float">
            <text:p>11.209</text:p>
          </table:table-cell>
          <table:table-cell table:style-name="ce37" table:formula="of:=[.$A24]/[.R$2]" office:value-type="float" office:value="8.39721254355401" calcext:value-type="float">
            <text:p>8.397</text:p>
          </table:table-cell>
          <table:table-cell table:style-name="ce15" table:formula="of:=[.S23]+1" office:value-type="float" office:value="71" calcext:value-type="float">
            <text:p>71</text:p>
          </table:table-cell>
          <table:table-cell table:style-name="ce60" office:value-type="float" office:value="241" calcext:value-type="float">
            <text:p>241</text:p>
          </table:table-cell>
          <table:table-cell table:style-name="ce23" table:formula="of:=ROUND([.W24]/[.X$2]*[.V$2])" office:value-type="float" office:value="93" calcext:value-type="float">
            <text:p>93</text:p>
          </table:table-cell>
          <table:table-cell table:style-name="ce39" table:formula="of:=[.$T24]/[.U24]" office:value-type="float" office:value="2.59139784946237" calcext:value-type="float">
            <text:p>2.591</text:p>
          </table:table-cell>
          <table:table-cell table:style-name="ce23" table:formula="of:=ROUND([.Y24]/[.Z$2]*[.X$2])" office:value-type="float" office:value="116" calcext:value-type="float">
            <text:p>116</text:p>
          </table:table-cell>
          <table:table-cell table:style-name="ce39" table:formula="of:=[.$T24]/[.W24]" office:value-type="float" office:value="2.07758620689655" calcext:value-type="float">
            <text:p>2.078</text:p>
          </table:table-cell>
          <table:table-cell table:style-name="ce3" office:value-type="float" office:value="139" calcext:value-type="float">
            <text:p>139</text:p>
          </table:table-cell>
          <table:table-cell table:style-name="ce25" table:formula="of:=[.$T24]/[.Y24]" office:value-type="float" office:value="1.73381294964029" calcext:value-type="float">
            <text:p>1.734</text:p>
          </table:table-cell>
          <table:table-cell table:style-name="ce23" table:formula="of:=ROUND([.Y24]/[.Z$2]*[.AB$2])" office:value-type="float" office:value="185" calcext:value-type="float">
            <text:p>185</text:p>
          </table:table-cell>
          <table:table-cell table:style-name="ce39" table:formula="of:=[.$T24]/[.AA24]" office:value-type="float" office:value="1.3027027027027" calcext:value-type="float">
            <text:p>1.303</text:p>
          </table:table-cell>
          <table:table-cell table:style-name="ce23" table:formula="of:=ROUND([.AA24]/[.AB$2]*[.AD$2])" office:value-type="float" office:value="231" calcext:value-type="float">
            <text:p>231</text:p>
          </table:table-cell>
          <table:table-cell table:style-name="ce39" table:formula="of:=[.$T24]/[.AC24]" office:value-type="float" office:value="1.04329004329004" calcext:value-type="float">
            <text:p>1.043</text:p>
          </table:table-cell>
          <table:table-cell table:style-name="ce23" table:formula="of:=ROUND([.AC24]/[.AD$2]*[.AF$2])" office:value-type="float" office:value="347" calcext:value-type="float">
            <text:p>347</text:p>
          </table:table-cell>
          <table:table-cell table:style-name="ce39" table:formula="of:=[.$T24]/[.AE24]" office:value-type="float" office:value="0.694524495677233" calcext:value-type="float">
            <text:p>0.695</text:p>
          </table:table-cell>
          <table:table-cell table:style-name="ce15" table:formula="of:=[.AG23]+1" office:value-type="float" office:value="71" calcext:value-type="float">
            <text:p>7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550" calcext:value-type="float">
            <text:p>2550</text:p>
          </table:table-cell>
          <table:table-cell table:style-name="ce15" table:formula="of:=[.B24]+1" office:value-type="float" office:value="72" calcext:value-type="float">
            <text:p>72</text:p>
          </table:table-cell>
          <table:table-cell table:style-name="ce23" table:formula="of:=ROUND([.E25]/[.F$2]*[.D$2])" office:value-type="float" office:value="93" calcext:value-type="float">
            <text:p>93</text:p>
          </table:table-cell>
          <table:table-cell table:style-name="ce33" table:formula="of:=[.$A25]/[.C25]" office:value-type="float" office:value="27.4193548387097" calcext:value-type="float">
            <text:p>27.419</text:p>
          </table:table-cell>
          <table:table-cell table:style-name="ce3" office:value-type="float" office:value="112" calcext:value-type="float">
            <text:p>112</text:p>
          </table:table-cell>
          <table:table-cell table:style-name="ce49" table:formula="of:=[.$A25]/[.E25]" office:value-type="float" office:value="22.7678571428571" calcext:value-type="float">
            <text:p>22.768</text:p>
          </table:table-cell>
          <table:table-cell table:style-name="ce3" office:value-type="float" office:value="140" calcext:value-type="float">
            <text:p>140</text:p>
          </table:table-cell>
          <table:table-cell table:style-name="ce39" table:formula="of:=[.$A25]/[.G25]" office:value-type="float" office:value="18.2142857142857" calcext:value-type="float">
            <text:p>18.214</text:p>
          </table:table-cell>
          <table:table-cell table:style-name="ce23" table:formula="of:=ROUND([.G25]/[.H$2]*[.J$2])" office:value-type="float" office:value="187" calcext:value-type="float">
            <text:p>187</text:p>
          </table:table-cell>
          <table:table-cell table:style-name="ce39" table:formula="of:=[.$A25]/[.I25]" office:value-type="float" office:value="13.6363636363636" calcext:value-type="float">
            <text:p>13.636</text:p>
          </table:table-cell>
          <table:table-cell table:style-name="ce5" table:formula="of:=[.$A25]/[.K$2]" office:value-type="float" office:value="33.5526315789474" calcext:value-type="float">
            <text:p>33.553</text:p>
          </table:table-cell>
          <table:table-cell table:style-name="ce8" table:formula="of:=[.$A25]/[.L$2]" office:value-type="float" office:value="26.8421052631579" calcext:value-type="float">
            <text:p>26.842</text:p>
          </table:table-cell>
          <table:table-cell table:style-name="ce8" table:formula="of:=[.$A25]/[.M$2]" office:value-type="float" office:value="21.4285714285714" calcext:value-type="float">
            <text:p>21.429</text:p>
          </table:table-cell>
          <table:table-cell table:style-name="ce5" table:formula="of:=[.$A25]/[.N$2]" office:value-type="float" office:value="16.0377358490566" calcext:value-type="float">
            <text:p>16.038</text:p>
          </table:table-cell>
          <table:table-cell table:style-name="ce5" table:formula="of:=[.$A25]/[.O$2]" office:value-type="float" office:value="18.4782608695652" calcext:value-type="float">
            <text:p>18.478</text:p>
          </table:table-cell>
          <table:table-cell table:style-name="ce76" table:formula="of:=[.$A25]/[.P$2]" office:value-type="float" office:value="14.8255813953488" calcext:value-type="float">
            <text:p>14.826</text:p>
          </table:table-cell>
          <table:table-cell table:style-name="ce5" table:formula="of:=[.$A25]/[.Q$2]" office:value-type="float" office:value="11.8604651162791" calcext:value-type="float">
            <text:p>11.860</text:p>
          </table:table-cell>
          <table:table-cell table:style-name="ce5" table:formula="of:=[.$A25]/[.R$2]" office:value-type="float" office:value="8.88501742160279" calcext:value-type="float">
            <text:p>8.885</text:p>
          </table:table-cell>
          <table:table-cell table:style-name="ce15" table:formula="of:=[.S24]+1" office:value-type="float" office:value="72" calcext:value-type="float">
            <text:p>72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24]+1" office:value-type="float" office:value="72" calcext:value-type="float">
            <text:p>7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680" calcext:value-type="float">
            <text:p>2680</text:p>
          </table:table-cell>
          <table:table-cell table:style-name="ce15" table:formula="of:=[.B25]+1" office:value-type="float" office:value="73" calcext:value-type="float">
            <text:p>73</text:p>
          </table:table-cell>
          <table:table-cell table:style-name="ce23" table:formula="of:=ROUND([.E26]/[.F$2]*[.D$2])" office:value-type="float" office:value="94" calcext:value-type="float">
            <text:p>94</text:p>
          </table:table-cell>
          <table:table-cell table:style-name="ce33" table:formula="of:=[.$A26]/[.C26]" office:value-type="float" office:value="28.5106382978723" calcext:value-type="float">
            <text:p>28.511</text:p>
          </table:table-cell>
          <table:table-cell table:style-name="ce3" office:value-type="float" office:value="113" calcext:value-type="float">
            <text:p>113</text:p>
          </table:table-cell>
          <table:table-cell table:style-name="ce49" table:formula="of:=[.$A26]/[.E26]" office:value-type="float" office:value="23.716814159292" calcext:value-type="float">
            <text:p>23.717</text:p>
          </table:table-cell>
          <table:table-cell table:style-name="ce3" office:value-type="float" office:value="141" calcext:value-type="float">
            <text:p>141</text:p>
          </table:table-cell>
          <table:table-cell table:style-name="ce49" table:formula="of:=[.$A26]/[.G26]" office:value-type="float" office:value="19.0070921985816" calcext:value-type="float">
            <text:p>19.007</text:p>
          </table:table-cell>
          <table:table-cell table:style-name="ce23" table:formula="of:=ROUND([.G26]/[.H$2]*[.J$2])" office:value-type="float" office:value="188" calcext:value-type="float">
            <text:p>188</text:p>
          </table:table-cell>
          <table:table-cell table:style-name="ce39" table:formula="of:=[.$A26]/[.I26]" office:value-type="float" office:value="14.2553191489362" calcext:value-type="float">
            <text:p>14.255</text:p>
          </table:table-cell>
          <table:table-cell table:style-name="ce5" table:formula="of:=[.$A26]/[.K$2]" office:value-type="float" office:value="35.2631578947368" calcext:value-type="float">
            <text:p>35.263</text:p>
          </table:table-cell>
          <table:table-cell table:style-name="ce8" table:formula="of:=[.$A26]/[.L$2]" office:value-type="float" office:value="28.2105263157895" calcext:value-type="float">
            <text:p>28.211</text:p>
          </table:table-cell>
          <table:table-cell table:style-name="ce8" table:formula="of:=[.$A26]/[.M$2]" office:value-type="float" office:value="22.5210084033613" calcext:value-type="float">
            <text:p>22.521</text:p>
          </table:table-cell>
          <table:table-cell table:style-name="ce5" table:formula="of:=[.$A26]/[.N$2]" office:value-type="float" office:value="16.8553459119497" calcext:value-type="float">
            <text:p>16.855</text:p>
          </table:table-cell>
          <table:table-cell table:style-name="ce5" table:formula="of:=[.$A26]/[.O$2]" office:value-type="float" office:value="19.4202898550725" calcext:value-type="float">
            <text:p>19.420</text:p>
          </table:table-cell>
          <table:table-cell table:style-name="ce72" table:formula="of:=[.$A26]/[.P$2]" office:value-type="float" office:value="15.5813953488372" calcext:value-type="float">
            <text:p>15.581</text:p>
          </table:table-cell>
          <table:table-cell table:style-name="ce5" table:formula="of:=[.$A26]/[.Q$2]" office:value-type="float" office:value="12.4651162790698" calcext:value-type="float">
            <text:p>12.465</text:p>
          </table:table-cell>
          <table:table-cell table:style-name="ce5" table:formula="of:=[.$A26]/[.R$2]" office:value-type="float" office:value="9.33797909407666" calcext:value-type="float">
            <text:p>9.338</text:p>
          </table:table-cell>
          <table:table-cell table:style-name="ce15" table:formula="of:=[.S25]+1" office:value-type="float" office:value="73" calcext:value-type="float">
            <text:p>73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25]+1" office:value-type="float" office:value="73" calcext:value-type="float">
            <text:p>7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820" calcext:value-type="float">
            <text:p>2820</text:p>
          </table:table-cell>
          <table:table-cell table:style-name="ce15" table:formula="of:=[.B26]+1" office:value-type="float" office:value="74" calcext:value-type="float">
            <text:p>74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5" table:formula="of:=[.$A27]/[.K$2]" office:value-type="float" office:value="37.1052631578947" calcext:value-type="float">
            <text:p>37.105</text:p>
          </table:table-cell>
          <table:table-cell table:style-name="ce8" table:formula="of:=[.$A27]/[.L$2]" office:value-type="float" office:value="29.6842105263158" calcext:value-type="float">
            <text:p>29.684</text:p>
          </table:table-cell>
          <table:table-cell table:style-name="ce8" table:formula="of:=[.$A27]/[.M$2]" office:value-type="float" office:value="23.6974789915966" calcext:value-type="float">
            <text:p>23.697</text:p>
          </table:table-cell>
          <table:table-cell table:style-name="ce5" table:formula="of:=[.$A27]/[.N$2]" office:value-type="float" office:value="17.7358490566038" calcext:value-type="float">
            <text:p>17.736</text:p>
          </table:table-cell>
          <table:table-cell table:style-name="ce5" table:formula="of:=[.$A27]/[.O$2]" office:value-type="float" office:value="20.4347826086957" calcext:value-type="float">
            <text:p>20.435</text:p>
          </table:table-cell>
          <table:table-cell table:style-name="ce37" table:formula="of:=[.$A27]/[.P$2]" office:value-type="float" office:value="16.3953488372093" calcext:value-type="float">
            <text:p>16.395</text:p>
          </table:table-cell>
          <table:table-cell table:style-name="ce5" table:formula="of:=[.$A27]/[.Q$2]" office:value-type="float" office:value="13.1162790697674" calcext:value-type="float">
            <text:p>13.116</text:p>
          </table:table-cell>
          <table:table-cell table:style-name="ce5" table:formula="of:=[.$A27]/[.R$2]" office:value-type="float" office:value="9.82578397212544" calcext:value-type="float">
            <text:p>9.826</text:p>
          </table:table-cell>
          <table:table-cell table:style-name="ce15" table:formula="of:=[.S26]+1" office:value-type="float" office:value="74" calcext:value-type="float">
            <text:p>74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26]+1" office:value-type="float" office:value="74" calcext:value-type="float">
            <text:p>7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16" table:formula="of:=[.B27]+1" office:value-type="float" office:value="75" calcext:value-type="float">
            <text:p>75</text:p>
          </table:table-cell>
          <table:table-cell table:style-name="ce16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5" table:formula="of:=[.$A28]/[.K$2]" office:value-type="float" office:value="38.8157894736842" calcext:value-type="float">
            <text:p>38.816</text:p>
          </table:table-cell>
          <table:table-cell table:style-name="ce8" table:formula="of:=[.$A28]/[.L$2]" office:value-type="float" office:value="31.0526315789474" calcext:value-type="float">
            <text:p>31.053</text:p>
          </table:table-cell>
          <table:table-cell table:style-name="ce8" table:formula="of:=[.$A28]/[.M$2]" office:value-type="float" office:value="24.7899159663866" calcext:value-type="float">
            <text:p>24.790</text:p>
          </table:table-cell>
          <table:table-cell table:style-name="ce5" table:formula="of:=[.$A28]/[.N$2]" office:value-type="float" office:value="18.5534591194969" calcext:value-type="float">
            <text:p>18.553</text:p>
          </table:table-cell>
          <table:table-cell table:style-name="ce5" table:formula="of:=[.$A28]/[.O$2]" office:value-type="float" office:value="21.3768115942029" calcext:value-type="float">
            <text:p>21.377</text:p>
          </table:table-cell>
          <table:table-cell table:style-name="ce37" table:formula="of:=[.$A28]/[.P$2]" office:value-type="float" office:value="17.1511627906977" calcext:value-type="float">
            <text:p>17.151</text:p>
          </table:table-cell>
          <table:table-cell table:style-name="ce37" table:formula="of:=[.$A28]/[.Q$2]" office:value-type="float" office:value="13.7209302325581" calcext:value-type="float">
            <text:p>13.721</text:p>
          </table:table-cell>
          <table:table-cell table:style-name="ce37" table:formula="of:=[.$A28]/[.R$2]" office:value-type="float" office:value="10.2787456445993" calcext:value-type="float">
            <text:p>10.279</text:p>
          </table:table-cell>
          <table:table-cell table:style-name="ce16" table:formula="of:=[.S27]+1" office:value-type="float" office:value="75" calcext:value-type="float">
            <text:p>75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G27]+1" office:value-type="float" office:value="75" calcext:value-type="float">
            <text:p>7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15" table:formula="of:=[.B28]+1" office:value-type="float" office:value="76" calcext:value-type="float">
            <text:p>76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5" table:formula="of:=[.$A29]/[.K$2]" office:value-type="float" office:value="40.7894736842105" calcext:value-type="float">
            <text:p>40.789</text:p>
          </table:table-cell>
          <table:table-cell table:style-name="ce8" table:formula="of:=[.$A29]/[.L$2]" office:value-type="float" office:value="32.6315789473684" calcext:value-type="float">
            <text:p>32.632</text:p>
          </table:table-cell>
          <table:table-cell table:style-name="ce8" table:formula="of:=[.$A29]/[.M$2]" office:value-type="float" office:value="26.0504201680672" calcext:value-type="float">
            <text:p>26.050</text:p>
          </table:table-cell>
          <table:table-cell table:style-name="ce39" table:formula="of:=[.$A29]/[.N$2]" office:value-type="float" office:value="19.496855345912" calcext:value-type="float">
            <text:p>19.497</text:p>
          </table:table-cell>
          <table:table-cell table:style-name="ce5" table:formula="of:=[.$A29]/[.O$2]" office:value-type="float" office:value="22.463768115942" calcext:value-type="float">
            <text:p>22.464</text:p>
          </table:table-cell>
          <table:table-cell table:style-name="ce37" table:formula="of:=[.$A29]/[.P$2]" office:value-type="float" office:value="18.0232558139535" calcext:value-type="float">
            <text:p>18.023</text:p>
          </table:table-cell>
          <table:table-cell table:style-name="ce37" table:formula="of:=[.$A29]/[.Q$2]" office:value-type="float" office:value="14.4186046511628" calcext:value-type="float">
            <text:p>14.419</text:p>
          </table:table-cell>
          <table:table-cell table:style-name="ce37" table:formula="of:=[.$A29]/[.R$2]" office:value-type="float" office:value="10.801393728223" calcext:value-type="float">
            <text:p>10.801</text:p>
          </table:table-cell>
          <table:table-cell table:style-name="ce15" table:formula="of:=[.S28]+1" office:value-type="float" office:value="76" calcext:value-type="float">
            <text:p>76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28]+1" office:value-type="float" office:value="76" calcext:value-type="float">
            <text:p>7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230" calcext:value-type="float">
            <text:p>3230</text:p>
          </table:table-cell>
          <table:table-cell table:style-name="ce15" table:formula="of:=[.B29]+1" office:value-type="float" office:value="77" calcext:value-type="float">
            <text:p>77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5" table:formula="of:=[.$A30]/[.K$2]" office:value-type="float" office:value="42.5" calcext:value-type="float">
            <text:p>42.500</text:p>
          </table:table-cell>
          <table:table-cell table:style-name="ce8" table:formula="of:=[.$A30]/[.L$2]" office:value-type="float" office:value="34" calcext:value-type="float">
            <text:p>34.000</text:p>
          </table:table-cell>
          <table:table-cell table:style-name="ce8" table:formula="of:=[.$A30]/[.M$2]" office:value-type="float" office:value="27.1428571428571" calcext:value-type="float">
            <text:p>27.143</text:p>
          </table:table-cell>
          <table:table-cell table:style-name="ce39" table:formula="of:=[.$A30]/[.N$2]" office:value-type="float" office:value="20.314465408805" calcext:value-type="float">
            <text:p>20.314</text:p>
          </table:table-cell>
          <table:table-cell table:style-name="ce5" table:formula="of:=[.$A30]/[.O$2]" office:value-type="float" office:value="23.4057971014493" calcext:value-type="float">
            <text:p>23.406</text:p>
          </table:table-cell>
          <table:table-cell table:style-name="ce37" table:formula="of:=[.$A30]/[.P$2]" office:value-type="float" office:value="18.7790697674419" calcext:value-type="float">
            <text:p>18.779</text:p>
          </table:table-cell>
          <table:table-cell table:style-name="ce72" table:formula="of:=[.$A30]/[.Q$2]" office:value-type="float" office:value="15.0232558139535" calcext:value-type="float">
            <text:p>15.023</text:p>
          </table:table-cell>
          <table:table-cell table:style-name="ce72" table:formula="of:=[.$A30]/[.R$2]" office:value-type="float" office:value="11.2543554006969" calcext:value-type="float">
            <text:p>11.254</text:p>
          </table:table-cell>
          <table:table-cell table:style-name="ce15" table:formula="of:=[.S29]+1" office:value-type="float" office:value="77" calcext:value-type="float">
            <text:p>77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29]+1" office:value-type="float" office:value="77" calcext:value-type="float">
            <text:p>7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370" calcext:value-type="float">
            <text:p>3370</text:p>
          </table:table-cell>
          <table:table-cell table:style-name="ce15" table:formula="of:=[.B30]+1" office:value-type="float" office:value="78" calcext:value-type="float">
            <text:p>78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6"/>
          <table:table-cell table:style-name="ce33"/>
          <table:table-cell table:style-name="ce5" table:formula="of:=[.$A31]/[.K$2]" office:value-type="float" office:value="44.3421052631579" calcext:value-type="float">
            <text:p>44.342</text:p>
          </table:table-cell>
          <table:table-cell table:style-name="ce8" table:formula="of:=[.$A31]/[.L$2]" office:value-type="float" office:value="35.4736842105263" calcext:value-type="float">
            <text:p>35.474</text:p>
          </table:table-cell>
          <table:table-cell table:style-name="ce8" table:formula="of:=[.$A31]/[.M$2]" office:value-type="float" office:value="28.3193277310924" calcext:value-type="float">
            <text:p>28.319</text:p>
          </table:table-cell>
          <table:table-cell table:style-name="ce39" table:formula="of:=[.$A31]/[.N$2]" office:value-type="float" office:value="21.1949685534591" calcext:value-type="float">
            <text:p>21.195</text:p>
          </table:table-cell>
          <table:table-cell table:style-name="ce5" table:formula="of:=[.$A31]/[.O$2]" office:value-type="float" office:value="24.4202898550725" calcext:value-type="float">
            <text:p>24.420</text:p>
          </table:table-cell>
          <table:table-cell table:style-name="ce6" table:formula="of:=[.$A31]/[.P$2]" office:value-type="float" office:value="19.593023255814" calcext:value-type="float">
            <text:p>19.593</text:p>
          </table:table-cell>
          <table:table-cell table:style-name="ce72" table:formula="of:=[.$A31]/[.Q$2]" office:value-type="float" office:value="15.6744186046512" calcext:value-type="float">
            <text:p>15.674</text:p>
          </table:table-cell>
          <table:table-cell table:style-name="ce66" table:formula="of:=[.$A31]/[.R$2]" office:value-type="float" office:value="11.7421602787456" calcext:value-type="float">
            <text:p>11.742</text:p>
          </table:table-cell>
          <table:table-cell table:style-name="ce15" table:formula="of:=[.S30]+1" office:value-type="float" office:value="78" calcext:value-type="float">
            <text:p>78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0]+1" office:value-type="float" office:value="78" calcext:value-type="float">
            <text:p>7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510" calcext:value-type="float">
            <text:p>3510</text:p>
          </table:table-cell>
          <table:table-cell table:style-name="ce15" table:formula="of:=[.B31]+1" office:value-type="float" office:value="79" calcext:value-type="float">
            <text:p>79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7"/>
          <table:table-cell table:style-name="ce33"/>
          <table:table-cell table:style-name="ce5" table:formula="of:=[.$A32]/[.K$2]" office:value-type="float" office:value="46.1842105263158" calcext:value-type="float">
            <text:p>46.184</text:p>
          </table:table-cell>
          <table:table-cell table:style-name="ce8" table:formula="of:=[.$A32]/[.L$2]" office:value-type="float" office:value="36.9473684210526" calcext:value-type="float">
            <text:p>36.947</text:p>
          </table:table-cell>
          <table:table-cell table:style-name="ce8" table:formula="of:=[.$A32]/[.M$2]" office:value-type="float" office:value="29.4957983193277" calcext:value-type="float">
            <text:p>29.496</text:p>
          </table:table-cell>
          <table:table-cell table:style-name="ce39" table:formula="of:=[.$A32]/[.N$2]" office:value-type="float" office:value="22.0754716981132" calcext:value-type="float">
            <text:p>22.075</text:p>
          </table:table-cell>
          <table:table-cell table:style-name="ce5" table:formula="of:=[.$A32]/[.O$2]" office:value-type="float" office:value="25.4347826086957" calcext:value-type="float">
            <text:p>25.435</text:p>
          </table:table-cell>
          <table:table-cell table:style-name="ce7" table:formula="of:=[.$A32]/[.P$2]" office:value-type="float" office:value="20.406976744186" calcext:value-type="float">
            <text:p>20.407</text:p>
          </table:table-cell>
          <table:table-cell table:style-name="ce72" table:formula="of:=[.$A32]/[.Q$2]" office:value-type="float" office:value="16.3255813953488" calcext:value-type="float">
            <text:p>16.326</text:p>
          </table:table-cell>
          <table:table-cell table:style-name="ce66" table:formula="of:=[.$A32]/[.R$2]" office:value-type="float" office:value="12.2299651567944" calcext:value-type="float">
            <text:p>12.230</text:p>
          </table:table-cell>
          <table:table-cell table:style-name="ce15" table:formula="of:=[.S31]+1" office:value-type="float" office:value="79" calcext:value-type="float">
            <text:p>79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1]+1" office:value-type="float" office:value="79" calcext:value-type="float">
            <text:p>7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650" calcext:value-type="float">
            <text:p>3650</text:p>
          </table:table-cell>
          <table:table-cell table:style-name="ce16" table:formula="of:=[.B32]+1" office:value-type="float" office:value="80" calcext:value-type="float">
            <text:p>80</text:p>
          </table:table-cell>
          <table:table-cell table:style-name="ce23" table:formula="of:=ROUND([.E33]/[.F$2]*[.D$2])" office:value-type="float" office:value="99" calcext:value-type="float">
            <text:p>99</text:p>
          </table:table-cell>
          <table:table-cell table:style-name="ce33" table:formula="of:=[.$A33]/[.C33]" office:value-type="float" office:value="36.8686868686869" calcext:value-type="float">
            <text:p>36.869</text:p>
          </table:table-cell>
          <table:table-cell table:style-name="ce23" table:formula="of:=ROUND([.G33]/[.H$2]*[.F$2])" office:value-type="float" office:value="119" calcext:value-type="float">
            <text:p>119</text:p>
          </table:table-cell>
          <table:table-cell table:style-name="ce55" table:formula="of:=[.$A33]/[.E33]" office:value-type="float" office:value="30.672268907563" calcext:value-type="float">
            <text:p>30.672</text:p>
          </table:table-cell>
          <table:table-cell table:style-name="ce3" office:value-type="float" office:value="149" calcext:value-type="float">
            <text:p>149</text:p>
          </table:table-cell>
          <table:table-cell table:style-name="ce49" table:formula="of:=[.$A33]/[.$G33]" office:value-type="float" office:value="24.496644295302" calcext:value-type="float">
            <text:p>24.497</text:p>
          </table:table-cell>
          <table:table-cell table:style-name="ce3" office:value-type="float" office:value="199" calcext:value-type="float">
            <text:p>199</text:p>
          </table:table-cell>
          <table:table-cell table:style-name="ce39" table:formula="of:=[.$A33]/[.I33]" office:value-type="float" office:value="18.3417085427136" calcext:value-type="float">
            <text:p>18.342</text:p>
          </table:table-cell>
          <table:table-cell table:style-name="ce5" table:formula="of:=[.$A33]/[.K$2]" office:value-type="float" office:value="48.0263157894737" calcext:value-type="float">
            <text:p>48.026</text:p>
          </table:table-cell>
          <table:table-cell table:style-name="ce8" table:formula="of:=[.$A33]/[.L$2]" office:value-type="float" office:value="38.4210526315789" calcext:value-type="float">
            <text:p>38.421</text:p>
          </table:table-cell>
          <table:table-cell table:style-name="ce25" table:formula="of:=[.$A33]/[.M$2]" office:value-type="float" office:value="30.672268907563" calcext:value-type="float">
            <text:p>30.672</text:p>
          </table:table-cell>
          <table:table-cell table:style-name="ce25" table:formula="of:=[.$A33]/[.N$2]" office:value-type="float" office:value="22.9559748427673" calcext:value-type="float">
            <text:p>22.956</text:p>
          </table:table-cell>
          <table:table-cell table:style-name="ce5" table:formula="of:=[.$A33]/[.O$2]" office:value-type="float" office:value="26.4492753623188" calcext:value-type="float">
            <text:p>26.449</text:p>
          </table:table-cell>
          <table:table-cell table:style-name="ce7" table:formula="of:=[.$A33]/[.P$2]" office:value-type="float" office:value="21.2209302325581" calcext:value-type="float">
            <text:p>21.221</text:p>
          </table:table-cell>
          <table:table-cell table:style-name="ce37" table:formula="of:=[.$A33]/[.Q$2]" office:value-type="float" office:value="16.9767441860465" calcext:value-type="float">
            <text:p>16.977</text:p>
          </table:table-cell>
          <table:table-cell table:style-name="ce67" table:formula="of:=[.$A33]/[.R$2]" office:value-type="float" office:value="12.7177700348432" calcext:value-type="float">
            <text:p>12.718</text:p>
          </table:table-cell>
          <table:table-cell table:style-name="ce16" table:formula="of:=[.S32]+1" office:value-type="float" office:value="80" calcext:value-type="float">
            <text:p>80</text:p>
          </table:table-cell>
          <table:table-cell table:style-name="ce60" office:value-type="float" office:value="365" calcext:value-type="float">
            <text:p>365</text:p>
          </table:table-cell>
          <table:table-cell table:style-name="ce23" table:formula="of:=ROUND([.W33]/[.X$2]*[.V$2])" office:value-type="float" office:value="99" calcext:value-type="float">
            <text:p>99</text:p>
          </table:table-cell>
          <table:table-cell table:style-name="ce39" table:formula="of:=[.$T33]/[.U33]" office:value-type="float" office:value="3.68686868686869" calcext:value-type="float">
            <text:p>3.687</text:p>
          </table:table-cell>
          <table:table-cell table:style-name="ce23" table:formula="of:=ROUND([.Y33]/[.Z$2]*[.X$2])" office:value-type="float" office:value="124" calcext:value-type="float">
            <text:p>124</text:p>
          </table:table-cell>
          <table:table-cell table:style-name="ce39" table:formula="of:=[.$T33]/[.W33]" office:value-type="float" office:value="2.94354838709677" calcext:value-type="float">
            <text:p>2.944</text:p>
          </table:table-cell>
          <table:table-cell table:style-name="ce23" table:formula="of:=ROUND([.AA33]/[.AB$2]*[.Z$2])" office:value-type="float" office:value="149" calcext:value-type="float">
            <text:p>149</text:p>
          </table:table-cell>
          <table:table-cell table:style-name="ce39" table:formula="of:=[.$T33]/[.Y33]" office:value-type="float" office:value="2.4496644295302" calcext:value-type="float">
            <text:p>2.450</text:p>
          </table:table-cell>
          <table:table-cell table:style-name="ce3" office:value-type="float" office:value="199" calcext:value-type="float">
            <text:p>199</text:p>
          </table:table-cell>
          <table:table-cell table:style-name="ce25" table:formula="of:=[.$T33]/[.AA33]" office:value-type="float" office:value="1.83417085427136" calcext:value-type="float">
            <text:p>1.834</text:p>
          </table:table-cell>
          <table:table-cell table:style-name="ce3" office:value-type="float" office:value="249" calcext:value-type="float">
            <text:p>249</text:p>
          </table:table-cell>
          <table:table-cell table:style-name="ce25" table:formula="of:=[.$T33]/[.AC33]" office:value-type="float" office:value="1.46586345381526" calcext:value-type="float">
            <text:p>1.466</text:p>
          </table:table-cell>
          <table:table-cell table:style-name="ce23" table:formula="of:=ROUND([.AC33]/[.AD$2]*[.AF$2])" office:value-type="float" office:value="374" calcext:value-type="float">
            <text:p>374</text:p>
          </table:table-cell>
          <table:table-cell table:style-name="ce39" table:formula="of:=[.$T33]/[.AE33]" office:value-type="float" office:value="0.975935828877005" calcext:value-type="float">
            <text:p>0.976</text:p>
          </table:table-cell>
          <table:table-cell table:style-name="ce16" table:formula="of:=[.AG32]+1" office:value-type="float" office:value="80" calcext:value-type="float">
            <text:p>8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790" calcext:value-type="float">
            <text:p>3790</text:p>
          </table:table-cell>
          <table:table-cell table:style-name="ce15" table:formula="of:=[.B33]+1" office:value-type="float" office:value="81" calcext:value-type="float">
            <text:p>81</text:p>
          </table:table-cell>
          <table:table-cell table:style-name="ce23" table:formula="of:=ROUND([.E34]/[.F$2]*[.D$2])" office:value-type="float" office:value="100" calcext:value-type="float">
            <text:p>100</text:p>
          </table:table-cell>
          <table:table-cell table:style-name="ce33" table:formula="of:=[.$A34]/[.C34]" office:value-type="float" office:value="37.9" calcext:value-type="float">
            <text:p>37.900</text:p>
          </table:table-cell>
          <table:table-cell table:style-name="ce23" table:formula="of:=ROUND([.G34]/[.H$2]*[.F$2])" office:value-type="float" office:value="120" calcext:value-type="float">
            <text:p>120</text:p>
          </table:table-cell>
          <table:table-cell table:style-name="ce55" table:formula="of:=[.$A34]/[.E34]" office:value-type="float" office:value="31.5833333333333" calcext:value-type="float">
            <text:p>31.583</text:p>
          </table:table-cell>
          <table:table-cell table:style-name="ce23" table:formula="of:=ROUND([.I34]/[.J$2]*[.H$2])" office:value-type="float" office:value="150" calcext:value-type="float">
            <text:p>150</text:p>
          </table:table-cell>
          <table:table-cell table:style-name="ce55" table:formula="of:=[.$A34]/[.G34]" office:value-type="float" office:value="25.2666666666667" calcext:value-type="float">
            <text:p>25.267</text:p>
          </table:table-cell>
          <table:table-cell table:style-name="ce3" office:value-type="float" office:value="200" calcext:value-type="float">
            <text:p>200</text:p>
          </table:table-cell>
          <table:table-cell table:style-name="ce33" table:formula="of:=[.$A34]/[.I34]" office:value-type="float" office:value="18.95" calcext:value-type="float">
            <text:p>18.950</text:p>
          </table:table-cell>
          <table:table-cell table:style-name="ce5" table:formula="of:=[.$A34]/[.K$2]" office:value-type="float" office:value="49.8684210526316" calcext:value-type="float">
            <text:p>49.868</text:p>
          </table:table-cell>
          <table:table-cell table:style-name="ce8" table:formula="of:=[.$A34]/[.L$2]" office:value-type="float" office:value="39.8947368421053" calcext:value-type="float">
            <text:p>39.895</text:p>
          </table:table-cell>
          <table:table-cell table:style-name="ce26" table:formula="of:=[.$A34]/[.M$2]" office:value-type="float" office:value="31.8487394957983" calcext:value-type="float">
            <text:p>31.849</text:p>
          </table:table-cell>
          <table:table-cell table:style-name="ce8" table:formula="of:=[.$A34]/[.N$2]" office:value-type="float" office:value="23.8364779874214" calcext:value-type="float">
            <text:p>23.836</text:p>
          </table:table-cell>
          <table:table-cell table:style-name="ce5" table:formula="of:=[.$A34]/[.O$2]" office:value-type="float" office:value="27.463768115942" calcext:value-type="float">
            <text:p>27.464</text:p>
          </table:table-cell>
          <table:table-cell table:style-name="ce7" table:formula="of:=[.$A34]/[.P$2]" office:value-type="float" office:value="22.0348837209302" calcext:value-type="float">
            <text:p>22.035</text:p>
          </table:table-cell>
          <table:table-cell table:style-name="ce37" table:formula="of:=[.$A34]/[.Q$2]" office:value-type="float" office:value="17.6279069767442" calcext:value-type="float">
            <text:p>17.628</text:p>
          </table:table-cell>
          <table:table-cell table:style-name="ce67" table:formula="of:=[.$A34]/[.R$2]" office:value-type="float" office:value="13.205574912892" calcext:value-type="float">
            <text:p>13.206</text:p>
          </table:table-cell>
          <table:table-cell table:style-name="ce15" table:formula="of:=[.S33]+1" office:value-type="float" office:value="81" calcext:value-type="float">
            <text:p>81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3]+1" office:value-type="float" office:value="81" calcext:value-type="float">
            <text:p>8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060" calcext:value-type="float">
            <text:p>4060</text:p>
          </table:table-cell>
          <table:table-cell table:style-name="ce15" table:formula="of:=[.B34]+1" office:value-type="float" office:value="82" calcext:value-type="float">
            <text:p>82</text:p>
          </table:table-cell>
          <table:table-cell table:style-name="ce23" table:formula="of:=ROUND([.E35]/[.F$2]*[.D$2])" office:value-type="float" office:value="102" calcext:value-type="float">
            <text:p>102</text:p>
          </table:table-cell>
          <table:table-cell table:style-name="ce33" table:formula="of:=[.$A35]/[.C35]" office:value-type="float" office:value="39.8039215686275" calcext:value-type="float">
            <text:p>39.804</text:p>
          </table:table-cell>
          <table:table-cell table:style-name="ce23" table:formula="of:=ROUND([.G35]/[.H$2]*[.F$2])" office:value-type="float" office:value="122" calcext:value-type="float">
            <text:p>122</text:p>
          </table:table-cell>
          <table:table-cell table:style-name="ce55" table:formula="of:=[.$A35]/[.E35]" office:value-type="float" office:value="33.2786885245902" calcext:value-type="float">
            <text:p>33.279</text:p>
          </table:table-cell>
          <table:table-cell table:style-name="ce23" table:formula="of:=ROUND([.I35]/[.J$2]*[.H$2])" office:value-type="float" office:value="152" calcext:value-type="float">
            <text:p>152</text:p>
          </table:table-cell>
          <table:table-cell table:style-name="ce55" table:formula="of:=[.$A35]/[.G35]" office:value-type="float" office:value="26.7105263157895" calcext:value-type="float">
            <text:p>26.711</text:p>
          </table:table-cell>
          <table:table-cell table:style-name="ce3" office:value-type="float" office:value="202" calcext:value-type="float">
            <text:p>202</text:p>
          </table:table-cell>
          <table:table-cell table:style-name="ce49" table:formula="of:=[.$A35]/[.I35]" office:value-type="float" office:value="20.0990099009901" calcext:value-type="float">
            <text:p>20.099</text:p>
          </table:table-cell>
          <table:table-cell table:style-name="ce5" table:formula="of:=[.$A35]/[.K$2]" office:value-type="float" office:value="53.421052631579" calcext:value-type="float">
            <text:p>53.421</text:p>
          </table:table-cell>
          <table:table-cell table:style-name="ce8" table:formula="of:=[.$A35]/[.L$2]" office:value-type="float" office:value="42.7368421052632" calcext:value-type="float">
            <text:p>42.737</text:p>
          </table:table-cell>
          <table:table-cell table:style-name="ce26" table:formula="of:=[.$A35]/[.M$2]" office:value-type="float" office:value="34.1176470588235" calcext:value-type="float">
            <text:p>34.118</text:p>
          </table:table-cell>
          <table:table-cell table:style-name="ce8" table:formula="of:=[.$A35]/[.N$2]" office:value-type="float" office:value="25.5345911949686" calcext:value-type="float">
            <text:p>25.535</text:p>
          </table:table-cell>
          <table:table-cell table:style-name="ce5" table:formula="of:=[.$A35]/[.O$2]" office:value-type="float" office:value="29.4202898550725" calcext:value-type="float">
            <text:p>29.420</text:p>
          </table:table-cell>
          <table:table-cell table:style-name="ce7" table:formula="of:=[.$A35]/[.P$2]" office:value-type="float" office:value="23.6046511627907" calcext:value-type="float">
            <text:p>23.605</text:p>
          </table:table-cell>
          <table:table-cell table:style-name="ce37" table:formula="of:=[.$A35]/[.Q$2]" office:value-type="float" office:value="18.8837209302326" calcext:value-type="float">
            <text:p>18.884</text:p>
          </table:table-cell>
          <table:table-cell table:style-name="ce67" table:formula="of:=[.$A35]/[.R$2]" office:value-type="float" office:value="14.1463414634146" calcext:value-type="float">
            <text:p>14.146</text:p>
          </table:table-cell>
          <table:table-cell table:style-name="ce15" table:formula="of:=[.S34]+1" office:value-type="float" office:value="82" calcext:value-type="float">
            <text:p>82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4]+1" office:value-type="float" office:value="82" calcext:value-type="float">
            <text:p>8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15" table:formula="of:=[.B35]+1" office:value-type="float" office:value="83" calcext:value-type="float">
            <text:p>83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36]/[.K$2]" office:value-type="float" office:value="57.1052631578947" calcext:value-type="float">
            <text:p>57.105</text:p>
          </table:table-cell>
          <table:table-cell table:style-name="ce8" table:formula="of:=[.$A36]/[.L$2]" office:value-type="float" office:value="45.6842105263158" calcext:value-type="float">
            <text:p>45.684</text:p>
          </table:table-cell>
          <table:table-cell table:style-name="ce26" table:formula="of:=[.$A36]/[.M$2]" office:value-type="float" office:value="36.4705882352941" calcext:value-type="float">
            <text:p>36.471</text:p>
          </table:table-cell>
          <table:table-cell table:style-name="ce8" table:formula="of:=[.$A36]/[.N$2]" office:value-type="float" office:value="27.2955974842767" calcext:value-type="float">
            <text:p>27.296</text:p>
          </table:table-cell>
          <table:table-cell table:style-name="ce5" table:formula="of:=[.$A36]/[.O$2]" office:value-type="float" office:value="31.4492753623188" calcext:value-type="float">
            <text:p>31.449</text:p>
          </table:table-cell>
          <table:table-cell table:style-name="ce7" table:formula="of:=[.$A36]/[.P$2]" office:value-type="float" office:value="25.2325581395349" calcext:value-type="float">
            <text:p>25.233</text:p>
          </table:table-cell>
          <table:table-cell table:style-name="ce6" table:formula="of:=[.$A36]/[.Q$2]" office:value-type="float" office:value="20.1860465116279" calcext:value-type="float">
            <text:p>20.186</text:p>
          </table:table-cell>
          <table:table-cell table:style-name="ce77" table:formula="of:=[.$A36]/[.R$2]" office:value-type="float" office:value="15.1219512195122" calcext:value-type="float">
            <text:p>15.122</text:p>
          </table:table-cell>
          <table:table-cell table:style-name="ce15" table:formula="of:=[.S35]+1" office:value-type="float" office:value="83" calcext:value-type="float">
            <text:p>8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5]+1" office:value-type="float" office:value="83" calcext:value-type="float">
            <text:p>8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610" calcext:value-type="float">
            <text:p>4610</text:p>
          </table:table-cell>
          <table:table-cell table:style-name="ce15" table:formula="of:=[.B36]+1" office:value-type="float" office:value="84" calcext:value-type="float">
            <text:p>84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37]/[.K$2]" office:value-type="float" office:value="60.6578947368421" calcext:value-type="float">
            <text:p>60.658</text:p>
          </table:table-cell>
          <table:table-cell table:style-name="ce8" table:formula="of:=[.$A37]/[.L$2]" office:value-type="float" office:value="48.5263157894737" calcext:value-type="float">
            <text:p>48.526</text:p>
          </table:table-cell>
          <table:table-cell table:style-name="ce26" table:formula="of:=[.$A37]/[.M$2]" office:value-type="float" office:value="38.7394957983193" calcext:value-type="float">
            <text:p>38.739</text:p>
          </table:table-cell>
          <table:table-cell table:style-name="ce8" table:formula="of:=[.$A37]/[.N$2]" office:value-type="float" office:value="28.9937106918239" calcext:value-type="float">
            <text:p>28.994</text:p>
          </table:table-cell>
          <table:table-cell table:style-name="ce5" table:formula="of:=[.$A37]/[.O$2]" office:value-type="float" office:value="33.4057971014493" calcext:value-type="float">
            <text:p>33.406</text:p>
          </table:table-cell>
          <table:table-cell table:style-name="ce7" table:formula="of:=[.$A37]/[.P$2]" office:value-type="float" office:value="26.8023255813953" calcext:value-type="float">
            <text:p>26.802</text:p>
          </table:table-cell>
          <table:table-cell table:style-name="ce77" table:formula="of:=[.$A37]/[.Q$2]" office:value-type="float" office:value="21.4418604651163" calcext:value-type="float">
            <text:p>21.442</text:p>
          </table:table-cell>
          <table:table-cell table:style-name="ce77" table:formula="of:=[.$A37]/[.R$2]" office:value-type="float" office:value="16.0627177700348" calcext:value-type="float">
            <text:p>16.063</text:p>
          </table:table-cell>
          <table:table-cell table:style-name="ce15" table:formula="of:=[.S36]+1" office:value-type="float" office:value="84" calcext:value-type="float">
            <text:p>84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6]+1" office:value-type="float" office:value="84" calcext:value-type="float">
            <text:p>8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890" calcext:value-type="float">
            <text:p>4890</text:p>
          </table:table-cell>
          <table:table-cell table:style-name="ce16" table:formula="of:=[.B37]+1" office:value-type="float" office:value="85" calcext:value-type="float">
            <text:p>85</text:p>
          </table:table-cell>
          <table:table-cell table:style-name="ce16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38]/[.K$2]" office:value-type="float" office:value="64.3421052631579" calcext:value-type="float">
            <text:p>64.342</text:p>
          </table:table-cell>
          <table:table-cell table:style-name="ce8" table:formula="of:=[.$A38]/[.L$2]" office:value-type="float" office:value="51.4736842105263" calcext:value-type="float">
            <text:p>51.474</text:p>
          </table:table-cell>
          <table:table-cell table:style-name="ce26" table:formula="of:=[.$A38]/[.M$2]" office:value-type="float" office:value="41.0924369747899" calcext:value-type="float">
            <text:p>41.092</text:p>
          </table:table-cell>
          <table:table-cell table:style-name="ce8" table:formula="of:=[.$A38]/[.N$2]" office:value-type="float" office:value="30.7547169811321" calcext:value-type="float">
            <text:p>30.755</text:p>
          </table:table-cell>
          <table:table-cell table:style-name="ce5" table:formula="of:=[.$A38]/[.O$2]" office:value-type="float" office:value="35.4347826086956" calcext:value-type="float">
            <text:p>35.435</text:p>
          </table:table-cell>
          <table:table-cell table:style-name="ce7" table:formula="of:=[.$A38]/[.P$2]" office:value-type="float" office:value="28.4302325581395" calcext:value-type="float">
            <text:p>28.430</text:p>
          </table:table-cell>
          <table:table-cell table:style-name="ce77" table:formula="of:=[.$A38]/[.Q$2]" office:value-type="float" office:value="22.7441860465116" calcext:value-type="float">
            <text:p>22.744</text:p>
          </table:table-cell>
          <table:table-cell table:style-name="ce77" table:formula="of:=[.$A38]/[.R$2]" office:value-type="float" office:value="17.0383275261324" calcext:value-type="float">
            <text:p>17.038</text:p>
          </table:table-cell>
          <table:table-cell table:style-name="ce16" table:formula="of:=[.S37]+1" office:value-type="float" office:value="85" calcext:value-type="float">
            <text:p>85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G37]+1" office:value-type="float" office:value="85" calcext:value-type="float">
            <text:p>8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160" calcext:value-type="float">
            <text:p>5160</text:p>
          </table:table-cell>
          <table:table-cell table:style-name="ce15" table:formula="of:=[.B38]+1" office:value-type="float" office:value="86" calcext:value-type="float">
            <text:p>86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39]/[.K$2]" office:value-type="float" office:value="67.8947368421053" calcext:value-type="float">
            <text:p>67.895</text:p>
          </table:table-cell>
          <table:table-cell table:style-name="ce8" table:formula="of:=[.$A39]/[.L$2]" office:value-type="float" office:value="54.3157894736842" calcext:value-type="float">
            <text:p>54.316</text:p>
          </table:table-cell>
          <table:table-cell table:style-name="ce26" table:formula="of:=[.$A39]/[.M$2]" office:value-type="float" office:value="43.3613445378151" calcext:value-type="float">
            <text:p>43.361</text:p>
          </table:table-cell>
          <table:table-cell table:style-name="ce8" table:formula="of:=[.$A39]/[.N$2]" office:value-type="float" office:value="32.4528301886792" calcext:value-type="float">
            <text:p>32.453</text:p>
          </table:table-cell>
          <table:table-cell table:style-name="ce5" table:formula="of:=[.$A39]/[.O$2]" office:value-type="float" office:value="37.3913043478261" calcext:value-type="float">
            <text:p>37.391</text:p>
          </table:table-cell>
          <table:table-cell table:style-name="ce7" table:formula="of:=[.$A39]/[.P$2]" office:value-type="float" office:value="30" calcext:value-type="float">
            <text:p>30.000</text:p>
          </table:table-cell>
          <table:table-cell table:style-name="ce77" table:formula="of:=[.$A39]/[.Q$2]" office:value-type="float" office:value="24" calcext:value-type="float">
            <text:p>24.000</text:p>
          </table:table-cell>
          <table:table-cell table:style-name="ce77" table:formula="of:=[.$A39]/[.R$2]" office:value-type="float" office:value="17.9790940766551" calcext:value-type="float">
            <text:p>17.979</text:p>
          </table:table-cell>
          <table:table-cell table:style-name="ce15" table:formula="of:=[.S38]+1" office:value-type="float" office:value="86" calcext:value-type="float">
            <text:p>86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8]+1" office:value-type="float" office:value="86" calcext:value-type="float">
            <text:p>8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table:style-name="ce15" table:formula="of:=[.B39]+1" office:value-type="float" office:value="87" calcext:value-type="float">
            <text:p>87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40]/[.K$2]" office:value-type="float" office:value="71.5789473684211" calcext:value-type="float">
            <text:p>71.579</text:p>
          </table:table-cell>
          <table:table-cell table:style-name="ce8" table:formula="of:=[.$A40]/[.L$2]" office:value-type="float" office:value="57.2631578947368" calcext:value-type="float">
            <text:p>57.263</text:p>
          </table:table-cell>
          <table:table-cell table:style-name="ce26" table:formula="of:=[.$A40]/[.M$2]" office:value-type="float" office:value="45.7142857142857" calcext:value-type="float">
            <text:p>45.714</text:p>
          </table:table-cell>
          <table:table-cell table:style-name="ce8" table:formula="of:=[.$A40]/[.N$2]" office:value-type="float" office:value="34.2138364779874" calcext:value-type="float">
            <text:p>34.214</text:p>
          </table:table-cell>
          <table:table-cell table:style-name="ce5" table:formula="of:=[.$A40]/[.O$2]" office:value-type="float" office:value="39.4202898550725" calcext:value-type="float">
            <text:p>39.420</text:p>
          </table:table-cell>
          <table:table-cell table:style-name="ce7" table:formula="of:=[.$A40]/[.P$2]" office:value-type="float" office:value="31.6279069767442" calcext:value-type="float">
            <text:p>31.628</text:p>
          </table:table-cell>
          <table:table-cell table:style-name="ce77" table:formula="of:=[.$A40]/[.Q$2]" office:value-type="float" office:value="25.3023255813953" calcext:value-type="float">
            <text:p>25.302</text:p>
          </table:table-cell>
          <table:table-cell table:style-name="ce77" table:formula="of:=[.$A40]/[.R$2]" office:value-type="float" office:value="18.9547038327526" calcext:value-type="float">
            <text:p>18.955</text:p>
          </table:table-cell>
          <table:table-cell table:style-name="ce15" table:formula="of:=[.S39]+1" office:value-type="float" office:value="87" calcext:value-type="float">
            <text:p>87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39]+1" office:value-type="float" office:value="87" calcext:value-type="float">
            <text:p>8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720" calcext:value-type="float">
            <text:p>5720</text:p>
          </table:table-cell>
          <table:table-cell table:style-name="ce15" table:formula="of:=[.B40]+1" office:value-type="float" office:value="88" calcext:value-type="float">
            <text:p>88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41]/[.K$2]" office:value-type="float" office:value="75.2631578947368" calcext:value-type="float">
            <text:p>75.263</text:p>
          </table:table-cell>
          <table:table-cell table:style-name="ce8" table:formula="of:=[.$A41]/[.L$2]" office:value-type="float" office:value="60.2105263157895" calcext:value-type="float">
            <text:p>60.211</text:p>
          </table:table-cell>
          <table:table-cell table:style-name="ce26" table:formula="of:=[.$A41]/[.M$2]" office:value-type="float" office:value="48.0672268907563" calcext:value-type="float">
            <text:p>48.067</text:p>
          </table:table-cell>
          <table:table-cell table:style-name="ce8" table:formula="of:=[.$A41]/[.N$2]" office:value-type="float" office:value="35.9748427672956" calcext:value-type="float">
            <text:p>35.975</text:p>
          </table:table-cell>
          <table:table-cell table:style-name="ce5" table:formula="of:=[.$A41]/[.O$2]" office:value-type="float" office:value="41.4492753623189" calcext:value-type="float">
            <text:p>41.449</text:p>
          </table:table-cell>
          <table:table-cell table:style-name="ce7" table:formula="of:=[.$A41]/[.P$2]" office:value-type="float" office:value="33.2558139534884" calcext:value-type="float">
            <text:p>33.256</text:p>
          </table:table-cell>
          <table:table-cell table:style-name="ce77" table:formula="of:=[.$A41]/[.Q$2]" office:value-type="float" office:value="26.6046511627907" calcext:value-type="float">
            <text:p>26.605</text:p>
          </table:table-cell>
          <table:table-cell table:style-name="ce77" table:formula="of:=[.$A41]/[.R$2]" office:value-type="float" office:value="19.9303135888502" calcext:value-type="float">
            <text:p>19.930</text:p>
          </table:table-cell>
          <table:table-cell table:style-name="ce15" table:formula="of:=[.S40]+1" office:value-type="float" office:value="88" calcext:value-type="float">
            <text:p>88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0]+1" office:value-type="float" office:value="88" calcext:value-type="float">
            <text:p>8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style-name="ce15" table:formula="of:=[.B41]+1" office:value-type="float" office:value="89" calcext:value-type="float">
            <text:p>89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5" table:formula="of:=[.$A42]/[.K$2]" office:value-type="float" office:value="78.8157894736842" calcext:value-type="float">
            <text:p>78.816</text:p>
          </table:table-cell>
          <table:table-cell table:style-name="ce8" table:formula="of:=[.$A42]/[.L$2]" office:value-type="float" office:value="63.0526315789474" calcext:value-type="float">
            <text:p>63.053</text:p>
          </table:table-cell>
          <table:table-cell table:style-name="ce26" table:formula="of:=[.$A42]/[.M$2]" office:value-type="float" office:value="50.3361344537815" calcext:value-type="float">
            <text:p>50.336</text:p>
          </table:table-cell>
          <table:table-cell table:style-name="ce8" table:formula="of:=[.$A42]/[.N$2]" office:value-type="float" office:value="37.6729559748428" calcext:value-type="float">
            <text:p>37.673</text:p>
          </table:table-cell>
          <table:table-cell table:style-name="ce5" table:formula="of:=[.$A42]/[.O$2]" office:value-type="float" office:value="43.4057971014493" calcext:value-type="float">
            <text:p>43.406</text:p>
          </table:table-cell>
          <table:table-cell table:style-name="ce7" table:formula="of:=[.$A42]/[.P$2]" office:value-type="float" office:value="34.8255813953488" calcext:value-type="float">
            <text:p>34.826</text:p>
          </table:table-cell>
          <table:table-cell table:style-name="ce77" table:formula="of:=[.$A42]/[.Q$2]" office:value-type="float" office:value="27.8604651162791" calcext:value-type="float">
            <text:p>27.860</text:p>
          </table:table-cell>
          <table:table-cell table:style-name="ce77" table:formula="of:=[.$A42]/[.R$2]" office:value-type="float" office:value="20.8710801393728" calcext:value-type="float">
            <text:p>20.871</text:p>
          </table:table-cell>
          <table:table-cell table:style-name="ce15" table:formula="of:=[.S41]+1" office:value-type="float" office:value="89" calcext:value-type="float">
            <text:p>89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1]+1" office:value-type="float" office:value="89" calcext:value-type="float">
            <text:p>8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270" calcext:value-type="float">
            <text:p>6270</text:p>
          </table:table-cell>
          <table:table-cell table:style-name="ce16" table:formula="of:=[.B42]+1" office:value-type="float" office:value="90" calcext:value-type="float">
            <text:p>90</text:p>
          </table:table-cell>
          <table:table-cell table:style-name="ce16" table:number-columns-repeated="2"/>
          <table:table-cell table:number-columns-repeated="6"/>
          <table:table-cell table:style-name="ce5" table:formula="of:=[.$A43]/[.K$2]" office:value-type="float" office:value="82.5" calcext:value-type="float">
            <text:p>82.500</text:p>
          </table:table-cell>
          <table:table-cell table:style-name="ce8" table:formula="of:=[.$A43]/[.L$2]" office:value-type="float" office:value="66" calcext:value-type="float">
            <text:p>66.000</text:p>
          </table:table-cell>
          <table:table-cell table:style-name="ce26" table:formula="of:=[.$A43]/[.M$2]" office:value-type="float" office:value="52.6890756302521" calcext:value-type="float">
            <text:p>52.689</text:p>
          </table:table-cell>
          <table:table-cell table:style-name="ce26" table:formula="of:=[.$A43]/[.N$2]" office:value-type="float" office:value="39.4339622641509" calcext:value-type="float">
            <text:p>39.434</text:p>
          </table:table-cell>
          <table:table-cell table:style-name="ce5" table:formula="of:=[.$A43]/[.O$2]" office:value-type="float" office:value="45.4347826086956" calcext:value-type="float">
            <text:p>45.435</text:p>
          </table:table-cell>
          <table:table-cell table:style-name="ce26" table:formula="of:=[.$A43]/[.P$2]" office:value-type="float" office:value="36.453488372093" calcext:value-type="float">
            <text:p>36.453</text:p>
          </table:table-cell>
          <table:table-cell table:style-name="ce26" table:formula="of:=[.$A43]/[.Q$2]" office:value-type="float" office:value="29.1627906976744" calcext:value-type="float">
            <text:p>29.163</text:p>
          </table:table-cell>
          <table:table-cell table:style-name="ce26" table:formula="of:=[.$A43]/[.R$2]" office:value-type="float" office:value="21.8466898954704" calcext:value-type="float">
            <text:p>21.847</text:p>
          </table:table-cell>
          <table:table-cell table:style-name="ce16" table:formula="of:=[.S42]+1" office:value-type="float" office:value="90" calcext:value-type="float">
            <text:p>90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G42]+1" office:value-type="float" office:value="90" calcext:value-type="float">
            <text:p>9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550" calcext:value-type="float">
            <text:p>6550</text:p>
          </table:table-cell>
          <table:table-cell table:style-name="ce15" table:formula="of:=[.B43]+1" office:value-type="float" office:value="91" calcext:value-type="float">
            <text:p>91</text:p>
          </table:table-cell>
          <table:table-cell table:style-name="ce15" table:number-columns-repeated="2"/>
          <table:table-cell table:number-columns-repeated="6"/>
          <table:table-cell table:style-name="ce5" table:formula="of:=[.$A44]/[.K$2]" office:value-type="float" office:value="86.1842105263158" calcext:value-type="float">
            <text:p>86.184</text:p>
          </table:table-cell>
          <table:table-cell table:style-name="ce8" table:formula="of:=[.$A44]/[.L$2]" office:value-type="float" office:value="68.9473684210526" calcext:value-type="float">
            <text:p>68.947</text:p>
          </table:table-cell>
          <table:table-cell table:style-name="ce26" table:formula="of:=[.$A44]/[.M$2]" office:value-type="float" office:value="55.0420168067227" calcext:value-type="float">
            <text:p>55.042</text:p>
          </table:table-cell>
          <table:table-cell table:style-name="ce26" table:formula="of:=[.$A44]/[.N$2]" office:value-type="float" office:value="41.1949685534591" calcext:value-type="float">
            <text:p>41.195</text:p>
          </table:table-cell>
          <table:table-cell table:style-name="ce5" table:formula="of:=[.$A44]/[.O$2]" office:value-type="float" office:value="47.463768115942" calcext:value-type="float">
            <text:p>47.464</text:p>
          </table:table-cell>
          <table:table-cell table:style-name="ce26" table:formula="of:=[.$A44]/[.P$2]" office:value-type="float" office:value="38.0813953488372" calcext:value-type="float">
            <text:p>38.081</text:p>
          </table:table-cell>
          <table:table-cell table:style-name="ce26" table:formula="of:=[.$A44]/[.Q$2]" office:value-type="float" office:value="30.4651162790698" calcext:value-type="float">
            <text:p>30.465</text:p>
          </table:table-cell>
          <table:table-cell table:style-name="ce26" table:formula="of:=[.$A44]/[.R$2]" office:value-type="float" office:value="22.8222996515679" calcext:value-type="float">
            <text:p>22.822</text:p>
          </table:table-cell>
          <table:table-cell table:style-name="ce15" table:formula="of:=[.S43]+1" office:value-type="float" office:value="91" calcext:value-type="float">
            <text:p>91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3]+1" office:value-type="float" office:value="91" calcext:value-type="float">
            <text:p>9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830" calcext:value-type="float">
            <text:p>6830</text:p>
          </table:table-cell>
          <table:table-cell table:style-name="ce15" table:formula="of:=[.B44]+1" office:value-type="float" office:value="92" calcext:value-type="float">
            <text:p>92</text:p>
          </table:table-cell>
          <table:table-cell table:style-name="ce15" table:number-columns-repeated="2"/>
          <table:table-cell table:number-columns-repeated="6"/>
          <table:table-cell table:style-name="ce5" table:formula="of:=[.$A45]/[.K$2]" office:value-type="float" office:value="89.8684210526316" calcext:value-type="float">
            <text:p>89.868</text:p>
          </table:table-cell>
          <table:table-cell table:style-name="ce8" table:formula="of:=[.$A45]/[.L$2]" office:value-type="float" office:value="71.8947368421053" calcext:value-type="float">
            <text:p>71.895</text:p>
          </table:table-cell>
          <table:table-cell table:style-name="ce26" table:formula="of:=[.$A45]/[.M$2]" office:value-type="float" office:value="57.3949579831933" calcext:value-type="float">
            <text:p>57.395</text:p>
          </table:table-cell>
          <table:table-cell table:style-name="ce26" table:formula="of:=[.$A45]/[.N$2]" office:value-type="float" office:value="42.9559748427673" calcext:value-type="float">
            <text:p>42.956</text:p>
          </table:table-cell>
          <table:table-cell table:style-name="ce5" table:formula="of:=[.$A45]/[.O$2]" office:value-type="float" office:value="49.4927536231884" calcext:value-type="float">
            <text:p>49.493</text:p>
          </table:table-cell>
          <table:table-cell table:style-name="ce26" table:formula="of:=[.$A45]/[.P$2]" office:value-type="float" office:value="39.7093023255814" calcext:value-type="float">
            <text:p>39.709</text:p>
          </table:table-cell>
          <table:table-cell table:style-name="ce26" table:formula="of:=[.$A45]/[.Q$2]" office:value-type="float" office:value="31.7674418604651" calcext:value-type="float">
            <text:p>31.767</text:p>
          </table:table-cell>
          <table:table-cell table:style-name="ce26" table:formula="of:=[.$A45]/[.R$2]" office:value-type="float" office:value="23.7979094076655" calcext:value-type="float">
            <text:p>23.798</text:p>
          </table:table-cell>
          <table:table-cell table:style-name="ce15" table:formula="of:=[.S44]+1" office:value-type="float" office:value="92" calcext:value-type="float">
            <text:p>9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4]+1" office:value-type="float" office:value="92" calcext:value-type="float">
            <text:p>9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100" calcext:value-type="float">
            <text:p>7100</text:p>
          </table:table-cell>
          <table:table-cell table:style-name="ce15" table:formula="of:=[.B45]+1" office:value-type="float" office:value="93" calcext:value-type="float">
            <text:p>93</text:p>
          </table:table-cell>
          <table:table-cell table:style-name="ce15" table:number-columns-repeated="2"/>
          <table:table-cell table:number-columns-repeated="6"/>
          <table:table-cell table:style-name="ce5" table:formula="of:=[.$A46]/[.K$2]" office:value-type="float" office:value="93.4210526315789" calcext:value-type="float">
            <text:p>93.421</text:p>
          </table:table-cell>
          <table:table-cell table:style-name="ce8" table:formula="of:=[.$A46]/[.L$2]" office:value-type="float" office:value="74.7368421052632" calcext:value-type="float">
            <text:p>74.737</text:p>
          </table:table-cell>
          <table:table-cell table:style-name="ce26" table:formula="of:=[.$A46]/[.M$2]" office:value-type="float" office:value="59.6638655462185" calcext:value-type="float">
            <text:p>59.664</text:p>
          </table:table-cell>
          <table:table-cell table:style-name="ce26" table:formula="of:=[.$A46]/[.N$2]" office:value-type="float" office:value="44.6540880503145" calcext:value-type="float">
            <text:p>44.654</text:p>
          </table:table-cell>
          <table:table-cell table:style-name="ce5" table:formula="of:=[.$A46]/[.O$2]" office:value-type="float" office:value="51.4492753623189" calcext:value-type="float">
            <text:p>51.449</text:p>
          </table:table-cell>
          <table:table-cell table:style-name="ce26" table:formula="of:=[.$A46]/[.P$2]" office:value-type="float" office:value="41.2790697674419" calcext:value-type="float">
            <text:p>41.279</text:p>
          </table:table-cell>
          <table:table-cell table:style-name="ce26" table:formula="of:=[.$A46]/[.Q$2]" office:value-type="float" office:value="33.0232558139535" calcext:value-type="float">
            <text:p>33.023</text:p>
          </table:table-cell>
          <table:table-cell table:style-name="ce26" table:formula="of:=[.$A46]/[.R$2]" office:value-type="float" office:value="24.7386759581882" calcext:value-type="float">
            <text:p>24.739</text:p>
          </table:table-cell>
          <table:table-cell table:style-name="ce15" table:formula="of:=[.S45]+1" office:value-type="float" office:value="93" calcext:value-type="float">
            <text:p>93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5]+1" office:value-type="float" office:value="93" calcext:value-type="float">
            <text:p>9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390" calcext:value-type="float">
            <text:p>7390</text:p>
          </table:table-cell>
          <table:table-cell table:style-name="ce15" table:formula="of:=[.B46]+1" office:value-type="float" office:value="94" calcext:value-type="float">
            <text:p>94</text:p>
          </table:table-cell>
          <table:table-cell table:style-name="ce15" table:number-columns-repeated="2"/>
          <table:table-cell table:number-columns-repeated="6"/>
          <table:table-cell table:style-name="ce5" table:formula="of:=[.$A47]/[.K$2]" office:value-type="float" office:value="97.2368421052632" calcext:value-type="float">
            <text:p>97.237</text:p>
          </table:table-cell>
          <table:table-cell table:style-name="ce8" table:formula="of:=[.$A47]/[.L$2]" office:value-type="float" office:value="77.7894736842105" calcext:value-type="float">
            <text:p>77.789</text:p>
          </table:table-cell>
          <table:table-cell table:style-name="ce26" table:formula="of:=[.$A47]/[.M$2]" office:value-type="float" office:value="62.1008403361345" calcext:value-type="float">
            <text:p>62.101</text:p>
          </table:table-cell>
          <table:table-cell table:style-name="ce26" table:formula="of:=[.$A47]/[.N$2]" office:value-type="float" office:value="46.4779874213837" calcext:value-type="float">
            <text:p>46.478</text:p>
          </table:table-cell>
          <table:table-cell table:style-name="ce5" table:formula="of:=[.$A47]/[.O$2]" office:value-type="float" office:value="53.5507246376812" calcext:value-type="float">
            <text:p>53.551</text:p>
          </table:table-cell>
          <table:table-cell table:style-name="ce26" table:formula="of:=[.$A47]/[.P$2]" office:value-type="float" office:value="42.9651162790698" calcext:value-type="float">
            <text:p>42.965</text:p>
          </table:table-cell>
          <table:table-cell table:style-name="ce26" table:formula="of:=[.$A47]/[.Q$2]" office:value-type="float" office:value="34.3720930232558" calcext:value-type="float">
            <text:p>34.372</text:p>
          </table:table-cell>
          <table:table-cell table:style-name="ce26" table:formula="of:=[.$A47]/[.R$2]" office:value-type="float" office:value="25.7491289198606" calcext:value-type="float">
            <text:p>25.749</text:p>
          </table:table-cell>
          <table:table-cell table:style-name="ce15" table:formula="of:=[.S46]+1" office:value-type="float" office:value="94" calcext:value-type="float">
            <text:p>94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G46]+1" office:value-type="float" office:value="94" calcext:value-type="float">
            <text:p>9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670" calcext:value-type="float">
            <text:p>7670</text:p>
          </table:table-cell>
          <table:table-cell table:style-name="ce16" table:formula="of:=[.B47]+1" office:value-type="float" office:value="95" calcext:value-type="float">
            <text:p>95</text:p>
          </table:table-cell>
          <table:table-cell table:style-name="ce16" table:number-columns-repeated="2"/>
          <table:table-cell table:number-columns-repeated="6"/>
          <table:table-cell table:style-name="ce5" table:formula="of:=[.$A48]/[.K$2]" office:value-type="float" office:value="100.921052631579" calcext:value-type="float">
            <text:p>100.921</text:p>
          </table:table-cell>
          <table:table-cell table:style-name="ce8" table:formula="of:=[.$A48]/[.L$2]" office:value-type="float" office:value="80.7368421052632" calcext:value-type="float">
            <text:p>80.737</text:p>
          </table:table-cell>
          <table:table-cell table:style-name="ce26" table:formula="of:=[.$A48]/[.M$2]" office:value-type="float" office:value="64.453781512605" calcext:value-type="float">
            <text:p>64.454</text:p>
          </table:table-cell>
          <table:table-cell table:style-name="ce26" table:formula="of:=[.$A48]/[.N$2]" office:value-type="float" office:value="48.2389937106918" calcext:value-type="float">
            <text:p>48.239</text:p>
          </table:table-cell>
          <table:table-cell table:style-name="ce5" table:formula="of:=[.$A48]/[.O$2]" office:value-type="float" office:value="55.5797101449275" calcext:value-type="float">
            <text:p>55.580</text:p>
          </table:table-cell>
          <table:table-cell table:style-name="ce26" table:formula="of:=[.$A48]/[.P$2]" office:value-type="float" office:value="44.593023255814" calcext:value-type="float">
            <text:p>44.593</text:p>
          </table:table-cell>
          <table:table-cell table:style-name="ce26" table:formula="of:=[.$A48]/[.Q$2]" office:value-type="float" office:value="35.6744186046512" calcext:value-type="float">
            <text:p>35.674</text:p>
          </table:table-cell>
          <table:table-cell table:style-name="ce26" table:formula="of:=[.$A48]/[.R$2]" office:value-type="float" office:value="26.7247386759582" calcext:value-type="float">
            <text:p>26.725</text:p>
          </table:table-cell>
          <table:table-cell table:style-name="ce16" table:formula="of:=[.S47]+1" office:value-type="float" office:value="95" calcext:value-type="float">
            <text:p>95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G47]+1" office:value-type="float" office:value="95" calcext:value-type="float">
            <text:p>9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950" calcext:value-type="float">
            <text:p>7950</text:p>
          </table:table-cell>
          <table:table-cell table:style-name="ce17" table:formula="of:=[.B48]+1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6"/>
          <table:table-cell table:style-name="ce5" table:formula="of:=[.$A49]/[.K$2]" office:value-type="float" office:value="104.605263157895" calcext:value-type="float">
            <text:p>104.605</text:p>
          </table:table-cell>
          <table:table-cell table:style-name="ce8" table:formula="of:=[.$A49]/[.L$2]" office:value-type="float" office:value="83.6842105263158" calcext:value-type="float">
            <text:p>83.684</text:p>
          </table:table-cell>
          <table:table-cell table:style-name="ce26" table:formula="of:=[.$A49]/[.M$2]" office:value-type="float" office:value="66.8067226890756" calcext:value-type="float">
            <text:p>66.807</text:p>
          </table:table-cell>
          <table:table-cell table:style-name="ce26" table:formula="of:=[.$A49]/[.N$2]" office:value-type="float" office:value="50" calcext:value-type="float">
            <text:p>50.000</text:p>
          </table:table-cell>
          <table:table-cell table:style-name="ce5" table:formula="of:=[.$A49]/[.O$2]" office:value-type="float" office:value="57.6086956521739" calcext:value-type="float">
            <text:p>57.609</text:p>
          </table:table-cell>
          <table:table-cell table:style-name="ce26" table:formula="of:=[.$A49]/[.P$2]" office:value-type="float" office:value="46.2209302325581" calcext:value-type="float">
            <text:p>46.221</text:p>
          </table:table-cell>
          <table:table-cell table:style-name="ce26" table:formula="of:=[.$A49]/[.Q$2]" office:value-type="float" office:value="36.9767441860465" calcext:value-type="float">
            <text:p>36.977</text:p>
          </table:table-cell>
          <table:table-cell table:style-name="ce26" table:formula="of:=[.$A49]/[.R$2]" office:value-type="float" office:value="27.7003484320557" calcext:value-type="float">
            <text:p>27.700</text:p>
          </table:table-cell>
          <table:table-cell table:style-name="ce17" table:formula="of:=[.S48]+1" office:value-type="float" office:value="96" calcext:value-type="float">
            <text:p>96</text:p>
          </table:table-cell>
          <table:table-cell table:style-name="ce60" office:value-type="float" office:value="795" calcext:value-type="float">
            <text:p>79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48]+1" office:value-type="float" office:value="96" calcext:value-type="float">
            <text:p>9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230" calcext:value-type="float">
            <text:p>8230</text:p>
          </table:table-cell>
          <table:table-cell table:style-name="ce17" table:formula="of:=[.B49]+1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6"/>
          <table:table-cell table:style-name="ce5" table:formula="of:=[.$A50]/[.K$2]" office:value-type="float" office:value="108.289473684211" calcext:value-type="float">
            <text:p>108.289</text:p>
          </table:table-cell>
          <table:table-cell table:style-name="ce8" table:formula="of:=[.$A50]/[.L$2]" office:value-type="float" office:value="86.6315789473684" calcext:value-type="float">
            <text:p>86.632</text:p>
          </table:table-cell>
          <table:table-cell table:style-name="ce26" table:formula="of:=[.$A50]/[.M$2]" office:value-type="float" office:value="69.1596638655462" calcext:value-type="float">
            <text:p>69.160</text:p>
          </table:table-cell>
          <table:table-cell table:style-name="ce26" table:formula="of:=[.$A50]/[.N$2]" office:value-type="float" office:value="51.7610062893082" calcext:value-type="float">
            <text:p>51.761</text:p>
          </table:table-cell>
          <table:table-cell table:style-name="ce5" table:formula="of:=[.$A50]/[.O$2]" office:value-type="float" office:value="59.6376811594203" calcext:value-type="float">
            <text:p>59.638</text:p>
          </table:table-cell>
          <table:table-cell table:style-name="ce26" table:formula="of:=[.$A50]/[.P$2]" office:value-type="float" office:value="47.8488372093023" calcext:value-type="float">
            <text:p>47.849</text:p>
          </table:table-cell>
          <table:table-cell table:style-name="ce26" table:formula="of:=[.$A50]/[.Q$2]" office:value-type="float" office:value="38.2790697674419" calcext:value-type="float">
            <text:p>38.279</text:p>
          </table:table-cell>
          <table:table-cell table:style-name="ce26" table:formula="of:=[.$A50]/[.R$2]" office:value-type="float" office:value="28.6759581881533" calcext:value-type="float">
            <text:p>28.676</text:p>
          </table:table-cell>
          <table:table-cell table:style-name="ce17" table:formula="of:=[.S49]+1" office:value-type="float" office:value="97" calcext:value-type="float">
            <text:p>97</text:p>
          </table:table-cell>
          <table:table-cell table:style-name="ce60" office:value-type="float" office:value="823" calcext:value-type="float">
            <text:p>8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49]+1" office:value-type="float" office:value="97" calcext:value-type="float">
            <text:p>9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510" calcext:value-type="float">
            <text:p>8510</text:p>
          </table:table-cell>
          <table:table-cell table:style-name="ce17" table:formula="of:=[.B50]+1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6"/>
          <table:table-cell table:style-name="ce5" table:formula="of:=[.$A51]/[.K$2]" office:value-type="float" office:value="111.973684210526" calcext:value-type="float">
            <text:p>111.974</text:p>
          </table:table-cell>
          <table:table-cell table:style-name="ce8" table:formula="of:=[.$A51]/[.L$2]" office:value-type="float" office:value="89.5789473684211" calcext:value-type="float">
            <text:p>89.579</text:p>
          </table:table-cell>
          <table:table-cell table:style-name="ce26" table:formula="of:=[.$A51]/[.M$2]" office:value-type="float" office:value="71.5126050420168" calcext:value-type="float">
            <text:p>71.513</text:p>
          </table:table-cell>
          <table:table-cell table:style-name="ce26" table:formula="of:=[.$A51]/[.N$2]" office:value-type="float" office:value="53.5220125786164" calcext:value-type="float">
            <text:p>53.522</text:p>
          </table:table-cell>
          <table:table-cell table:style-name="ce5" table:formula="of:=[.$A51]/[.O$2]" office:value-type="float" office:value="61.6666666666667" calcext:value-type="float">
            <text:p>61.667</text:p>
          </table:table-cell>
          <table:table-cell table:style-name="ce26" table:formula="of:=[.$A51]/[.P$2]" office:value-type="float" office:value="49.4767441860465" calcext:value-type="float">
            <text:p>49.477</text:p>
          </table:table-cell>
          <table:table-cell table:style-name="ce26" table:formula="of:=[.$A51]/[.Q$2]" office:value-type="float" office:value="39.5813953488372" calcext:value-type="float">
            <text:p>39.581</text:p>
          </table:table-cell>
          <table:table-cell table:style-name="ce26" table:formula="of:=[.$A51]/[.R$2]" office:value-type="float" office:value="29.6515679442509" calcext:value-type="float">
            <text:p>29.652</text:p>
          </table:table-cell>
          <table:table-cell table:style-name="ce17" table:formula="of:=[.S50]+1" office:value-type="float" office:value="98" calcext:value-type="float">
            <text:p>98</text:p>
          </table:table-cell>
          <table:table-cell table:style-name="ce60" office:value-type="float" office:value="851" calcext:value-type="float">
            <text:p>8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0]+1" office:value-type="float" office:value="98" calcext:value-type="float">
            <text:p>9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790" calcext:value-type="float">
            <text:p>8790</text:p>
          </table:table-cell>
          <table:table-cell table:style-name="ce17" table:formula="of:=[.B51]+1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6"/>
          <table:table-cell table:style-name="ce5" table:formula="of:=[.$A52]/[.K$2]" office:value-type="float" office:value="115.657894736842" calcext:value-type="float">
            <text:p>115.658</text:p>
          </table:table-cell>
          <table:table-cell table:style-name="ce8" table:formula="of:=[.$A52]/[.L$2]" office:value-type="float" office:value="92.5263157894737" calcext:value-type="float">
            <text:p>92.526</text:p>
          </table:table-cell>
          <table:table-cell table:style-name="ce26" table:formula="of:=[.$A52]/[.M$2]" office:value-type="float" office:value="73.8655462184874" calcext:value-type="float">
            <text:p>73.866</text:p>
          </table:table-cell>
          <table:table-cell table:style-name="ce26" table:formula="of:=[.$A52]/[.N$2]" office:value-type="float" office:value="55.2830188679245" calcext:value-type="float">
            <text:p>55.283</text:p>
          </table:table-cell>
          <table:table-cell table:style-name="ce5" table:formula="of:=[.$A52]/[.O$2]" office:value-type="float" office:value="63.695652173913" calcext:value-type="float">
            <text:p>63.696</text:p>
          </table:table-cell>
          <table:table-cell table:style-name="ce26" table:formula="of:=[.$A52]/[.P$2]" office:value-type="float" office:value="51.1046511627907" calcext:value-type="float">
            <text:p>51.105</text:p>
          </table:table-cell>
          <table:table-cell table:style-name="ce26" table:formula="of:=[.$A52]/[.Q$2]" office:value-type="float" office:value="40.8837209302326" calcext:value-type="float">
            <text:p>40.884</text:p>
          </table:table-cell>
          <table:table-cell table:style-name="ce26" table:formula="of:=[.$A52]/[.R$2]" office:value-type="float" office:value="30.6271777003484" calcext:value-type="float">
            <text:p>30.627</text:p>
          </table:table-cell>
          <table:table-cell table:style-name="ce17" table:formula="of:=[.S51]+1" office:value-type="float" office:value="99" calcext:value-type="float">
            <text:p>99</text:p>
          </table:table-cell>
          <table:table-cell table:style-name="ce60" office:value-type="float" office:value="879" calcext:value-type="float">
            <text:p>8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1]+1" office:value-type="float" office:value="99" calcext:value-type="float">
            <text:p>9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220" calcext:value-type="float">
            <text:p>9220</text:p>
          </table:table-cell>
          <table:table-cell table:style-name="ce18" table:formula="of:=[.B52]+1" office:value-type="float" office:value="100" calcext:value-type="float">
            <text:p>100</text:p>
          </table:table-cell>
          <table:table-cell table:style-name="ce18" table:number-columns-repeated="2"/>
          <table:table-cell table:number-columns-repeated="6"/>
          <table:table-cell table:style-name="ce5" table:formula="of:=[.$A53]/[.K$2]" office:value-type="float" office:value="121.315789473684" calcext:value-type="float">
            <text:p>121.316</text:p>
          </table:table-cell>
          <table:table-cell table:style-name="ce8" table:formula="of:=[.$A53]/[.L$2]" office:value-type="float" office:value="97.0526315789474" calcext:value-type="float">
            <text:p>97.053</text:p>
          </table:table-cell>
          <table:table-cell table:style-name="ce26" table:formula="of:=[.$A53]/[.M$2]" office:value-type="float" office:value="77.4789915966386" calcext:value-type="float">
            <text:p>77.479</text:p>
          </table:table-cell>
          <table:table-cell table:style-name="ce26" table:formula="of:=[.$A53]/[.N$2]" office:value-type="float" office:value="57.9874213836478" calcext:value-type="float">
            <text:p>57.987</text:p>
          </table:table-cell>
          <table:table-cell table:style-name="ce5" table:formula="of:=[.$A53]/[.O$2]" office:value-type="float" office:value="66.8115942028985" calcext:value-type="float">
            <text:p>66.812</text:p>
          </table:table-cell>
          <table:table-cell table:style-name="ce26" table:formula="of:=[.$A53]/[.P$2]" office:value-type="float" office:value="53.6046511627907" calcext:value-type="float">
            <text:p>53.605</text:p>
          </table:table-cell>
          <table:table-cell table:style-name="ce26" table:formula="of:=[.$A53]/[.Q$2]" office:value-type="float" office:value="42.8837209302326" calcext:value-type="float">
            <text:p>42.884</text:p>
          </table:table-cell>
          <table:table-cell table:style-name="ce26" table:formula="of:=[.$A53]/[.R$2]" office:value-type="float" office:value="32.1254355400697" calcext:value-type="float">
            <text:p>32.125</text:p>
          </table:table-cell>
          <table:table-cell table:style-name="ce18" table:formula="of:=[.S52]+1" office:value-type="float" office:value="100" calcext:value-type="float">
            <text:p>100</text:p>
          </table:table-cell>
          <table:table-cell table:style-name="ce60" office:value-type="float" office:value="922" calcext:value-type="float">
            <text:p>92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G52]+1" office:value-type="float" office:value="100" calcext:value-type="float">
            <text:p>10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630" calcext:value-type="float">
            <text:p>9630</text:p>
          </table:table-cell>
          <table:table-cell table:style-name="ce17" table:formula="of:=[.B53]+1" office:value-type="float" office:value="101" calcext:value-type="float">
            <text:p>101</text:p>
          </table:table-cell>
          <table:table-cell table:style-name="ce17" table:number-columns-repeated="2"/>
          <table:table-cell table:number-columns-repeated="6"/>
          <table:table-cell table:style-name="ce5" table:formula="of:=[.$A54]/[.K$2]" office:value-type="float" office:value="126.710526315789" calcext:value-type="float">
            <text:p>126.711</text:p>
          </table:table-cell>
          <table:table-cell table:style-name="ce8" table:formula="of:=[.$A54]/[.L$2]" office:value-type="float" office:value="101.368421052632" calcext:value-type="float">
            <text:p>101.368</text:p>
          </table:table-cell>
          <table:table-cell table:style-name="ce26" table:formula="of:=[.$A54]/[.M$2]" office:value-type="float" office:value="80.9243697478992" calcext:value-type="float">
            <text:p>80.924</text:p>
          </table:table-cell>
          <table:table-cell table:style-name="ce26" table:formula="of:=[.$A54]/[.N$2]" office:value-type="float" office:value="60.5660377358491" calcext:value-type="float">
            <text:p>60.566</text:p>
          </table:table-cell>
          <table:table-cell table:style-name="ce5" table:formula="of:=[.$A54]/[.O$2]" office:value-type="float" office:value="69.7826086956522" calcext:value-type="float">
            <text:p>69.783</text:p>
          </table:table-cell>
          <table:table-cell table:style-name="ce26" table:formula="of:=[.$A54]/[.P$2]" office:value-type="float" office:value="55.9883720930233" calcext:value-type="float">
            <text:p>55.988</text:p>
          </table:table-cell>
          <table:table-cell table:style-name="ce26" table:formula="of:=[.$A54]/[.Q$2]" office:value-type="float" office:value="44.7906976744186" calcext:value-type="float">
            <text:p>44.791</text:p>
          </table:table-cell>
          <table:table-cell table:style-name="ce26" table:formula="of:=[.$A54]/[.R$2]" office:value-type="float" office:value="33.5540069686411" calcext:value-type="float">
            <text:p>33.554</text:p>
          </table:table-cell>
          <table:table-cell table:style-name="ce17" table:formula="of:=[.S53]+1" office:value-type="float" office:value="101" calcext:value-type="float">
            <text:p>101</text:p>
          </table:table-cell>
          <table:table-cell table:style-name="ce60" office:value-type="float" office:value="963" calcext:value-type="float">
            <text:p>96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3]+1" office:value-type="float" office:value="101" calcext:value-type="float">
            <text:p>10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050" calcext:value-type="float">
            <text:p>10050</text:p>
          </table:table-cell>
          <table:table-cell table:style-name="ce17" table:formula="of:=[.B54]+1" office:value-type="float" office:value="102" calcext:value-type="float">
            <text:p>102</text:p>
          </table:table-cell>
          <table:table-cell table:style-name="ce17" table:number-columns-repeated="2"/>
          <table:table-cell table:number-columns-repeated="6"/>
          <table:table-cell table:style-name="ce5" table:formula="of:=[.$A55]/[.K$2]" office:value-type="float" office:value="132.236842105263" calcext:value-type="float">
            <text:p>132.237</text:p>
          </table:table-cell>
          <table:table-cell table:style-name="ce8" table:formula="of:=[.$A55]/[.L$2]" office:value-type="float" office:value="105.789473684211" calcext:value-type="float">
            <text:p>105.789</text:p>
          </table:table-cell>
          <table:table-cell table:style-name="ce26" table:formula="of:=[.$A55]/[.M$2]" office:value-type="float" office:value="84.453781512605" calcext:value-type="float">
            <text:p>84.454</text:p>
          </table:table-cell>
          <table:table-cell table:style-name="ce26" table:formula="of:=[.$A55]/[.N$2]" office:value-type="float" office:value="63.2075471698113" calcext:value-type="float">
            <text:p>63.208</text:p>
          </table:table-cell>
          <table:table-cell table:style-name="ce5" table:formula="of:=[.$A55]/[.O$2]" office:value-type="float" office:value="72.8260869565217" calcext:value-type="float">
            <text:p>72.826</text:p>
          </table:table-cell>
          <table:table-cell table:style-name="ce26" table:formula="of:=[.$A55]/[.P$2]" office:value-type="float" office:value="58.4302325581395" calcext:value-type="float">
            <text:p>58.430</text:p>
          </table:table-cell>
          <table:table-cell table:style-name="ce26" table:formula="of:=[.$A55]/[.Q$2]" office:value-type="float" office:value="46.7441860465116" calcext:value-type="float">
            <text:p>46.744</text:p>
          </table:table-cell>
          <table:table-cell table:style-name="ce26" table:formula="of:=[.$A55]/[.R$2]" office:value-type="float" office:value="35.0174216027875" calcext:value-type="float">
            <text:p>35.017</text:p>
          </table:table-cell>
          <table:table-cell table:style-name="ce17" table:formula="of:=[.S54]+1" office:value-type="float" office:value="102" calcext:value-type="float">
            <text:p>102</text:p>
          </table:table-cell>
          <table:table-cell table:style-name="ce60" office:value-type="float" office:value="1005" calcext:value-type="float">
            <text:p>100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4]+1" office:value-type="float" office:value="102" calcext:value-type="float">
            <text:p>10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70" calcext:value-type="float">
            <text:p>10470</text:p>
          </table:table-cell>
          <table:table-cell table:style-name="ce17" table:formula="of:=[.B55]+1" office:value-type="float" office:value="103" calcext:value-type="float">
            <text:p>103</text:p>
          </table:table-cell>
          <table:table-cell table:style-name="ce17" table:number-columns-repeated="2"/>
          <table:table-cell table:number-columns-repeated="6"/>
          <table:table-cell table:style-name="ce5" table:formula="of:=[.$A56]/[.K$2]" office:value-type="float" office:value="137.763157894737" calcext:value-type="float">
            <text:p>137.763</text:p>
          </table:table-cell>
          <table:table-cell table:style-name="ce8" table:formula="of:=[.$A56]/[.L$2]" office:value-type="float" office:value="110.210526315789" calcext:value-type="float">
            <text:p>110.211</text:p>
          </table:table-cell>
          <table:table-cell table:style-name="ce26" table:formula="of:=[.$A56]/[.M$2]" office:value-type="float" office:value="87.9831932773109" calcext:value-type="float">
            <text:p>87.983</text:p>
          </table:table-cell>
          <table:table-cell table:style-name="ce26" table:formula="of:=[.$A56]/[.N$2]" office:value-type="float" office:value="65.8490566037736" calcext:value-type="float">
            <text:p>65.849</text:p>
          </table:table-cell>
          <table:table-cell table:style-name="ce5" table:formula="of:=[.$A56]/[.O$2]" office:value-type="float" office:value="75.8695652173913" calcext:value-type="float">
            <text:p>75.870</text:p>
          </table:table-cell>
          <table:table-cell table:style-name="ce26" table:formula="of:=[.$A56]/[.P$2]" office:value-type="float" office:value="60.8720930232558" calcext:value-type="float">
            <text:p>60.872</text:p>
          </table:table-cell>
          <table:table-cell table:style-name="ce26" table:formula="of:=[.$A56]/[.Q$2]" office:value-type="float" office:value="48.6976744186047" calcext:value-type="float">
            <text:p>48.698</text:p>
          </table:table-cell>
          <table:table-cell table:style-name="ce26" table:formula="of:=[.$A56]/[.R$2]" office:value-type="float" office:value="36.4808362369338" calcext:value-type="float">
            <text:p>36.481</text:p>
          </table:table-cell>
          <table:table-cell table:style-name="ce17" table:formula="of:=[.S55]+1" office:value-type="float" office:value="103" calcext:value-type="float">
            <text:p>103</text:p>
          </table:table-cell>
          <table:table-cell table:style-name="ce60" office:value-type="float" office:value="1047" calcext:value-type="float">
            <text:p>104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5]+1" office:value-type="float" office:value="103" calcext:value-type="float">
            <text:p>10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890" calcext:value-type="float">
            <text:p>10890</text:p>
          </table:table-cell>
          <table:table-cell table:style-name="ce17" table:formula="of:=[.B56]+1" office:value-type="float" office:value="104" calcext:value-type="float">
            <text:p>104</text:p>
          </table:table-cell>
          <table:table-cell table:style-name="ce17" table:number-columns-repeated="2"/>
          <table:table-cell table:number-columns-repeated="6"/>
          <table:table-cell table:style-name="ce5" table:formula="of:=[.$A57]/[.K$2]" office:value-type="float" office:value="143.289473684211" calcext:value-type="float">
            <text:p>143.289</text:p>
          </table:table-cell>
          <table:table-cell table:style-name="ce8" table:formula="of:=[.$A57]/[.L$2]" office:value-type="float" office:value="114.631578947368" calcext:value-type="float">
            <text:p>114.632</text:p>
          </table:table-cell>
          <table:table-cell table:style-name="ce26" table:formula="of:=[.$A57]/[.M$2]" office:value-type="float" office:value="91.5126050420168" calcext:value-type="float">
            <text:p>91.513</text:p>
          </table:table-cell>
          <table:table-cell table:style-name="ce26" table:formula="of:=[.$A57]/[.N$2]" office:value-type="float" office:value="68.4905660377359" calcext:value-type="float">
            <text:p>68.491</text:p>
          </table:table-cell>
          <table:table-cell table:style-name="ce5" table:formula="of:=[.$A57]/[.O$2]" office:value-type="float" office:value="78.9130434782609" calcext:value-type="float">
            <text:p>78.913</text:p>
          </table:table-cell>
          <table:table-cell table:style-name="ce26" table:formula="of:=[.$A57]/[.P$2]" office:value-type="float" office:value="63.3139534883721" calcext:value-type="float">
            <text:p>63.314</text:p>
          </table:table-cell>
          <table:table-cell table:style-name="ce26" table:formula="of:=[.$A57]/[.Q$2]" office:value-type="float" office:value="50.6511627906977" calcext:value-type="float">
            <text:p>50.651</text:p>
          </table:table-cell>
          <table:table-cell table:style-name="ce26" table:formula="of:=[.$A57]/[.R$2]" office:value-type="float" office:value="37.9442508710801" calcext:value-type="float">
            <text:p>37.944</text:p>
          </table:table-cell>
          <table:table-cell table:style-name="ce17" table:formula="of:=[.S56]+1" office:value-type="float" office:value="104" calcext:value-type="float">
            <text:p>104</text:p>
          </table:table-cell>
          <table:table-cell table:style-name="ce60" office:value-type="float" office:value="1089" calcext:value-type="float">
            <text:p>10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6]+1" office:value-type="float" office:value="104" calcext:value-type="float">
            <text:p>10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320" calcext:value-type="float">
            <text:p>11320</text:p>
          </table:table-cell>
          <table:table-cell table:style-name="ce18" table:formula="of:=[.B57]+1" office:value-type="float" office:value="105" calcext:value-type="float">
            <text:p>105</text:p>
          </table:table-cell>
          <table:table-cell table:style-name="ce18" table:number-columns-repeated="2"/>
          <table:table-cell table:number-columns-repeated="2"/>
          <table:table-cell table:style-name="ce1"/>
          <table:table-cell table:number-columns-repeated="3"/>
          <table:table-cell table:style-name="ce5" table:formula="of:=[.$A58]/[.K$2]" office:value-type="float" office:value="148.947368421053" calcext:value-type="float">
            <text:p>148.947</text:p>
          </table:table-cell>
          <table:table-cell table:style-name="ce8" table:formula="of:=[.$A58]/[.L$2]" office:value-type="float" office:value="119.157894736842" calcext:value-type="float">
            <text:p>119.158</text:p>
          </table:table-cell>
          <table:table-cell table:style-name="ce26" table:formula="of:=[.$A58]/[.M$2]" office:value-type="float" office:value="95.1260504201681" calcext:value-type="float">
            <text:p>95.126</text:p>
          </table:table-cell>
          <table:table-cell table:style-name="ce26" table:formula="of:=[.$A58]/[.N$2]" office:value-type="float" office:value="71.1949685534591" calcext:value-type="float">
            <text:p>71.195</text:p>
          </table:table-cell>
          <table:table-cell table:style-name="ce5" table:formula="of:=[.$A58]/[.O$2]" office:value-type="float" office:value="82.0289855072464" calcext:value-type="float">
            <text:p>82.029</text:p>
          </table:table-cell>
          <table:table-cell table:style-name="ce26" table:formula="of:=[.$A58]/[.P$2]" office:value-type="float" office:value="65.8139534883721" calcext:value-type="float">
            <text:p>65.814</text:p>
          </table:table-cell>
          <table:table-cell table:style-name="ce26" table:formula="of:=[.$A58]/[.Q$2]" office:value-type="float" office:value="52.6511627906977" calcext:value-type="float">
            <text:p>52.651</text:p>
          </table:table-cell>
          <table:table-cell table:style-name="ce26" table:formula="of:=[.$A58]/[.R$2]" office:value-type="float" office:value="39.4425087108014" calcext:value-type="float">
            <text:p>39.443</text:p>
          </table:table-cell>
          <table:table-cell table:style-name="ce18" table:formula="of:=[.S57]+1" office:value-type="float" office:value="105" calcext:value-type="float">
            <text:p>10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G57]+1" office:value-type="float" office:value="105" calcext:value-type="float">
            <text:p>10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730" calcext:value-type="float">
            <text:p>11730</text:p>
          </table:table-cell>
          <table:table-cell table:style-name="ce17" table:formula="of:=[.B58]+1" office:value-type="float" office:value="106" calcext:value-type="float">
            <text:p>106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59]/[.K$2]" office:value-type="float" office:value="154.342105263158" calcext:value-type="float">
            <text:p>154.342</text:p>
          </table:table-cell>
          <table:table-cell table:style-name="ce8" table:formula="of:=[.$A59]/[.L$2]" office:value-type="float" office:value="123.473684210526" calcext:value-type="float">
            <text:p>123.474</text:p>
          </table:table-cell>
          <table:table-cell table:style-name="ce26" table:formula="of:=[.$A59]/[.M$2]" office:value-type="float" office:value="98.5714285714286" calcext:value-type="float">
            <text:p>98.571</text:p>
          </table:table-cell>
          <table:table-cell table:style-name="ce26" table:formula="of:=[.$A59]/[.N$2]" office:value-type="float" office:value="73.7735849056604" calcext:value-type="float">
            <text:p>73.774</text:p>
          </table:table-cell>
          <table:table-cell table:style-name="ce5" table:formula="of:=[.$A59]/[.O$2]" office:value-type="float" office:value="85" calcext:value-type="float">
            <text:p>85.000</text:p>
          </table:table-cell>
          <table:table-cell table:style-name="ce26" table:formula="of:=[.$A59]/[.P$2]" office:value-type="float" office:value="68.1976744186047" calcext:value-type="float">
            <text:p>68.198</text:p>
          </table:table-cell>
          <table:table-cell table:style-name="ce26" table:formula="of:=[.$A59]/[.Q$2]" office:value-type="float" office:value="54.5581395348837" calcext:value-type="float">
            <text:p>54.558</text:p>
          </table:table-cell>
          <table:table-cell table:style-name="ce26" table:formula="of:=[.$A59]/[.R$2]" office:value-type="float" office:value="40.8710801393728" calcext:value-type="float">
            <text:p>40.871</text:p>
          </table:table-cell>
          <table:table-cell table:style-name="ce17" table:formula="of:=[.S58]+1" office:value-type="float" office:value="106" calcext:value-type="float">
            <text:p>106</text:p>
          </table:table-cell>
          <table:table-cell table:style-name="ce60" office:value-type="float" office:value="1173" calcext:value-type="float">
            <text:p>117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58]+1" office:value-type="float" office:value="106" calcext:value-type="float">
            <text:p>10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160" calcext:value-type="float">
            <text:p>12160</text:p>
          </table:table-cell>
          <table:table-cell table:style-name="ce17" table:formula="of:=[.B59]+1" office:value-type="float" office:value="107" calcext:value-type="float">
            <text:p>107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60]/[.K$2]" office:value-type="float" office:value="160" calcext:value-type="float">
            <text:p>160.000</text:p>
          </table:table-cell>
          <table:table-cell table:style-name="ce8" table:formula="of:=[.$A60]/[.L$2]" office:value-type="float" office:value="128" calcext:value-type="float">
            <text:p>128.000</text:p>
          </table:table-cell>
          <table:table-cell table:style-name="ce26" table:formula="of:=[.$A60]/[.M$2]" office:value-type="float" office:value="102.18487394958" calcext:value-type="float">
            <text:p>102.185</text:p>
          </table:table-cell>
          <table:table-cell table:style-name="ce26" table:formula="of:=[.$A60]/[.N$2]" office:value-type="float" office:value="76.4779874213837" calcext:value-type="float">
            <text:p>76.478</text:p>
          </table:table-cell>
          <table:table-cell table:style-name="ce5" table:formula="of:=[.$A60]/[.O$2]" office:value-type="float" office:value="88.1159420289855" calcext:value-type="float">
            <text:p>88.116</text:p>
          </table:table-cell>
          <table:table-cell table:style-name="ce26" table:formula="of:=[.$A60]/[.P$2]" office:value-type="float" office:value="70.6976744186047" calcext:value-type="float">
            <text:p>70.698</text:p>
          </table:table-cell>
          <table:table-cell table:style-name="ce26" table:formula="of:=[.$A60]/[.Q$2]" office:value-type="float" office:value="56.5581395348837" calcext:value-type="float">
            <text:p>56.558</text:p>
          </table:table-cell>
          <table:table-cell table:style-name="ce26" table:formula="of:=[.$A60]/[.R$2]" office:value-type="float" office:value="42.3693379790941" calcext:value-type="float">
            <text:p>42.369</text:p>
          </table:table-cell>
          <table:table-cell table:style-name="ce17" table:formula="of:=[.S59]+1" office:value-type="float" office:value="107" calcext:value-type="float">
            <text:p>107</text:p>
          </table:table-cell>
          <table:table-cell table:style-name="ce60" office:value-type="float" office:value="1216" calcext:value-type="float">
            <text:p>1216</text:p>
          </table:table-cell>
          <table:table-cell table:style-name="ce23" table:formula="of:=ROUND([.W60]/[.X$2]*[.V$2])" office:value-type="float" office:value="118" calcext:value-type="float">
            <text:p>118</text:p>
          </table:table-cell>
          <table:table-cell table:style-name="ce39" table:formula="of:=[.$T60]/[.U60]" office:value-type="float" office:value="10.3050847457627" calcext:value-type="float">
            <text:p>10.305</text:p>
          </table:table-cell>
          <table:table-cell table:style-name="ce23" table:formula="of:=ROUND([.Y60]/[.Z$2]*[.X$2])" office:value-type="float" office:value="147" calcext:value-type="float">
            <text:p>147</text:p>
          </table:table-cell>
          <table:table-cell table:style-name="ce39" table:formula="of:=[.$T60]/[.W60]" office:value-type="float" office:value="8.27210884353742" calcext:value-type="float">
            <text:p>8.272</text:p>
          </table:table-cell>
          <table:table-cell table:style-name="ce23" table:formula="of:=ROUND([.AA60]/[.AB$2]*[.Z$2])" office:value-type="float" office:value="176" calcext:value-type="float">
            <text:p>176</text:p>
          </table:table-cell>
          <table:table-cell table:style-name="ce39" table:formula="of:=[.$T60]/[.Y60]" office:value-type="float" office:value="6.90909090909091" calcext:value-type="float">
            <text:p>6.909</text:p>
          </table:table-cell>
          <table:table-cell table:style-name="ce23" table:formula="of:=ROUND([.AC60]/[.AD$2]*[.AB$2])" office:value-type="float" office:value="235" calcext:value-type="float">
            <text:p>235</text:p>
          </table:table-cell>
          <table:table-cell table:style-name="ce39" table:formula="of:=[.$T60]/[.AA60]" office:value-type="float" office:value="5.17446808510638" calcext:value-type="float">
            <text:p>5.174</text:p>
          </table:table-cell>
          <table:table-cell table:style-name="ce3" office:value-type="float" office:value="294" calcext:value-type="float">
            <text:p>294</text:p>
          </table:table-cell>
          <table:table-cell table:style-name="ce25" table:formula="of:=[.$T60]/[.AC60]" office:value-type="float" office:value="4.13605442176871" calcext:value-type="float">
            <text:p>4.136</text:p>
          </table:table-cell>
          <table:table-cell table:style-name="ce23" table:formula="of:=ROUND([.AC60]/[.AD$2]*[.AF$2])" office:value-type="float" office:value="441" calcext:value-type="float">
            <text:p>441</text:p>
          </table:table-cell>
          <table:table-cell table:style-name="ce39" table:formula="of:=[.$T60]/[.AE60]" office:value-type="float" office:value="2.75736961451247" calcext:value-type="float">
            <text:p>2.757</text:p>
          </table:table-cell>
          <table:table-cell table:style-name="ce17" table:formula="of:=[.AG59]+1" office:value-type="float" office:value="107" calcext:value-type="float">
            <text:p>10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17" table:formula="of:=[.B60]+1" office:value-type="float" office:value="108" calcext:value-type="float">
            <text:p>108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61]/[.K$2]" office:value-type="float" office:value="165.657894736842" calcext:value-type="float">
            <text:p>165.658</text:p>
          </table:table-cell>
          <table:table-cell table:style-name="ce8" table:formula="of:=[.$A61]/[.L$2]" office:value-type="float" office:value="132.526315789474" calcext:value-type="float">
            <text:p>132.526</text:p>
          </table:table-cell>
          <table:table-cell table:style-name="ce26" table:formula="of:=[.$A61]/[.M$2]" office:value-type="float" office:value="105.798319327731" calcext:value-type="float">
            <text:p>105.798</text:p>
          </table:table-cell>
          <table:table-cell table:style-name="ce26" table:formula="of:=[.$A61]/[.N$2]" office:value-type="float" office:value="79.1823899371069" calcext:value-type="float">
            <text:p>79.182</text:p>
          </table:table-cell>
          <table:table-cell table:style-name="ce5" table:formula="of:=[.$A61]/[.O$2]" office:value-type="float" office:value="91.231884057971" calcext:value-type="float">
            <text:p>91.232</text:p>
          </table:table-cell>
          <table:table-cell table:style-name="ce26" table:formula="of:=[.$A61]/[.P$2]" office:value-type="float" office:value="73.1976744186047" calcext:value-type="float">
            <text:p>73.198</text:p>
          </table:table-cell>
          <table:table-cell table:style-name="ce26" table:formula="of:=[.$A61]/[.Q$2]" office:value-type="float" office:value="58.5581395348837" calcext:value-type="float">
            <text:p>58.558</text:p>
          </table:table-cell>
          <table:table-cell table:style-name="ce26" table:formula="of:=[.$A61]/[.R$2]" office:value-type="float" office:value="43.8675958188153" calcext:value-type="float">
            <text:p>43.868</text:p>
          </table:table-cell>
          <table:table-cell table:style-name="ce17" table:formula="of:=[.S60]+1" office:value-type="float" office:value="108" calcext:value-type="float">
            <text:p>108</text:p>
          </table:table-cell>
          <table:table-cell table:style-name="ce60" office:value-type="float" office:value="1259" calcext:value-type="float">
            <text:p>1259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60]+1" office:value-type="float" office:value="108" calcext:value-type="float">
            <text:p>10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000" calcext:value-type="float">
            <text:p>13000</text:p>
          </table:table-cell>
          <table:table-cell table:style-name="ce17" table:formula="of:=[.B61]+1" office:value-type="float" office:value="109" calcext:value-type="float">
            <text:p>109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62]/[.K$2]" office:value-type="float" office:value="171.052631578947" calcext:value-type="float">
            <text:p>171.053</text:p>
          </table:table-cell>
          <table:table-cell table:style-name="ce8" table:formula="of:=[.$A62]/[.L$2]" office:value-type="float" office:value="136.842105263158" calcext:value-type="float">
            <text:p>136.842</text:p>
          </table:table-cell>
          <table:table-cell table:style-name="ce26" table:formula="of:=[.$A62]/[.M$2]" office:value-type="float" office:value="109.243697478992" calcext:value-type="float">
            <text:p>109.244</text:p>
          </table:table-cell>
          <table:table-cell table:style-name="ce26" table:formula="of:=[.$A62]/[.N$2]" office:value-type="float" office:value="81.7610062893082" calcext:value-type="float">
            <text:p>81.761</text:p>
          </table:table-cell>
          <table:table-cell table:style-name="ce5" table:formula="of:=[.$A62]/[.O$2]" office:value-type="float" office:value="94.2028985507247" calcext:value-type="float">
            <text:p>94.203</text:p>
          </table:table-cell>
          <table:table-cell table:style-name="ce26" table:formula="of:=[.$A62]/[.P$2]" office:value-type="float" office:value="75.5813953488372" calcext:value-type="float">
            <text:p>75.581</text:p>
          </table:table-cell>
          <table:table-cell table:style-name="ce26" table:formula="of:=[.$A62]/[.Q$2]" office:value-type="float" office:value="60.4651162790698" calcext:value-type="float">
            <text:p>60.465</text:p>
          </table:table-cell>
          <table:table-cell table:style-name="ce26" table:formula="of:=[.$A62]/[.R$2]" office:value-type="float" office:value="45.2961672473868" calcext:value-type="float">
            <text:p>45.296</text:p>
          </table:table-cell>
          <table:table-cell table:style-name="ce17" table:formula="of:=[.S61]+1" office:value-type="float" office:value="109" calcext:value-type="float">
            <text:p>109</text:p>
          </table:table-cell>
          <table:table-cell table:style-name="ce60" office:value-type="float" office:value="1300" calcext:value-type="float">
            <text:p>1300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61]+1" office:value-type="float" office:value="109" calcext:value-type="float">
            <text:p>10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580" calcext:value-type="float">
            <text:p>13580</text:p>
          </table:table-cell>
          <table:table-cell table:style-name="ce18" table:formula="of:=[.B62]+1" office:value-type="float" office:value="110" calcext:value-type="float">
            <text:p>110</text:p>
          </table:table-cell>
          <table:table-cell table:style-name="ce18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63]/[.K$2]" office:value-type="float" office:value="178.684210526316" calcext:value-type="float">
            <text:p>178.684</text:p>
          </table:table-cell>
          <table:table-cell table:style-name="ce8" table:formula="of:=[.$A63]/[.L$2]" office:value-type="float" office:value="142.947368421053" calcext:value-type="float">
            <text:p>142.947</text:p>
          </table:table-cell>
          <table:table-cell table:style-name="ce26" table:formula="of:=[.$A63]/[.M$2]" office:value-type="float" office:value="114.117647058824" calcext:value-type="float">
            <text:p>114.118</text:p>
          </table:table-cell>
          <table:table-cell table:style-name="ce26" table:formula="of:=[.$A63]/[.N$2]" office:value-type="float" office:value="85.4088050314465" calcext:value-type="float">
            <text:p>85.409</text:p>
          </table:table-cell>
          <table:table-cell table:style-name="ce5" table:formula="of:=[.$A63]/[.O$2]" office:value-type="float" office:value="98.4057971014493" calcext:value-type="float">
            <text:p>98.406</text:p>
          </table:table-cell>
          <table:table-cell table:style-name="ce26" table:formula="of:=[.$A63]/[.P$2]" office:value-type="float" office:value="78.953488372093" calcext:value-type="float">
            <text:p>78.953</text:p>
          </table:table-cell>
          <table:table-cell table:style-name="ce26" table:formula="of:=[.$A63]/[.Q$2]" office:value-type="float" office:value="63.1627906976744" calcext:value-type="float">
            <text:p>63.163</text:p>
          </table:table-cell>
          <table:table-cell table:style-name="ce26" table:formula="of:=[.$A63]/[.R$2]" office:value-type="float" office:value="47.3170731707317" calcext:value-type="float">
            <text:p>47.317</text:p>
          </table:table-cell>
          <table:table-cell table:style-name="ce18" table:formula="of:=[.S62]+1" office:value-type="float" office:value="110" calcext:value-type="float">
            <text:p>110</text:p>
          </table:table-cell>
          <table:table-cell table:style-name="ce60" office:value-type="float" office:value="1358" calcext:value-type="float">
            <text:p>1358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G62]+1" office:value-type="float" office:value="110" calcext:value-type="float">
            <text:p>11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130" calcext:value-type="float">
            <text:p>14130</text:p>
          </table:table-cell>
          <table:table-cell table:style-name="ce17" table:formula="of:=[.B63]+1" office:value-type="float" office:value="111" calcext:value-type="float">
            <text:p>111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5" table:formula="of:=[.$A64]/[.K$2]" office:value-type="float" office:value="185.921052631579" calcext:value-type="float">
            <text:p>185.921</text:p>
          </table:table-cell>
          <table:table-cell table:style-name="ce8" table:formula="of:=[.$A64]/[.L$2]" office:value-type="float" office:value="148.736842105263" calcext:value-type="float">
            <text:p>148.737</text:p>
          </table:table-cell>
          <table:table-cell table:style-name="ce26" table:formula="of:=[.$A64]/[.M$2]" office:value-type="float" office:value="118.739495798319" calcext:value-type="float">
            <text:p>118.739</text:p>
          </table:table-cell>
          <table:table-cell table:style-name="ce26" table:formula="of:=[.$A64]/[.N$2]" office:value-type="float" office:value="88.8679245283019" calcext:value-type="float">
            <text:p>88.868</text:p>
          </table:table-cell>
          <table:table-cell table:style-name="ce5" table:formula="of:=[.$A64]/[.O$2]" office:value-type="float" office:value="102.391304347826" calcext:value-type="float">
            <text:p>102.391</text:p>
          </table:table-cell>
          <table:table-cell table:style-name="ce26" table:formula="of:=[.$A64]/[.P$2]" office:value-type="float" office:value="82.1511627906977" calcext:value-type="float">
            <text:p>82.151</text:p>
          </table:table-cell>
          <table:table-cell table:style-name="ce26" table:formula="of:=[.$A64]/[.Q$2]" office:value-type="float" office:value="65.7209302325582" calcext:value-type="float">
            <text:p>65.721</text:p>
          </table:table-cell>
          <table:table-cell table:style-name="ce26" table:formula="of:=[.$A64]/[.R$2]" office:value-type="float" office:value="49.2334494773519" calcext:value-type="float">
            <text:p>49.233</text:p>
          </table:table-cell>
          <table:table-cell table:style-name="ce17" table:formula="of:=[.S63]+1" office:value-type="float" office:value="111" calcext:value-type="float">
            <text:p>111</text:p>
          </table:table-cell>
          <table:table-cell table:style-name="ce60" office:value-type="float" office:value="1413" calcext:value-type="float">
            <text:p>1413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G63]+1" office:value-type="float" office:value="111" calcext:value-type="float">
            <text:p>11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710" calcext:value-type="float">
            <text:p>14710</text:p>
          </table:table-cell>
          <table:table-cell table:style-name="ce17" table:formula="of:=[.B64]+1" office:value-type="float" office:value="112" calcext:value-type="float">
            <text:p>112</text:p>
          </table:table-cell>
          <table:table-cell table:style-name="ce17" table:number-columns-repeated="2"/>
          <table:table-cell table:number-columns-repeated="2"/>
          <table:table-cell table:style-name="ce25"/>
          <table:table-cell table:number-columns-repeated="3"/>
          <table:table-cell table:style-name="ce5" table:formula="of:=[.$A65]/[.K$2]" office:value-type="float" office:value="193.552631578947" calcext:value-type="float">
            <text:p>193.553</text:p>
          </table:table-cell>
          <table:table-cell table:style-name="ce8" table:formula="of:=[.$A65]/[.L$2]" office:value-type="float" office:value="154.842105263158" calcext:value-type="float">
            <text:p>154.842</text:p>
          </table:table-cell>
          <table:table-cell table:style-name="ce26" table:formula="of:=[.$A65]/[.M$2]" office:value-type="float" office:value="123.613445378151" calcext:value-type="float">
            <text:p>123.613</text:p>
          </table:table-cell>
          <table:table-cell table:style-name="ce26" table:formula="of:=[.$A65]/[.N$2]" office:value-type="float" office:value="92.5157232704403" calcext:value-type="float">
            <text:p>92.516</text:p>
          </table:table-cell>
          <table:table-cell table:style-name="ce5" table:formula="of:=[.$A65]/[.O$2]" office:value-type="float" office:value="106.594202898551" calcext:value-type="float">
            <text:p>106.594</text:p>
          </table:table-cell>
          <table:table-cell table:style-name="ce26" table:formula="of:=[.$A65]/[.P$2]" office:value-type="float" office:value="85.5232558139535" calcext:value-type="float">
            <text:p>85.523</text:p>
          </table:table-cell>
          <table:table-cell table:style-name="ce26" table:formula="of:=[.$A65]/[.Q$2]" office:value-type="float" office:value="68.4186046511628" calcext:value-type="float">
            <text:p>68.419</text:p>
          </table:table-cell>
          <table:table-cell table:style-name="ce26" table:formula="of:=[.$A65]/[.R$2]" office:value-type="float" office:value="51.2543554006969" calcext:value-type="float">
            <text:p>51.254</text:p>
          </table:table-cell>
          <table:table-cell table:style-name="ce17" table:formula="of:=[.S64]+1" office:value-type="float" office:value="112" calcext:value-type="float">
            <text:p>112</text:p>
          </table:table-cell>
          <table:table-cell table:style-name="ce60" office:value-type="float" office:value="1471" calcext:value-type="float">
            <text:p>1471</text:p>
          </table:table-cell>
          <table:table-cell table:number-columns-repeated="9"/>
          <table:table-cell table:style-name="ce86"/>
          <table:table-cell table:style-name="ce2"/>
          <table:table-cell table:style-name="ce87"/>
          <table:table-cell table:style-name="ce17" table:formula="of:=[.AG64]+1" office:value-type="float" office:value="112" calcext:value-type="float">
            <text:p>11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50" calcext:value-type="float">
            <text:p>15250</text:p>
          </table:table-cell>
          <table:table-cell table:style-name="ce17" table:formula="of:=[.B65]+1" office:value-type="float" office:value="113" calcext:value-type="float">
            <text:p>113</text:p>
          </table:table-cell>
          <table:table-cell table:style-name="ce17" table:number-columns-repeated="2"/>
          <table:table-cell table:number-columns-repeated="2"/>
          <table:table-cell table:style-name="ce55"/>
          <table:table-cell table:number-columns-repeated="3"/>
          <table:table-cell table:style-name="ce5" table:formula="of:=[.$A66]/[.K$2]" office:value-type="float" office:value="200.657894736842" calcext:value-type="float">
            <text:p>200.658</text:p>
          </table:table-cell>
          <table:table-cell table:style-name="ce8" table:formula="of:=[.$A66]/[.L$2]" office:value-type="float" office:value="160.526315789474" calcext:value-type="float">
            <text:p>160.526</text:p>
          </table:table-cell>
          <table:table-cell table:style-name="ce26" table:formula="of:=[.$A66]/[.M$2]" office:value-type="float" office:value="128.151260504202" calcext:value-type="float">
            <text:p>128.151</text:p>
          </table:table-cell>
          <table:table-cell table:style-name="ce26" table:formula="of:=[.$A66]/[.N$2]" office:value-type="float" office:value="95.9119496855346" calcext:value-type="float">
            <text:p>95.912</text:p>
          </table:table-cell>
          <table:table-cell table:style-name="ce5" table:formula="of:=[.$A66]/[.O$2]" office:value-type="float" office:value="110.507246376812" calcext:value-type="float">
            <text:p>110.507</text:p>
          </table:table-cell>
          <table:table-cell table:style-name="ce26" table:formula="of:=[.$A66]/[.P$2]" office:value-type="float" office:value="88.6627906976744" calcext:value-type="float">
            <text:p>88.663</text:p>
          </table:table-cell>
          <table:table-cell table:style-name="ce26" table:formula="of:=[.$A66]/[.Q$2]" office:value-type="float" office:value="70.9302325581395" calcext:value-type="float">
            <text:p>70.930</text:p>
          </table:table-cell>
          <table:table-cell table:style-name="ce26" table:formula="of:=[.$A66]/[.R$2]" office:value-type="float" office:value="53.1358885017422" calcext:value-type="float">
            <text:p>53.136</text:p>
          </table:table-cell>
          <table:table-cell table:style-name="ce17" table:formula="of:=[.S65]+1" office:value-type="float" office:value="113" calcext:value-type="float">
            <text:p>113</text:p>
          </table:table-cell>
          <table:table-cell table:style-name="ce60" office:value-type="float" office:value="1525" calcext:value-type="float">
            <text:p>1525</text:p>
          </table:table-cell>
          <table:table-cell table:number-columns-repeated="12"/>
          <table:table-cell table:style-name="ce17" table:formula="of:=[.AG65]+1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5830" calcext:value-type="float">
            <text:p>15830</text:p>
          </table:table-cell>
          <table:table-cell table:style-name="ce17" table:formula="of:=[.B66]+1" office:value-type="float" office:value="114" calcext:value-type="float">
            <text:p>114</text:p>
          </table:table-cell>
          <table:table-cell table:style-name="ce17" table:number-columns-repeated="2"/>
          <table:table-cell table:number-columns-repeated="6"/>
          <table:table-cell table:style-name="ce5" table:formula="of:=[.$A67]/[.K$2]" office:value-type="float" office:value="208.289473684211" calcext:value-type="float">
            <text:p>208.289</text:p>
          </table:table-cell>
          <table:table-cell table:style-name="ce8" table:formula="of:=[.$A67]/[.L$2]" office:value-type="float" office:value="166.631578947368" calcext:value-type="float">
            <text:p>166.632</text:p>
          </table:table-cell>
          <table:table-cell table:style-name="ce26" table:formula="of:=[.$A67]/[.M$2]" office:value-type="float" office:value="133.025210084034" calcext:value-type="float">
            <text:p>133.025</text:p>
          </table:table-cell>
          <table:table-cell table:style-name="ce26" table:formula="of:=[.$A67]/[.N$2]" office:value-type="float" office:value="99.559748427673" calcext:value-type="float">
            <text:p>99.560</text:p>
          </table:table-cell>
          <table:table-cell table:style-name="ce5" table:formula="of:=[.$A67]/[.O$2]" office:value-type="float" office:value="114.710144927536" calcext:value-type="float">
            <text:p>114.710</text:p>
          </table:table-cell>
          <table:table-cell table:style-name="ce26" table:formula="of:=[.$A67]/[.P$2]" office:value-type="float" office:value="92.0348837209302" calcext:value-type="float">
            <text:p>92.035</text:p>
          </table:table-cell>
          <table:table-cell table:style-name="ce26" table:formula="of:=[.$A67]/[.Q$2]" office:value-type="float" office:value="73.6279069767442" calcext:value-type="float">
            <text:p>73.628</text:p>
          </table:table-cell>
          <table:table-cell table:style-name="ce26" table:formula="of:=[.$A67]/[.R$2]" office:value-type="float" office:value="55.1567944250871" calcext:value-type="float">
            <text:p>55.157</text:p>
          </table:table-cell>
          <table:table-cell table:style-name="ce17" table:formula="of:=[.S66]+1" office:value-type="float" office:value="114" calcext:value-type="float">
            <text:p>114</text:p>
          </table:table-cell>
          <table:table-cell table:style-name="ce60" office:value-type="float" office:value="1583" calcext:value-type="float">
            <text:p>1583</text:p>
          </table:table-cell>
          <table:table-cell table:number-columns-repeated="12"/>
          <table:table-cell table:style-name="ce17" table:formula="of:=[.AG66]+1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18" table:formula="of:=[.B67]+1" office:value-type="float" office:value="115" calcext:value-type="float">
            <text:p>115</text:p>
          </table:table-cell>
          <table:table-cell table:style-name="ce18" table:number-columns-repeated="2"/>
          <table:table-cell table:number-columns-repeated="6"/>
          <table:table-cell table:style-name="ce5" table:formula="of:=[.$A68]/[.K$2]" office:value-type="float" office:value="216.052631578947" calcext:value-type="float">
            <text:p>216.053</text:p>
          </table:table-cell>
          <table:table-cell table:style-name="ce8" table:formula="of:=[.$A68]/[.L$2]" office:value-type="float" office:value="172.842105263158" calcext:value-type="float">
            <text:p>172.842</text:p>
          </table:table-cell>
          <table:table-cell table:style-name="ce26" table:formula="of:=[.$A68]/[.M$2]" office:value-type="float" office:value="137.983193277311" calcext:value-type="float">
            <text:p>137.983</text:p>
          </table:table-cell>
          <table:table-cell table:style-name="ce26" table:formula="of:=[.$A68]/[.N$2]" office:value-type="float" office:value="103.270440251572" calcext:value-type="float">
            <text:p>103.270</text:p>
          </table:table-cell>
          <table:table-cell table:style-name="ce5" table:formula="of:=[.$A68]/[.O$2]" office:value-type="float" office:value="118.985507246377" calcext:value-type="float">
            <text:p>118.986</text:p>
          </table:table-cell>
          <table:table-cell table:style-name="ce26" table:formula="of:=[.$A68]/[.P$2]" office:value-type="float" office:value="95.4651162790698" calcext:value-type="float">
            <text:p>95.465</text:p>
          </table:table-cell>
          <table:table-cell table:style-name="ce26" table:formula="of:=[.$A68]/[.Q$2]" office:value-type="float" office:value="76.3720930232558" calcext:value-type="float">
            <text:p>76.372</text:p>
          </table:table-cell>
          <table:table-cell table:style-name="ce26" table:formula="of:=[.$A68]/[.R$2]" office:value-type="float" office:value="57.212543554007" calcext:value-type="float">
            <text:p>57.213</text:p>
          </table:table-cell>
          <table:table-cell table:style-name="ce18" table:formula="of:=[.S67]+1" office:value-type="float" office:value="115" calcext:value-type="float">
            <text:p>115</text:p>
          </table:table-cell>
          <table:table-cell table:style-name="ce60" office:value-type="float" office:value="1642" calcext:value-type="float">
            <text:p>1642</text:p>
          </table:table-cell>
          <table:table-cell table:number-columns-repeated="12"/>
          <table:table-cell table:style-name="ce18" table:formula="of:=[.AG67]+1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6950" calcext:value-type="float">
            <text:p>16950</text:p>
          </table:table-cell>
          <table:table-cell table:style-name="ce17" table:formula="of:=[.B68]+1" office:value-type="float" office:value="116" calcext:value-type="float">
            <text:p>116</text:p>
          </table:table-cell>
          <table:table-cell table:style-name="ce17" table:number-columns-repeated="2"/>
          <table:table-cell table:number-columns-repeated="6"/>
          <table:table-cell table:style-name="ce5" table:formula="of:=[.$A69]/[.K$2]" office:value-type="float" office:value="223.026315789474" calcext:value-type="float">
            <text:p>223.026</text:p>
          </table:table-cell>
          <table:table-cell table:style-name="ce8" table:formula="of:=[.$A69]/[.L$2]" office:value-type="float" office:value="178.421052631579" calcext:value-type="float">
            <text:p>178.421</text:p>
          </table:table-cell>
          <table:table-cell table:style-name="ce26" table:formula="of:=[.$A69]/[.M$2]" office:value-type="float" office:value="142.436974789916" calcext:value-type="float">
            <text:p>142.437</text:p>
          </table:table-cell>
          <table:table-cell table:style-name="ce26" table:formula="of:=[.$A69]/[.N$2]" office:value-type="float" office:value="106.603773584906" calcext:value-type="float">
            <text:p>106.604</text:p>
          </table:table-cell>
          <table:table-cell table:style-name="ce5" table:formula="of:=[.$A69]/[.O$2]" office:value-type="float" office:value="122.826086956522" calcext:value-type="float">
            <text:p>122.826</text:p>
          </table:table-cell>
          <table:table-cell table:style-name="ce26" table:formula="of:=[.$A69]/[.P$2]" office:value-type="float" office:value="98.546511627907" calcext:value-type="float">
            <text:p>98.547</text:p>
          </table:table-cell>
          <table:table-cell table:style-name="ce26" table:formula="of:=[.$A69]/[.Q$2]" office:value-type="float" office:value="78.8372093023256" calcext:value-type="float">
            <text:p>78.837</text:p>
          </table:table-cell>
          <table:table-cell table:style-name="ce26" table:formula="of:=[.$A69]/[.R$2]" office:value-type="float" office:value="59.0592334494774" calcext:value-type="float">
            <text:p>59.059</text:p>
          </table:table-cell>
          <table:table-cell table:style-name="ce17" table:formula="of:=[.S68]+1" office:value-type="float" office:value="116" calcext:value-type="float">
            <text:p>116</text:p>
          </table:table-cell>
          <table:table-cell table:style-name="ce60" office:value-type="float" office:value="1695" calcext:value-type="float">
            <text:p>1695</text:p>
          </table:table-cell>
          <table:table-cell table:number-columns-repeated="12"/>
          <table:table-cell table:style-name="ce17" table:formula="of:=[.AG68]+1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540" calcext:value-type="float">
            <text:p>17540</text:p>
          </table:table-cell>
          <table:table-cell table:style-name="ce17" table:formula="of:=[.B69]+1" office:value-type="float" office:value="117" calcext:value-type="float">
            <text:p>117</text:p>
          </table:table-cell>
          <table:table-cell table:style-name="ce17" table:number-columns-repeated="2"/>
          <table:table-cell table:number-columns-repeated="6"/>
          <table:table-cell table:style-name="ce5" table:formula="of:=[.$A70]/[.K$2]" office:value-type="float" office:value="230.789473684211" calcext:value-type="float">
            <text:p>230.789</text:p>
          </table:table-cell>
          <table:table-cell table:style-name="ce8" table:formula="of:=[.$A70]/[.L$2]" office:value-type="float" office:value="184.631578947368" calcext:value-type="float">
            <text:p>184.632</text:p>
          </table:table-cell>
          <table:table-cell table:style-name="ce26" table:formula="of:=[.$A70]/[.M$2]" office:value-type="float" office:value="147.394957983193" calcext:value-type="float">
            <text:p>147.395</text:p>
          </table:table-cell>
          <table:table-cell table:style-name="ce26" table:formula="of:=[.$A70]/[.N$2]" office:value-type="float" office:value="110.314465408805" calcext:value-type="float">
            <text:p>110.314</text:p>
          </table:table-cell>
          <table:table-cell table:style-name="ce5" table:formula="of:=[.$A70]/[.O$2]" office:value-type="float" office:value="127.101449275362" calcext:value-type="float">
            <text:p>127.101</text:p>
          </table:table-cell>
          <table:table-cell table:style-name="ce26" table:formula="of:=[.$A70]/[.P$2]" office:value-type="float" office:value="101.976744186047" calcext:value-type="float">
            <text:p>101.977</text:p>
          </table:table-cell>
          <table:table-cell table:style-name="ce26" table:formula="of:=[.$A70]/[.Q$2]" office:value-type="float" office:value="81.5813953488372" calcext:value-type="float">
            <text:p>81.581</text:p>
          </table:table-cell>
          <table:table-cell table:style-name="ce26" table:formula="of:=[.$A70]/[.R$2]" office:value-type="float" office:value="61.1149825783972" calcext:value-type="float">
            <text:p>61.115</text:p>
          </table:table-cell>
          <table:table-cell table:style-name="ce17" table:formula="of:=[.S69]+1" office:value-type="float" office:value="117" calcext:value-type="float">
            <text:p>117</text:p>
          </table:table-cell>
          <table:table-cell table:style-name="ce60" office:value-type="float" office:value="1754" calcext:value-type="float">
            <text:p>1754</text:p>
          </table:table-cell>
          <table:table-cell table:number-columns-repeated="12"/>
          <table:table-cell table:style-name="ce17" table:formula="of:=[.AG69]+1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18110" calcext:value-type="float">
            <text:p>18110</text:p>
          </table:table-cell>
          <table:table-cell table:style-name="ce17" table:formula="of:=[.B70]+1" office:value-type="float" office:value="118" calcext:value-type="float">
            <text:p>118</text:p>
          </table:table-cell>
          <table:table-cell table:style-name="ce17" table:number-columns-repeated="2"/>
          <table:table-cell table:number-columns-repeated="6"/>
          <table:table-cell table:style-name="ce5" table:formula="of:=[.$A71]/[.K$2]" office:value-type="float" office:value="238.289473684211" calcext:value-type="float">
            <text:p>238.289</text:p>
          </table:table-cell>
          <table:table-cell table:style-name="ce8" table:formula="of:=[.$A71]/[.L$2]" office:value-type="float" office:value="190.631578947368" calcext:value-type="float">
            <text:p>190.632</text:p>
          </table:table-cell>
          <table:table-cell table:style-name="ce26" table:formula="of:=[.$A71]/[.M$2]" office:value-type="float" office:value="152.18487394958" calcext:value-type="float">
            <text:p>152.185</text:p>
          </table:table-cell>
          <table:table-cell table:style-name="ce26" table:formula="of:=[.$A71]/[.N$2]" office:value-type="float" office:value="113.899371069182" calcext:value-type="float">
            <text:p>113.899</text:p>
          </table:table-cell>
          <table:table-cell table:style-name="ce5" table:formula="of:=[.$A71]/[.O$2]" office:value-type="float" office:value="131.231884057971" calcext:value-type="float">
            <text:p>131.232</text:p>
          </table:table-cell>
          <table:table-cell table:style-name="ce26" table:formula="of:=[.$A71]/[.P$2]" office:value-type="float" office:value="105.290697674419" calcext:value-type="float">
            <text:p>105.291</text:p>
          </table:table-cell>
          <table:table-cell table:style-name="ce26" table:formula="of:=[.$A71]/[.Q$2]" office:value-type="float" office:value="84.2325581395349" calcext:value-type="float">
            <text:p>84.233</text:p>
          </table:table-cell>
          <table:table-cell table:style-name="ce26" table:formula="of:=[.$A71]/[.R$2]" office:value-type="float" office:value="63.1010452961672" calcext:value-type="float">
            <text:p>63.101</text:p>
          </table:table-cell>
          <table:table-cell table:style-name="ce17" table:formula="of:=[.S70]+1" office:value-type="float" office:value="118" calcext:value-type="float">
            <text:p>118</text:p>
          </table:table-cell>
          <table:table-cell table:style-name="ce60" office:value-type="float" office:value="1811" calcext:value-type="float">
            <text:p>1811</text:p>
          </table:table-cell>
          <table:table-cell table:number-columns-repeated="12"/>
          <table:table-cell table:style-name="ce17" table:formula="of:=[.AG70]+1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18670" calcext:value-type="float">
            <text:p>18670</text:p>
          </table:table-cell>
          <table:table-cell table:style-name="ce17" table:formula="of:=[.B71]+1" office:value-type="float" office:value="119" calcext:value-type="float">
            <text:p>119</text:p>
          </table:table-cell>
          <table:table-cell table:style-name="ce17" table:number-columns-repeated="2"/>
          <table:table-cell table:number-columns-repeated="6"/>
          <table:table-cell table:style-name="ce5" table:formula="of:=[.$A72]/[.K$2]" office:value-type="float" office:value="245.657894736842" calcext:value-type="float">
            <text:p>245.658</text:p>
          </table:table-cell>
          <table:table-cell table:style-name="ce8" table:formula="of:=[.$A72]/[.L$2]" office:value-type="float" office:value="196.526315789474" calcext:value-type="float">
            <text:p>196.526</text:p>
          </table:table-cell>
          <table:table-cell table:style-name="ce26" table:formula="of:=[.$A72]/[.M$2]" office:value-type="float" office:value="156.890756302521" calcext:value-type="float">
            <text:p>156.891</text:p>
          </table:table-cell>
          <table:table-cell table:style-name="ce26" table:formula="of:=[.$A72]/[.N$2]" office:value-type="float" office:value="117.421383647799" calcext:value-type="float">
            <text:p>117.421</text:p>
          </table:table-cell>
          <table:table-cell table:style-name="ce5" table:formula="of:=[.$A72]/[.O$2]" office:value-type="float" office:value="135.289855072464" calcext:value-type="float">
            <text:p>135.290</text:p>
          </table:table-cell>
          <table:table-cell table:style-name="ce26" table:formula="of:=[.$A72]/[.P$2]" office:value-type="float" office:value="108.546511627907" calcext:value-type="float">
            <text:p>108.547</text:p>
          </table:table-cell>
          <table:table-cell table:style-name="ce26" table:formula="of:=[.$A72]/[.Q$2]" office:value-type="float" office:value="86.8372093023256" calcext:value-type="float">
            <text:p>86.837</text:p>
          </table:table-cell>
          <table:table-cell table:style-name="ce26" table:formula="of:=[.$A72]/[.R$2]" office:value-type="float" office:value="65.0522648083624" calcext:value-type="float">
            <text:p>65.052</text:p>
          </table:table-cell>
          <table:table-cell table:style-name="ce17" table:formula="of:=[.S71]+1" office:value-type="float" office:value="119" calcext:value-type="float">
            <text:p>119</text:p>
          </table:table-cell>
          <table:table-cell table:style-name="ce60" office:value-type="float" office:value="1867" calcext:value-type="float">
            <text:p>1867</text:p>
          </table:table-cell>
          <table:table-cell table:number-columns-repeated="12"/>
          <table:table-cell table:style-name="ce17" table:formula="of:=[.AG71]+1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19220" calcext:value-type="float">
            <text:p>19220</text:p>
          </table:table-cell>
          <table:table-cell table:style-name="ce18" table:formula="of:=[.B72]+1" office:value-type="float" office:value="120" calcext:value-type="float">
            <text:p>120</text:p>
          </table:table-cell>
          <table:table-cell table:style-name="ce18" table:number-columns-repeated="2"/>
          <table:table-cell table:number-columns-repeated="6"/>
          <table:table-cell table:style-name="ce5" table:formula="of:=[.$A73]/[.K$2]" office:value-type="float" office:value="252.894736842105" calcext:value-type="float">
            <text:p>252.895</text:p>
          </table:table-cell>
          <table:table-cell table:style-name="ce8" table:formula="of:=[.$A73]/[.L$2]" office:value-type="float" office:value="202.315789473684" calcext:value-type="float">
            <text:p>202.316</text:p>
          </table:table-cell>
          <table:table-cell table:style-name="ce26" table:formula="of:=[.$A73]/[.M$2]" office:value-type="float" office:value="161.512605042017" calcext:value-type="float">
            <text:p>161.513</text:p>
          </table:table-cell>
          <table:table-cell table:style-name="ce26" table:formula="of:=[.$A73]/[.N$2]" office:value-type="float" office:value="120.880503144654" calcext:value-type="float">
            <text:p>120.881</text:p>
          </table:table-cell>
          <table:table-cell table:style-name="ce5" table:formula="of:=[.$A73]/[.O$2]" office:value-type="float" office:value="139.275362318841" calcext:value-type="float">
            <text:p>139.275</text:p>
          </table:table-cell>
          <table:table-cell table:style-name="ce26" table:formula="of:=[.$A73]/[.P$2]" office:value-type="float" office:value="111.744186046512" calcext:value-type="float">
            <text:p>111.744</text:p>
          </table:table-cell>
          <table:table-cell table:style-name="ce26" table:formula="of:=[.$A73]/[.Q$2]" office:value-type="float" office:value="89.3953488372093" calcext:value-type="float">
            <text:p>89.395</text:p>
          </table:table-cell>
          <table:table-cell table:style-name="ce26" table:formula="of:=[.$A73]/[.R$2]" office:value-type="float" office:value="66.9686411149826" calcext:value-type="float">
            <text:p>66.969</text:p>
          </table:table-cell>
          <table:table-cell table:style-name="ce18" table:formula="of:=[.S72]+1" office:value-type="float" office:value="120" calcext:value-type="float">
            <text:p>120</text:p>
          </table:table-cell>
          <table:table-cell table:style-name="ce60" office:value-type="float" office:value="1922" calcext:value-type="float">
            <text:p>1922</text:p>
          </table:table-cell>
          <table:table-cell table:number-columns-repeated="12"/>
          <table:table-cell table:style-name="ce18" table:formula="of:=[.AG72]+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19770" calcext:value-type="float">
            <text:p>19770</text:p>
          </table:table-cell>
          <table:table-cell table:style-name="ce19" table:formula="of:=[.B73]+1" office:value-type="float" office:value="121" calcext:value-type="float">
            <text:p>121</text:p>
          </table:table-cell>
          <table:table-cell table:style-name="ce19" table:number-columns-repeated="2"/>
          <table:table-cell table:number-columns-repeated="6"/>
          <table:table-cell table:style-name="ce5" table:formula="of:=[.$A74]/[.K$2]" office:value-type="float" office:value="260.131578947368" calcext:value-type="float">
            <text:p>260.132</text:p>
          </table:table-cell>
          <table:table-cell table:style-name="ce8" table:formula="of:=[.$A74]/[.L$2]" office:value-type="float" office:value="208.105263157895" calcext:value-type="float">
            <text:p>208.105</text:p>
          </table:table-cell>
          <table:table-cell table:style-name="ce26" table:formula="of:=[.$A74]/[.M$2]" office:value-type="float" office:value="166.134453781513" calcext:value-type="float">
            <text:p>166.134</text:p>
          </table:table-cell>
          <table:table-cell table:style-name="ce26" table:formula="of:=[.$A74]/[.N$2]" office:value-type="float" office:value="124.339622641509" calcext:value-type="float">
            <text:p>124.340</text:p>
          </table:table-cell>
          <table:table-cell table:style-name="ce5" table:formula="of:=[.$A74]/[.O$2]" office:value-type="float" office:value="143.260869565217" calcext:value-type="float">
            <text:p>143.261</text:p>
          </table:table-cell>
          <table:table-cell table:style-name="ce26" table:formula="of:=[.$A74]/[.P$2]" office:value-type="float" office:value="114.941860465116" calcext:value-type="float">
            <text:p>114.942</text:p>
          </table:table-cell>
          <table:table-cell table:style-name="ce26" table:formula="of:=[.$A74]/[.Q$2]" office:value-type="float" office:value="91.953488372093" calcext:value-type="float">
            <text:p>91.953</text:p>
          </table:table-cell>
          <table:table-cell table:style-name="ce26" table:formula="of:=[.$A74]/[.R$2]" office:value-type="float" office:value="68.8850174216028" calcext:value-type="float">
            <text:p>68.885</text:p>
          </table:table-cell>
          <table:table-cell table:style-name="ce19" table:formula="of:=[.S73]+1" office:value-type="float" office:value="121" calcext:value-type="float">
            <text:p>121</text:p>
          </table:table-cell>
          <table:table-cell table:style-name="ce60" office:value-type="float" office:value="1977" calcext:value-type="float">
            <text:p>1977</text:p>
          </table:table-cell>
          <table:table-cell table:number-columns-repeated="12"/>
          <table:table-cell table:style-name="ce19" table:formula="of:=[.AG73]+1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320" calcext:value-type="float">
            <text:p>20320</text:p>
          </table:table-cell>
          <table:table-cell table:style-name="ce19" table:formula="of:=[.B74]+1" office:value-type="float" office:value="122" calcext:value-type="float">
            <text:p>122</text:p>
          </table:table-cell>
          <table:table-cell table:style-name="ce19" table:number-columns-repeated="2"/>
          <table:table-cell table:number-columns-repeated="6"/>
          <table:table-cell table:style-name="ce5" table:formula="of:=[.$A75]/[.K$2]" office:value-type="float" office:value="267.368421052632" calcext:value-type="float">
            <text:p>267.368</text:p>
          </table:table-cell>
          <table:table-cell table:style-name="ce8" table:formula="of:=[.$A75]/[.L$2]" office:value-type="float" office:value="213.894736842105" calcext:value-type="float">
            <text:p>213.895</text:p>
          </table:table-cell>
          <table:table-cell table:style-name="ce26" table:formula="of:=[.$A75]/[.M$2]" office:value-type="float" office:value="170.756302521008" calcext:value-type="float">
            <text:p>170.756</text:p>
          </table:table-cell>
          <table:table-cell table:style-name="ce26" table:formula="of:=[.$A75]/[.N$2]" office:value-type="float" office:value="127.798742138365" calcext:value-type="float">
            <text:p>127.799</text:p>
          </table:table-cell>
          <table:table-cell table:style-name="ce5" table:formula="of:=[.$A75]/[.O$2]" office:value-type="float" office:value="147.246376811594" calcext:value-type="float">
            <text:p>147.246</text:p>
          </table:table-cell>
          <table:table-cell table:style-name="ce26" table:formula="of:=[.$A75]/[.P$2]" office:value-type="float" office:value="118.139534883721" calcext:value-type="float">
            <text:p>118.140</text:p>
          </table:table-cell>
          <table:table-cell table:style-name="ce26" table:formula="of:=[.$A75]/[.Q$2]" office:value-type="float" office:value="94.5116279069767" calcext:value-type="float">
            <text:p>94.512</text:p>
          </table:table-cell>
          <table:table-cell table:style-name="ce26" table:formula="of:=[.$A75]/[.R$2]" office:value-type="float" office:value="70.801393728223" calcext:value-type="float">
            <text:p>70.801</text:p>
          </table:table-cell>
          <table:table-cell table:style-name="ce19" table:formula="of:=[.S74]+1" office:value-type="float" office:value="122" calcext:value-type="float">
            <text:p>122</text:p>
          </table:table-cell>
          <table:table-cell table:style-name="ce60" office:value-type="float" office:value="2032" calcext:value-type="float">
            <text:p>2032</text:p>
          </table:table-cell>
          <table:table-cell table:number-columns-repeated="12"/>
          <table:table-cell table:style-name="ce19" table:formula="of:=[.AG74]+1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20870" calcext:value-type="float">
            <text:p>20870</text:p>
          </table:table-cell>
          <table:table-cell table:style-name="ce19" table:formula="of:=[.B75]+1" office:value-type="float" office:value="123" calcext:value-type="float">
            <text:p>123</text:p>
          </table:table-cell>
          <table:table-cell table:style-name="ce19" table:number-columns-repeated="2"/>
          <table:table-cell table:number-columns-repeated="6"/>
          <table:table-cell table:style-name="ce5" table:formula="of:=[.$A76]/[.K$2]" office:value-type="float" office:value="274.605263157895" calcext:value-type="float">
            <text:p>274.605</text:p>
          </table:table-cell>
          <table:table-cell table:style-name="ce8" table:formula="of:=[.$A76]/[.L$2]" office:value-type="float" office:value="219.684210526316" calcext:value-type="float">
            <text:p>219.684</text:p>
          </table:table-cell>
          <table:table-cell table:style-name="ce26" table:formula="of:=[.$A76]/[.M$2]" office:value-type="float" office:value="175.378151260504" calcext:value-type="float">
            <text:p>175.378</text:p>
          </table:table-cell>
          <table:table-cell table:style-name="ce26" table:formula="of:=[.$A76]/[.N$2]" office:value-type="float" office:value="131.25786163522" calcext:value-type="float">
            <text:p>131.258</text:p>
          </table:table-cell>
          <table:table-cell table:style-name="ce5" table:formula="of:=[.$A76]/[.O$2]" office:value-type="float" office:value="151.231884057971" calcext:value-type="float">
            <text:p>151.232</text:p>
          </table:table-cell>
          <table:table-cell table:style-name="ce26" table:formula="of:=[.$A76]/[.P$2]" office:value-type="float" office:value="121.337209302326" calcext:value-type="float">
            <text:p>121.337</text:p>
          </table:table-cell>
          <table:table-cell table:style-name="ce26" table:formula="of:=[.$A76]/[.Q$2]" office:value-type="float" office:value="97.0697674418605" calcext:value-type="float">
            <text:p>97.070</text:p>
          </table:table-cell>
          <table:table-cell table:style-name="ce26" table:formula="of:=[.$A76]/[.R$2]" office:value-type="float" office:value="72.7177700348432" calcext:value-type="float">
            <text:p>72.718</text:p>
          </table:table-cell>
          <table:table-cell table:style-name="ce19" table:formula="of:=[.S75]+1" office:value-type="float" office:value="123" calcext:value-type="float">
            <text:p>123</text:p>
          </table:table-cell>
          <table:table-cell table:style-name="ce60" office:value-type="float" office:value="2087" calcext:value-type="float">
            <text:p>2087</text:p>
          </table:table-cell>
          <table:table-cell table:number-columns-repeated="12"/>
          <table:table-cell table:style-name="ce19" table:formula="of:=[.AG75]+1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21420" calcext:value-type="float">
            <text:p>21420</text:p>
          </table:table-cell>
          <table:table-cell table:style-name="ce19" table:formula="of:=[.B76]+1" office:value-type="float" office:value="124" calcext:value-type="float">
            <text:p>124</text:p>
          </table:table-cell>
          <table:table-cell table:style-name="ce19" table:number-columns-repeated="2"/>
          <table:table-cell table:number-columns-repeated="6"/>
          <table:table-cell table:style-name="ce5" table:formula="of:=[.$A77]/[.K$2]" office:value-type="float" office:value="281.842105263158" calcext:value-type="float">
            <text:p>281.842</text:p>
          </table:table-cell>
          <table:table-cell table:style-name="ce8" table:formula="of:=[.$A77]/[.L$2]" office:value-type="float" office:value="225.473684210526" calcext:value-type="float">
            <text:p>225.474</text:p>
          </table:table-cell>
          <table:table-cell table:style-name="ce26" table:formula="of:=[.$A77]/[.M$2]" office:value-type="float" office:value="180" calcext:value-type="float">
            <text:p>180.000</text:p>
          </table:table-cell>
          <table:table-cell table:style-name="ce26" table:formula="of:=[.$A77]/[.N$2]" office:value-type="float" office:value="134.716981132075" calcext:value-type="float">
            <text:p>134.717</text:p>
          </table:table-cell>
          <table:table-cell table:style-name="ce5" table:formula="of:=[.$A77]/[.O$2]" office:value-type="float" office:value="155.217391304348" calcext:value-type="float">
            <text:p>155.217</text:p>
          </table:table-cell>
          <table:table-cell table:style-name="ce26" table:formula="of:=[.$A77]/[.P$2]" office:value-type="float" office:value="124.53488372093" calcext:value-type="float">
            <text:p>124.535</text:p>
          </table:table-cell>
          <table:table-cell table:style-name="ce26" table:formula="of:=[.$A77]/[.Q$2]" office:value-type="float" office:value="99.6279069767442" calcext:value-type="float">
            <text:p>99.628</text:p>
          </table:table-cell>
          <table:table-cell table:style-name="ce26" table:formula="of:=[.$A77]/[.R$2]" office:value-type="float" office:value="74.6341463414634" calcext:value-type="float">
            <text:p>74.634</text:p>
          </table:table-cell>
          <table:table-cell table:style-name="ce19" table:formula="of:=[.S76]+1" office:value-type="float" office:value="124" calcext:value-type="float">
            <text:p>124</text:p>
          </table:table-cell>
          <table:table-cell table:style-name="ce60" office:value-type="float" office:value="2142" calcext:value-type="float">
            <text:p>2142</text:p>
          </table:table-cell>
          <table:table-cell table:number-columns-repeated="12"/>
          <table:table-cell table:style-name="ce19" table:formula="of:=[.AG76]+1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21970" calcext:value-type="float">
            <text:p>21970</text:p>
          </table:table-cell>
          <table:table-cell table:style-name="ce20" table:formula="of:=[.B77]+1" office:value-type="float" office:value="125" calcext:value-type="float">
            <text:p>125</text:p>
          </table:table-cell>
          <table:table-cell table:style-name="ce20" table:number-columns-repeated="2"/>
          <table:table-cell table:number-columns-repeated="6"/>
          <table:table-cell table:style-name="ce5" table:formula="of:=[.$A78]/[.K$2]" office:value-type="float" office:value="289.078947368421" calcext:value-type="float">
            <text:p>289.079</text:p>
          </table:table-cell>
          <table:table-cell table:style-name="ce8" table:formula="of:=[.$A78]/[.L$2]" office:value-type="float" office:value="231.263157894737" calcext:value-type="float">
            <text:p>231.263</text:p>
          </table:table-cell>
          <table:table-cell table:style-name="ce26" table:formula="of:=[.$A78]/[.M$2]" office:value-type="float" office:value="184.621848739496" calcext:value-type="float">
            <text:p>184.622</text:p>
          </table:table-cell>
          <table:table-cell table:style-name="ce26" table:formula="of:=[.$A78]/[.N$2]" office:value-type="float" office:value="138.176100628931" calcext:value-type="float">
            <text:p>138.176</text:p>
          </table:table-cell>
          <table:table-cell table:style-name="ce5" table:formula="of:=[.$A78]/[.O$2]" office:value-type="float" office:value="159.202898550725" calcext:value-type="float">
            <text:p>159.203</text:p>
          </table:table-cell>
          <table:table-cell table:style-name="ce26" table:formula="of:=[.$A78]/[.P$2]" office:value-type="float" office:value="127.732558139535" calcext:value-type="float">
            <text:p>127.733</text:p>
          </table:table-cell>
          <table:table-cell table:style-name="ce26" table:formula="of:=[.$A78]/[.Q$2]" office:value-type="float" office:value="102.186046511628" calcext:value-type="float">
            <text:p>102.186</text:p>
          </table:table-cell>
          <table:table-cell table:style-name="ce26" table:formula="of:=[.$A78]/[.R$2]" office:value-type="float" office:value="76.5505226480836" calcext:value-type="float">
            <text:p>76.551</text:p>
          </table:table-cell>
          <table:table-cell table:style-name="ce20" table:formula="of:=[.S77]+1" office:value-type="float" office:value="125" calcext:value-type="float">
            <text:p>125</text:p>
          </table:table-cell>
          <table:table-cell table:style-name="ce60" office:value-type="float" office:value="2197" calcext:value-type="float">
            <text:p>2197</text:p>
          </table:table-cell>
          <table:table-cell table:number-columns-repeated="12"/>
          <table:table-cell table:style-name="ce20" table:formula="of:=[.AG77]+1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22520" calcext:value-type="float">
            <text:p>22520</text:p>
          </table:table-cell>
          <table:table-cell table:style-name="ce19" table:formula="of:=[.B78]+1" office:value-type="float" office:value="126" calcext:value-type="float">
            <text:p>126</text:p>
          </table:table-cell>
          <table:table-cell table:style-name="ce19" table:number-columns-repeated="2"/>
          <table:table-cell table:number-columns-repeated="6"/>
          <table:table-cell table:style-name="ce5" table:formula="of:=[.$A79]/[.K$2]" office:value-type="float" office:value="296.315789473684" calcext:value-type="float">
            <text:p>296.316</text:p>
          </table:table-cell>
          <table:table-cell table:style-name="ce8" table:formula="of:=[.$A79]/[.L$2]" office:value-type="float" office:value="237.052631578947" calcext:value-type="float">
            <text:p>237.053</text:p>
          </table:table-cell>
          <table:table-cell table:style-name="ce26" table:formula="of:=[.$A79]/[.M$2]" office:value-type="float" office:value="189.243697478992" calcext:value-type="float">
            <text:p>189.244</text:p>
          </table:table-cell>
          <table:table-cell table:style-name="ce26" table:formula="of:=[.$A79]/[.N$2]" office:value-type="float" office:value="141.635220125786" calcext:value-type="float">
            <text:p>141.635</text:p>
          </table:table-cell>
          <table:table-cell table:style-name="ce5" table:formula="of:=[.$A79]/[.O$2]" office:value-type="float" office:value="163.188405797101" calcext:value-type="float">
            <text:p>163.188</text:p>
          </table:table-cell>
          <table:table-cell table:style-name="ce26" table:formula="of:=[.$A79]/[.P$2]" office:value-type="float" office:value="130.93023255814" calcext:value-type="float">
            <text:p>130.930</text:p>
          </table:table-cell>
          <table:table-cell table:style-name="ce26" table:formula="of:=[.$A79]/[.Q$2]" office:value-type="float" office:value="104.744186046512" calcext:value-type="float">
            <text:p>104.744</text:p>
          </table:table-cell>
          <table:table-cell table:style-name="ce26" table:formula="of:=[.$A79]/[.R$2]" office:value-type="float" office:value="78.4668989547038" calcext:value-type="float">
            <text:p>78.467</text:p>
          </table:table-cell>
          <table:table-cell table:style-name="ce19" table:formula="of:=[.S78]+1" office:value-type="float" office:value="126" calcext:value-type="float">
            <text:p>126</text:p>
          </table:table-cell>
          <table:table-cell table:style-name="ce60" office:value-type="float" office:value="2252" calcext:value-type="float">
            <text:p>2252</text:p>
          </table:table-cell>
          <table:table-cell table:number-columns-repeated="12"/>
          <table:table-cell table:style-name="ce19" table:formula="of:=[.AG78]+1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23070" calcext:value-type="float">
            <text:p>23070</text:p>
          </table:table-cell>
          <table:table-cell table:style-name="ce19" table:formula="of:=[.B79]+1" office:value-type="float" office:value="127" calcext:value-type="float">
            <text:p>127</text:p>
          </table:table-cell>
          <table:table-cell table:style-name="ce19" table:number-columns-repeated="2"/>
          <table:table-cell table:number-columns-repeated="6"/>
          <table:table-cell table:style-name="ce5" table:formula="of:=[.$A80]/[.K$2]" office:value-type="float" office:value="303.552631578947" calcext:value-type="float">
            <text:p>303.553</text:p>
          </table:table-cell>
          <table:table-cell table:style-name="ce8" table:formula="of:=[.$A80]/[.L$2]" office:value-type="float" office:value="242.842105263158" calcext:value-type="float">
            <text:p>242.842</text:p>
          </table:table-cell>
          <table:table-cell table:style-name="ce26" table:formula="of:=[.$A80]/[.M$2]" office:value-type="float" office:value="193.865546218487" calcext:value-type="float">
            <text:p>193.866</text:p>
          </table:table-cell>
          <table:table-cell table:style-name="ce26" table:formula="of:=[.$A80]/[.N$2]" office:value-type="float" office:value="145.094339622642" calcext:value-type="float">
            <text:p>145.094</text:p>
          </table:table-cell>
          <table:table-cell table:style-name="ce5" table:formula="of:=[.$A80]/[.O$2]" office:value-type="float" office:value="167.173913043478" calcext:value-type="float">
            <text:p>167.174</text:p>
          </table:table-cell>
          <table:table-cell table:style-name="ce26" table:formula="of:=[.$A80]/[.P$2]" office:value-type="float" office:value="134.127906976744" calcext:value-type="float">
            <text:p>134.128</text:p>
          </table:table-cell>
          <table:table-cell table:style-name="ce26" table:formula="of:=[.$A80]/[.Q$2]" office:value-type="float" office:value="107.302325581395" calcext:value-type="float">
            <text:p>107.302</text:p>
          </table:table-cell>
          <table:table-cell table:style-name="ce26" table:formula="of:=[.$A80]/[.R$2]" office:value-type="float" office:value="80.383275261324" calcext:value-type="float">
            <text:p>80.383</text:p>
          </table:table-cell>
          <table:table-cell table:style-name="ce19" table:formula="of:=[.S79]+1" office:value-type="float" office:value="127" calcext:value-type="float">
            <text:p>127</text:p>
          </table:table-cell>
          <table:table-cell table:style-name="ce60" office:value-type="float" office:value="2307" calcext:value-type="float">
            <text:p>2307</text:p>
          </table:table-cell>
          <table:table-cell table:number-columns-repeated="12"/>
          <table:table-cell table:style-name="ce19" table:formula="of:=[.AG79]+1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23620" calcext:value-type="float">
            <text:p>23620</text:p>
          </table:table-cell>
          <table:table-cell table:style-name="ce19" table:formula="of:=[.B80]+1" office:value-type="float" office:value="128" calcext:value-type="float">
            <text:p>128</text:p>
          </table:table-cell>
          <table:table-cell table:style-name="ce19" table:number-columns-repeated="2"/>
          <table:table-cell table:number-columns-repeated="6"/>
          <table:table-cell table:style-name="ce5" table:formula="of:=[.$A81]/[.K$2]" office:value-type="float" office:value="310.78947368421" calcext:value-type="float">
            <text:p>310.789</text:p>
          </table:table-cell>
          <table:table-cell table:style-name="ce8" table:formula="of:=[.$A81]/[.L$2]" office:value-type="float" office:value="248.631578947368" calcext:value-type="float">
            <text:p>248.632</text:p>
          </table:table-cell>
          <table:table-cell table:style-name="ce26" table:formula="of:=[.$A81]/[.M$2]" office:value-type="float" office:value="198.487394957983" calcext:value-type="float">
            <text:p>198.487</text:p>
          </table:table-cell>
          <table:table-cell table:style-name="ce26" table:formula="of:=[.$A81]/[.N$2]" office:value-type="float" office:value="148.553459119497" calcext:value-type="float">
            <text:p>148.553</text:p>
          </table:table-cell>
          <table:table-cell table:style-name="ce5" table:formula="of:=[.$A81]/[.O$2]" office:value-type="float" office:value="171.159420289855" calcext:value-type="float">
            <text:p>171.159</text:p>
          </table:table-cell>
          <table:table-cell table:style-name="ce26" table:formula="of:=[.$A81]/[.P$2]" office:value-type="float" office:value="137.325581395349" calcext:value-type="float">
            <text:p>137.326</text:p>
          </table:table-cell>
          <table:table-cell table:style-name="ce26" table:formula="of:=[.$A81]/[.Q$2]" office:value-type="float" office:value="109.860465116279" calcext:value-type="float">
            <text:p>109.860</text:p>
          </table:table-cell>
          <table:table-cell table:style-name="ce26" table:formula="of:=[.$A81]/[.R$2]" office:value-type="float" office:value="82.2996515679442" calcext:value-type="float">
            <text:p>82.300</text:p>
          </table:table-cell>
          <table:table-cell table:style-name="ce19" table:formula="of:=[.S80]+1" office:value-type="float" office:value="128" calcext:value-type="float">
            <text:p>128</text:p>
          </table:table-cell>
          <table:table-cell table:style-name="ce60" office:value-type="float" office:value="2362" calcext:value-type="float">
            <text:p>2362</text:p>
          </table:table-cell>
          <table:table-cell table:number-columns-repeated="12"/>
          <table:table-cell table:style-name="ce19" table:formula="of:=[.AG80]+1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24170" calcext:value-type="float">
            <text:p>24170</text:p>
          </table:table-cell>
          <table:table-cell table:style-name="ce19" table:formula="of:=[.B81]+1" office:value-type="float" office:value="129" calcext:value-type="float">
            <text:p>129</text:p>
          </table:table-cell>
          <table:table-cell table:style-name="ce19" table:number-columns-repeated="2"/>
          <table:table-cell table:number-columns-repeated="6"/>
          <table:table-cell table:style-name="ce5" table:formula="of:=[.$A82]/[.K$2]" office:value-type="float" office:value="318.026315789474" calcext:value-type="float">
            <text:p>318.026</text:p>
          </table:table-cell>
          <table:table-cell table:style-name="ce8" table:formula="of:=[.$A82]/[.L$2]" office:value-type="float" office:value="254.421052631579" calcext:value-type="float">
            <text:p>254.421</text:p>
          </table:table-cell>
          <table:table-cell table:style-name="ce26" table:formula="of:=[.$A82]/[.M$2]" office:value-type="float" office:value="203.109243697479" calcext:value-type="float">
            <text:p>203.109</text:p>
          </table:table-cell>
          <table:table-cell table:style-name="ce26" table:formula="of:=[.$A82]/[.N$2]" office:value-type="float" office:value="152.012578616352" calcext:value-type="float">
            <text:p>152.013</text:p>
          </table:table-cell>
          <table:table-cell table:style-name="ce5" table:formula="of:=[.$A82]/[.O$2]" office:value-type="float" office:value="175.144927536232" calcext:value-type="float">
            <text:p>175.145</text:p>
          </table:table-cell>
          <table:table-cell table:style-name="ce26" table:formula="of:=[.$A82]/[.P$2]" office:value-type="float" office:value="140.523255813953" calcext:value-type="float">
            <text:p>140.523</text:p>
          </table:table-cell>
          <table:table-cell table:style-name="ce26" table:formula="of:=[.$A82]/[.Q$2]" office:value-type="float" office:value="112.418604651163" calcext:value-type="float">
            <text:p>112.419</text:p>
          </table:table-cell>
          <table:table-cell table:style-name="ce26" table:formula="of:=[.$A82]/[.R$2]" office:value-type="float" office:value="84.2160278745645" calcext:value-type="float">
            <text:p>84.216</text:p>
          </table:table-cell>
          <table:table-cell table:style-name="ce19" table:formula="of:=[.S81]+1" office:value-type="float" office:value="129" calcext:value-type="float">
            <text:p>129</text:p>
          </table:table-cell>
          <table:table-cell table:style-name="ce60" office:value-type="float" office:value="2417" calcext:value-type="float">
            <text:p>2417</text:p>
          </table:table-cell>
          <table:table-cell table:number-columns-repeated="12"/>
          <table:table-cell table:style-name="ce19" table:formula="of:=[.AG81]+1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0" table:formula="of:=[.B82]+1" office:value-type="float" office:value="130" calcext:value-type="float">
            <text:p>130</text:p>
          </table:table-cell>
          <table:table-cell table:style-name="ce20" table:number-columns-repeated="2"/>
          <table:table-cell table:number-columns-repeated="14"/>
          <table:table-cell table:style-name="ce20" table:formula="of:=[.S82]+1" office:value-type="float" office:value="130" calcext:value-type="float">
            <text:p>130</text:p>
          </table:table-cell>
          <table:table-cell table:number-columns-repeated="13"/>
          <table:table-cell table:style-name="ce20" table:formula="of:=[.AG82]+1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22" office:value-type="string" calcext:value-type="string" table:number-columns-spanned="2" table:number-rows-spanned="1">
            <text:p>1 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*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1 ****</text:p>
          </table:table-cell>
          <table:covered-table-cell table:style-name="ce22"/>
          <table:table-cell table:style-name="ce22" office:value-type="string" calcext:value-type="string">
            <text:p>2 *</text:p>
          </table:table-cell>
          <table:table-cell table:style-name="ce22" office:value-type="string" calcext:value-type="string">
            <text:p>2 **</text:p>
          </table:table-cell>
          <table:table-cell table:style-name="ce22" office:value-type="string" calcext:value-type="string">
            <text:p>2 ***</text:p>
          </table:table-cell>
          <table:table-cell table:style-name="ce22" office:value-type="string" calcext:value-type="string">
            <text:p>2 ****</text:p>
          </table:table-cell>
          <table:table-cell table:style-name="ce22" office:value-type="string" calcext:value-type="string">
            <text:p>2 * L,D</text:p>
          </table:table-cell>
          <table:table-cell table:style-name="ce22" office:value-type="string" calcext:value-type="string">
            <text:p>2 ** L,D</text:p>
          </table:table-cell>
          <table:table-cell table:style-name="ce22" office:value-type="string" calcext:value-type="string">
            <text:p>2 *** L,D</text:p>
          </table:table-cell>
          <table:table-cell table:style-name="ce22" office:value-type="string" calcext:value-type="string">
            <text:p>2 **** L,D</text:p>
          </table:table-cell>
          <table:table-cell/>
          <table:table-cell table:style-name="ce78" office:value-type="string" calcext:value-type="string">
            <text:p>ess./gem</text:p>
          </table:table-cell>
          <table:table-cell table:style-name="ce22" office:value-type="string" calcext:value-type="string" table:number-columns-spanned="2" table:number-rows-spanned="1">
            <text:p>3 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22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22"/>
          <table:table-cell table:number-columns-repeated="4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Solaris</text:p>
          </table:table-cell>
          <table:covered-table-cell table:style-name="ce24"/>
          <table:table-cell table:style-name="ce32" office:value-type="string" calcext:value-type="string" table:number-columns-spanned="2" table:number-rows-spanned="1">
            <text:p>Tenebri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Hyperion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Avalon</text:p>
          </table:table-cell>
          <table:table-cell table:style-name="ce24" office:value-type="string" calcext:value-type="string">
            <text:p>Ignis</text:p>
          </table:table-cell>
          <table:table-cell table:style-name="ce24" office:value-type="string" calcext:value-type="string">
            <text:p>Hyperion</text:p>
          </table:table-cell>
          <table:table-cell table:style-name="ce24"/>
          <table:table-cell table:style-name="ce24" office:value-type="string" calcext:value-type="string">
            <text:p>Tenebris</text:p>
          </table:table-cell>
          <table:table-cell table:style-name="ce24" office:value-type="string" calcext:value-type="string">
            <text:p>Solaris</text:p>
          </table:table-cell>
          <table:table-cell table:style-name="ce24"/>
          <table:table-cell table:style-name="ce21"/>
          <table:table-cell table:style-name="ce74" table:formula="of:=10" office:value-type="float" office:value="10" calcext:value-type="float">
            <text:p>10</text:p>
          </table:table-cell>
          <table:table-cell table:style-name="ce81" table:number-columns-repeated="2"/>
          <table:table-cell table:style-name="ce24" office:value-type="string" calcext:value-type="string" table:number-columns-spanned="2" table:number-rows-spanned="1">
            <text:p>Tenebris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Brustar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Solari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Hyperion</text:p>
          </table:table-cell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Brust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de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raji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Sylva</text:p>
          </table:table-cell>
          <table:table-cell table:style-name="ce24" office:value-type="string" calcext:value-type="string">
            <text:p>Vulcan</text:p>
          </table:table-cell>
          <table:table-cell table:style-name="ce24" office:value-type="string" calcext:value-type="string">
            <text:p>Araji</text:p>
          </table:table-cell>
          <table:table-cell table:style-name="ce24"/>
          <table:table-cell table:style-name="ce24" office:value-type="string" calcext:value-type="string">
            <text:p>Rigel</text:p>
          </table:table-cell>
          <table:table-cell table:style-name="ce24" office:value-type="string" calcext:value-type="string">
            <text:p>Brustar</text:p>
          </table:table-cell>
          <table:table-cell table:style-name="ce24"/>
          <table:table-cell table:style-name="ce21"/>
          <table:table-cell table:style-name="ce81" table:number-columns-repeated="3"/>
          <table:table-cell table:style-name="ce24" office:value-type="string" calcext:value-type="string" table:number-columns-spanned="2" table:number-rows-spanned="1">
            <text:p>Iyari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Rigel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Moloch</text:p>
          </table:table-cell>
          <table:covered-table-cell table:style-name="ce81"/>
          <table:table-cell table:style-name="ce24" office:value-type="string" calcext:value-type="string" table:number-columns-spanned="2" table:number-rows-spanned="1">
            <text:p>Araji</text:p>
          </table:table-cell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Rigel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Igni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oloch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Mairi</text:p>
          </table:table-cell>
          <table:table-cell table:style-name="ce24" office:value-type="string" calcext:value-type="string">
            <text:p>Angus</text:p>
          </table:table-cell>
          <table:table-cell table:style-name="ce24" office:value-type="string" calcext:value-type="string">
            <text:p>Moloch</text:p>
          </table:table-cell>
          <table:table-cell table:style-name="ce24"/>
          <table:table-cell table:style-name="ce24" office:value-type="string" calcext:value-type="string">
            <text:p>Mort</text:p>
          </table:table-cell>
          <table:table-cell table:style-name="ce24" table:number-columns-repeated="2"/>
          <table:table-cell table:style-name="ce21"/>
          <table:table-cell table:style-name="ce81" table:number-columns-repeated="3"/>
          <table:table-cell table:style-name="ce24" office:value-type="string" calcext:value-type="string" table:number-columns-spanned="2" table:number-rows-spanned="1">
            <text:p>Sylva</text:p>
          </table:table-cell>
          <table:covered-table-cell table:style-name="ce81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den</text:p>
          </table:table-cell>
          <table:covered-table-cell table:style-name="ce81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Vulcan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/>
          <table:table-cell table:style-name="ce24" office:value-type="string" calcext:value-type="string">
            <text:p>Nova</text:p>
          </table:table-cell>
          <table:table-cell table:style-name="ce24" office:value-type="string" calcext:value-type="string">
            <text:p>Sigurd</text:p>
          </table:table-cell>
          <table:table-cell table:style-name="ce24" office:value-type="string" calcext:value-type="string">
            <text:p>Eden</text:p>
          </table:table-cell>
          <table:table-cell table:style-name="ce24"/>
          <table:table-cell table:style-name="ce24" office:value-type="string" calcext:value-type="string">
            <text:p>Keros</text:p>
          </table:table-cell>
          <table:table-cell table:style-name="ce24" table:number-columns-repeated="2"/>
          <table:table-cell table:style-name="ce21"/>
          <table:table-cell table:style-name="ce81" table:number-columns-repeated="3"/>
          <table:table-cell table:style-name="ce24" office:value-type="string" calcext:value-type="string" table:number-columns-spanned="2" table:number-rows-spanned="1">
            <text:p>Mairi</text:p>
          </table:table-cell>
          <table:covered-table-cell table:style-name="ce81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24"/>
          <table:table-cell table:style-name="ce84" office:value-type="string" calcext:value-type="string" table:number-columns-spanned="2" table:number-rows-spanned="1">
            <text:p>Ignis</text:p>
          </table:table-cell>
          <table:covered-table-cell table:style-name="ce81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ngus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5"/>
          <table:table-cell table:style-name="ce24" office:value-type="string" calcext:value-type="string">
            <text:p>Amon</text:p>
          </table:table-cell>
          <table:table-cell table:style-name="ce24" table:number-columns-repeated="2"/>
          <table:table-cell table:style-name="ce21"/>
          <table:table-cell table:style-name="ce81" table:number-columns-repeated="3"/>
          <table:table-cell table:style-name="ce24" office:value-type="string" calcext:value-type="string" table:number-columns-spanned="2" table:number-rows-spanned="1">
            <text:p>Nova</text:p>
          </table:table-cell>
          <table:covered-table-cell table:style-name="ce81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Sigurd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5"/>
          <table:table-cell table:style-name="ce24" office:value-type="string" calcext:value-type="string">
            <text:p>Iyari</text:p>
          </table:table-cell>
          <table:table-cell table:style-name="ce24" table:number-columns-repeated="2"/>
          <table:table-cell table:style-name="ce21"/>
          <table:table-cell table:style-name="ce81" table:number-columns-repeated="3"/>
          <table:table-cell table:style-name="ce24" table:number-columns-spanned="2" table:number-rows-spanned="1"/>
          <table:covered-table-cell table:style-name="ce24"/>
          <table:table-cell table:style-name="ce32" office:value-type="string" calcext:value-type="string" table:number-columns-spanned="2" table:number-rows-spanned="1">
            <text:p>Vulcan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32" office:value-type="string" calcext:value-type="string" table:number-columns-spanned="2" table:number-rows-spanned="1">
            <text:p>Iyari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valon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8"/>
          <table:table-cell table:style-name="ce21"/>
          <table:table-cell table:style-name="ce81" table:number-columns-repeated="3"/>
          <table:table-cell table:style-name="ce24" table:number-columns-spanned="2" table:number-rows-spanned="1"/>
          <table:covered-table-cell table:style-name="ce24"/>
          <table:table-cell table:style-name="ce32" office:value-type="string" calcext:value-type="string" table:number-columns-spanned="2" table:number-rows-spanned="1">
            <text:p>Angus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Sylva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8"/>
          <table:table-cell table:style-name="ce21"/>
          <table:table-cell table:style-name="ce81" table:number-columns-repeated="3"/>
          <table:table-cell table:style-name="ce24" table:number-columns-spanned="2" table:number-rows-spanned="1"/>
          <table:covered-table-cell table:style-name="ce24"/>
          <table:table-cell table:style-name="ce32" office:value-type="string" calcext:value-type="string" table:number-columns-spanned="2" table:number-rows-spanned="1">
            <text:p>Sigurd</text:p>
          </table:table-cell>
          <table:covered-table-cell table:style-name="ce81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airi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8"/>
          <table:table-cell table:style-name="ce21"/>
          <table:table-cell table:style-name="ce81" table:number-columns-repeated="3"/>
          <table:table-cell table:style-name="ce24" table:number-columns-spanned="2" table:number-rows-spanned="1"/>
          <table:covered-table-cell table:style-name="ce24"/>
          <table:table-cell table:style-name="ce32" office:value-type="string" calcext:value-type="string" table:number-columns-spanned="2" table:number-rows-spanned="1">
            <text:p>Avalon</text:p>
          </table:table-cell>
          <table:covered-table-cell table:style-name="ce81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/>
          <table:table-cell table:style-name="ce21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Nova</text:p>
          </table:table-cell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8"/>
          <table:table-cell table:style-name="ce21"/>
          <table:table-cell table:style-name="ce81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6"/>
        </table:table-row>
        <table:table-row table:style-name="ro1">
          <table:table-cell table:number-columns-repeated="4"/>
          <table:table-cell table:style-name="ce34" table:formula="of:=1*[.E26]+1*[.E25]+6*[.E22]" office:value-type="float" office:value="879" calcext:value-type="float" table:number-columns-spanned="2" table:number-rows-spanned="1">
            <text:p>879</text:p>
          </table:table-cell>
          <table:covered-table-cell table:style-name="ce1"/>
          <table:table-cell table:style-name="ce41" table:formula="of:=7*[.G26]+2*[.G33]" office:value-type="float" office:value="1285" calcext:value-type="float" table:number-columns-spanned="2" table:number-rows-spanned="1">
            <text:p>1285</text:p>
          </table:table-cell>
          <table:covered-table-cell table:style-name="ce1"/>
          <table:table-cell table:style-name="ce41" table:formula="of:=3*[.I34]" office:value-type="float" office:value="600" calcext:value-type="float" table:number-columns-spanned="2" table:number-rows-spanned="1">
            <text:p>600</text:p>
          </table:table-cell>
          <table:covered-table-cell table:style-name="ce50"/>
          <table:table-cell table:style-name="ce50"/>
          <table:table-cell table:style-name="ce61" table:formula="of:=4*[.L2]" office:value-type="float" office:value="380" calcext:value-type="float">
            <text:p>380</text:p>
          </table:table-cell>
          <table:table-cell table:style-name="ce41" table:formula="of:=4*[.M2]" office:value-type="float" office:value="476" calcext:value-type="float">
            <text:p>476</text:p>
          </table:table-cell>
          <table:table-cell table:style-name="ce41" table:formula="of:=4*[.N2]" office:value-type="float" office:value="636" calcext:value-type="float">
            <text:p>636</text:p>
          </table:table-cell>
          <table:table-cell table:style-name="ce41"/>
          <table:table-cell table:style-name="ce41" table:formula="of:=6*[.P2]" office:value-type="float" office:value="1032" calcext:value-type="float">
            <text:p>1032</text:p>
          </table:table-cell>
          <table:table-cell table:style-name="ce41" table:formula="of:=2*[.Q2]" office:value-type="float" office:value="430" calcext:value-type="float">
            <text:p>430</text:p>
          </table:table-cell>
          <table:table-cell table:number-columns-repeated="19"/>
        </table:table-row>
        <table:table-row table:style-name="ro1" table:number-rows-repeated="1048480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itan Level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10" table:default-cell-style-name="ce54"/>
        <table:table-column table:style-name="co4" table:default-cell-style-name="ce3"/>
        <table:table-column table:style-name="co3" table:default-cell-style-name="ce1"/>
        <table:table-column table:style-name="co13" table:default-cell-style-name="ce51"/>
        <table:table-column table:style-name="co14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ems</text:p>
          </table:table-cell>
          <table:table-cell table:style-name="ce45" office:value-type="string" calcext:value-type="string">
            <text:p>potions / gem</text:p>
          </table:table-cell>
        </table:table-row>
        <table:table-row table:style-name="ro1">
          <table:table-cell table:style-name="ce45" office:value-type="float" office:value="80" calcext:value-type="float">
            <text:p>80</text:p>
          </table:table-cell>
          <table:table-cell office:value-type="float" office:value="5390" calcext:value-type="float">
            <text:p>53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57" table:formula="of:=5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90" calcext:value-type="float">
            <text:p>55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4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90" calcext:value-type="float">
            <text:p>59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4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90" calcext:value-type="float">
            <text:p>63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4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90" calcext:value-type="float">
            <text:p>67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45"/>
        </table:table-row>
        <table:table-row table:style-name="ro1">
          <table:table-cell table:style-name="ce45" office:value-type="float" office:value="85" calcext:value-type="float">
            <text:p>85</text:p>
          </table:table-cell>
          <table:table-cell office:value-type="float" office:value="7190" calcext:value-type="float">
            <text:p>7190</text:p>
          </table:table-cell>
          <table:table-cell table:style-name="ce1" table:number-columns-repeated="2"/>
          <table:table-cell table:style-name="ce51"/>
          <table:table-cell table:style-name="ce1"/>
          <table:table-cell table:number-columns-repeated="2"/>
          <table:table-cell table:style-name="ce4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90" calcext:value-type="float">
            <text:p>7590</text:p>
          </table:table-cell>
          <table:table-cell table:style-name="ce3" office:value-type="float" office:value="569" calcext:value-type="float">
            <text:p>569</text:p>
          </table:table-cell>
          <table:table-cell table:style-name="ce33" table:formula="of:=[.$B8]/[.C$8]" office:value-type="float" office:value="13.3391915641476" calcext:value-type="float">
            <text:p>13.339</text:p>
          </table:table-cell>
          <table:table-cell table:style-name="ce52" table:formula="of:=[.D8]/[.$I$2]" office:value-type="float" office:value="2.66783831282953" calcext:value-type="float">
            <text:p>2.668</text:p>
          </table:table-cell>
          <table:table-cell office:value-type="float" office:value="598" calcext:value-type="float">
            <text:p>598</text:p>
          </table:table-cell>
          <table:table-cell table:style-name="ce33" table:formula="of:=[.$B8]/[.F$8]" office:value-type="float" office:value="12.6923076923077" calcext:value-type="float">
            <text:p>12.692</text:p>
          </table:table-cell>
          <table:table-cell table:style-name="ce52" table:formula="of:=[.G8]/[.$I$2]" office:value-type="float" office:value="2.53846153846154" calcext:value-type="float">
            <text:p>2.5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90" calcext:value-type="float">
            <text:p>7990</text:p>
          </table:table-cell>
          <table:table-cell table:style-name="ce3" office:value-type="float" office:value="573" calcext:value-type="float">
            <text:p>573</text:p>
          </table:table-cell>
          <table:table-cell table:style-name="ce33" table:formula="of:=[.$B9]/[.C$9]" office:value-type="float" office:value="13.9441535776614" calcext:value-type="float">
            <text:p>13.944</text:p>
          </table:table-cell>
          <table:table-cell table:style-name="ce52" table:formula="of:=[.D9]/[.$I$2]" office:value-type="float" office:value="2.78883071553229" calcext:value-type="float">
            <text:p>2.789</text:p>
          </table:table-cell>
          <table:table-cell office:value-type="float" office:value="601" calcext:value-type="float">
            <text:p>601</text:p>
          </table:table-cell>
          <table:table-cell table:style-name="ce33" table:formula="of:=[.$B9]/[.F$9]" office:value-type="float" office:value="13.2945091514143" calcext:value-type="float">
            <text:p>13.295</text:p>
          </table:table-cell>
          <table:table-cell table:style-name="ce52" table:formula="of:=[.G9]/[.$I$2]" office:value-type="float" office:value="2.65890183028286" calcext:value-type="float">
            <text:p>2.65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90" calcext:value-type="float">
            <text:p>8390</text:p>
          </table:table-cell>
          <table:table-cell table:style-name="ce3" office:value-type="float" office:value="575" calcext:value-type="float">
            <text:p>575</text:p>
          </table:table-cell>
          <table:table-cell table:style-name="ce33" table:formula="of:=[.$B10]/[.C$10]" office:value-type="float" office:value="14.5913043478261" calcext:value-type="float">
            <text:p>14.591</text:p>
          </table:table-cell>
          <table:table-cell table:style-name="ce52" table:formula="of:=[.D10]/[.$I$2]" office:value-type="float" office:value="2.91826086956522" calcext:value-type="float">
            <text:p>2.918</text:p>
          </table:table-cell>
          <table:table-cell office:value-type="float" office:value="604" calcext:value-type="float">
            <text:p>604</text:p>
          </table:table-cell>
          <table:table-cell table:style-name="ce33" table:formula="of:=[.$B10]/[.F$10]" office:value-type="float" office:value="13.8907284768212" calcext:value-type="float">
            <text:p>13.891</text:p>
          </table:table-cell>
          <table:table-cell table:style-name="ce52" table:formula="of:=[.G10]/[.$I$2]" office:value-type="float" office:value="2.77814569536424" calcext:value-type="float">
            <text:p>2.7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90" calcext:value-type="float">
            <text:p>8790</text:p>
          </table:table-cell>
          <table:table-cell table:style-name="ce3" office:value-type="float" office:value="578" calcext:value-type="float">
            <text:p>578</text:p>
          </table:table-cell>
          <table:table-cell table:style-name="ce33" table:formula="of:=[.$B11]/[.C$11]" office:value-type="float" office:value="15.2076124567474" calcext:value-type="float">
            <text:p>15.208</text:p>
          </table:table-cell>
          <table:table-cell table:style-name="ce52" table:formula="of:=[.D11]/[.$I$2]" office:value-type="float" office:value="3.04152249134948" calcext:value-type="float">
            <text:p>3.042</text:p>
          </table:table-cell>
          <table:table-cell office:value-type="float" office:value="608" calcext:value-type="float">
            <text:p>608</text:p>
          </table:table-cell>
          <table:table-cell table:style-name="ce33" table:formula="of:=[.$B11]/[.F$11]" office:value-type="float" office:value="14.4572368421053" calcext:value-type="float">
            <text:p>14.457</text:p>
          </table:table-cell>
          <table:table-cell table:style-name="ce52" table:formula="of:=[.G11]/[.$I$2]" office:value-type="float" office:value="2.89144736842105" calcext:value-type="float">
            <text:p>2.891</text:p>
          </table:table-cell>
          <table:table-cell/>
        </table:table-row>
        <table:table-row table:style-name="ro1">
          <table:table-cell table:style-name="ce45" office:value-type="float" office:value="90" calcext:value-type="float">
            <text:p>90</text:p>
          </table:table-cell>
          <table:table-cell office:value-type="float" office:value="9190" calcext:value-type="float">
            <text:p>9190</text:p>
          </table:table-cell>
          <table:table-cell table:style-name="ce3" office:value-type="float" office:value="582" calcext:value-type="float">
            <text:p>582</text:p>
          </table:table-cell>
          <table:table-cell table:style-name="ce49" table:formula="of:=[.$B12]/[.C$12]" office:value-type="float" office:value="15.7903780068729" calcext:value-type="float">
            <text:p>15.790</text:p>
          </table:table-cell>
          <table:table-cell table:style-name="ce53" table:formula="of:=[.D12]/[.$I$2]" office:value-type="float" office:value="3.15807560137457" calcext:value-type="float">
            <text:p>3.158</text:p>
          </table:table-cell>
          <table:table-cell office:value-type="float" office:value="611" calcext:value-type="float">
            <text:p>611</text:p>
          </table:table-cell>
          <table:table-cell table:style-name="ce33" table:formula="of:=[.$B12]/[.F$12]" office:value-type="float" office:value="15.0409165302782" calcext:value-type="float">
            <text:p>15.041</text:p>
          </table:table-cell>
          <table:table-cell table:style-name="ce52" table:formula="of:=[.G12]/[.$I$2]" office:value-type="float" office:value="3.00818330605565" calcext:value-type="float">
            <text:p>3.00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90" calcext:value-type="float">
            <text:p>9590</text:p>
          </table:table-cell>
          <table:table-cell table:style-name="ce3" office:value-type="float" office:value="585" calcext:value-type="float">
            <text:p>585</text:p>
          </table:table-cell>
          <table:table-cell table:style-name="ce25" table:formula="of:=[.$B13]/[.C$13]" office:value-type="float" office:value="16.3931623931624" calcext:value-type="float">
            <text:p>16.393</text:p>
          </table:table-cell>
          <table:table-cell table:style-name="ce53" table:formula="of:=[.D13]/[.$I$2]" office:value-type="float" office:value="3.27863247863248" calcext:value-type="float">
            <text:p>3.279</text:p>
          </table:table-cell>
          <table:table-cell office:value-type="float" office:value="614" calcext:value-type="float">
            <text:p>614</text:p>
          </table:table-cell>
          <table:table-cell table:style-name="ce33" table:formula="of:=[.$B13]/[.F$13]" office:value-type="float" office:value="15.6188925081433" calcext:value-type="float">
            <text:p>15.619</text:p>
          </table:table-cell>
          <table:table-cell table:style-name="ce52" table:formula="of:=[.G13]/[.$I$2]" office:value-type="float" office:value="3.12377850162866" calcext:value-type="float">
            <text:p>3.12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90" calcext:value-type="float">
            <text:p>9990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table:style-name="ce25" table:formula="of:=[.$B14]/[.F$14]" office:value-type="float" office:value="16.1650485436893" calcext:value-type="float">
            <text:p>16.165</text:p>
          </table:table-cell>
          <table:table-cell table:style-name="ce53" table:formula="of:=[.G14]/[.$I$2]" office:value-type="float" office:value="3.23300970873786" calcext:value-type="float">
            <text:p>3.2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90" calcext:value-type="float">
            <text:p>10390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table:style-name="ce55" table:formula="of:=[.$B15]/[.F$13]" office:value-type="float" office:value="16.9218241042345" calcext:value-type="float">
            <text:p>16.922</text:p>
          </table:table-cell>
          <table:table-cell table:style-name="ce56" table:formula="of:=[.G15]/[.$I$2]" office:value-type="float" office:value="3.38436482084691" calcext:value-type="float">
            <text:p>3.38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90" calcext:value-type="float">
            <text:p>107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45" office:value-type="float" office:value="95" calcext:value-type="float">
            <text:p>95</text:p>
          </table:table-cell>
          <table:table-cell office:value-type="float" office:value="11190" calcext:value-type="float">
            <text:p>111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90" calcext:value-type="float">
            <text:p>115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90" calcext:value-type="float">
            <text:p>119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90" calcext:value-type="float">
            <text:p>123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790" calcext:value-type="float">
            <text:p>127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45" office:value-type="float" office:value="100" calcext:value-type="float">
            <text:p>100</text:p>
          </table:table-cell>
          <table:table-cell office:value-type="float" office:value="13390" calcext:value-type="float">
            <text:p>1339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all other</text:p>
          </table:table-cell>
          <table:covered-table-cell/>
          <table:covered-table-cell table:style-name="Default"/>
          <table:table-cell table:style-name="Default" office:value-type="string" calcext:value-type="string" table:number-columns-spanned="3" table:number-rows-spanned="1">
            <text:p>light + dark</text:p>
          </table:table-cell>
          <table:covered-table-cell table:number-columns-repeated="2" table:style-name="Default"/>
          <table:table-cell/>
        </table:table-row>
      </table:table>
      <table:table table:name="Titan Skins" table:style-name="ta1">
        <table:table-column table:style-name="co2" table:default-cell-style-name="ce1"/>
        <table:table-column table:style-name="co15" table:default-cell-style-name="ce2"/>
        <table:table-column table:style-name="co4" table:default-cell-style-name="Default"/>
        <table:table-column table:style-name="co3" table:default-cell-style-name="ce8"/>
        <table:table-column table:style-name="co4" table:default-cell-style-name="ce59"/>
        <table:table-column table:style-name="co4" table:default-cell-style-name="Default"/>
        <table:table-column table:style-name="co3" table:default-cell-style-name="ce8"/>
        <table:table-column table:style-name="co4" table:default-cell-style-name="ce59"/>
        <table:table-column table:style-name="co4" table:default-cell-style-name="ce3"/>
        <table:table-column table:style-name="co10" table:default-cell-style-name="Default"/>
        <table:table-column table:style-name="co10" table:default-cell-style-name="ce51"/>
        <table:table-column table:style-name="co16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gems</text:p>
          </table:table-cell>
          <table:table-cell table:style-name="ce50" office:value-type="string" calcext:value-type="string">
            <text:p>skins / 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" table:number-columns-repeated="2"/>
          <table:table-cell table:style-name="ce51"/>
          <table:table-cell table:style-name="ce1" table:number-columns-repeated="2"/>
          <table:table-cell table:style-name="ce51"/>
          <table:table-cell table:style-name="ce1" table:number-columns-repeated="2"/>
          <table:table-cell/>
          <table:table-cell table:style-name="ce57" table:formula="of:=3.75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" calcext:value-type="float">
            <text:p>563</text:p>
          </table:table-cell>
          <table:table-cell table:style-name="ce1" table:number-columns-repeated="2"/>
          <table:table-cell table:style-name="ce51"/>
          <table:table-cell table:style-name="ce1" table:number-columns-repeated="2"/>
          <table:table-cell table:style-name="ce51"/>
          <table:table-cell table:style-name="ce1" table:number-columns-repeated="2"/>
          <table:table-cell/>
          <table:table-cell table:style-name="ce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0" calcext:value-type="float">
            <text:p>1050</text:p>
          </table:table-cell>
          <table:table-cell table:style-name="ce1" table:number-columns-repeated="2"/>
          <table:table-cell table:style-name="ce51"/>
          <table:table-cell table:style-name="ce1" table:number-columns-repeated="2"/>
          <table:table-cell table:style-name="ce51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4" calcext:value-type="float">
            <text:p>1294</text:p>
          </table:table-cell>
          <table:table-cell table:style-name="ce1" table:number-columns-repeated="2"/>
          <table:table-cell table:style-name="ce51"/>
          <table:table-cell table:style-name="ce1" table:number-columns-repeated="2"/>
          <table:table-cell table:style-name="ce51"/>
          <table:table-cell table:style-name="ce1" table:number-columns-repeated="2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4" calcext:value-type="float">
            <text:p>2074</text:p>
          </table:table-cell>
          <table:table-cell table:style-name="ce3" office:value-type="float" office:value="40" calcext:value-type="float">
            <text:p>40</text:p>
          </table:table-cell>
          <table:table-cell table:formula="of:=[.B6]/[.C6]" office:value-type="float" office:value="51.85" calcext:value-type="float">
            <text:p>51.850</text:p>
          </table:table-cell>
          <table:table-cell table:formula="of:=[.D6]/[.$L$2]" office:value-type="float" office:value="13.8266666666667" calcext:value-type="float">
            <text:p>13.827</text:p>
          </table:table-cell>
          <table:table-cell table:style-name="ce3" office:value-type="float" office:value="122" calcext:value-type="float">
            <text:p>122</text:p>
          </table:table-cell>
          <table:table-cell table:formula="of:=[.B6]/[.F6]" office:value-type="float" office:value="17" calcext:value-type="float">
            <text:p>17.000</text:p>
          </table:table-cell>
          <table:table-cell table:formula="of:=[.G6]/[.$L$2]" office:value-type="float" office:value="4.53333333333333" calcext:value-type="float">
            <text:p>4.533</text:p>
          </table:table-cell>
          <table:table-cell/>
          <table:table-cell table:style-name="ce3"/>
          <table:table-cell table:style-name="ce60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4" calcext:value-type="float">
            <text:p>2464</text:p>
          </table:table-cell>
          <table:table-cell table:style-name="ce3" office:value-type="float" office:value="47" calcext:value-type="float">
            <text:p>47</text:p>
          </table:table-cell>
          <table:table-cell table:formula="of:=[.B7]/[.C7]" office:value-type="float" office:value="52.4255319148936" calcext:value-type="float">
            <text:p>52.426</text:p>
          </table:table-cell>
          <table:table-cell table:formula="of:=[.D7]/[.$L$2]" office:value-type="float" office:value="13.9801418439716" calcext:value-type="float">
            <text:p>13.980</text:p>
          </table:table-cell>
          <table:table-cell table:style-name="ce3" office:value-type="float" office:value="143" calcext:value-type="float">
            <text:p>143</text:p>
          </table:table-cell>
          <table:table-cell table:formula="of:=[.B7]/[.F7]" office:value-type="float" office:value="17.2307692307692" calcext:value-type="float">
            <text:p>17.231</text:p>
          </table:table-cell>
          <table:table-cell table:formula="of:=[.G7]/[.$L$2]" office:value-type="float" office:value="4.59487179487179" calcext:value-type="float">
            <text:p>4.595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6" calcext:value-type="float">
            <text:p>3946</text:p>
          </table:table-cell>
          <table:table-cell table:number-columns-repeated="8"/>
          <table:table-cell table:style-name="ce54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87" calcext:value-type="float">
            <text:p>4687</text:p>
          </table:table-cell>
          <table:table-cell table:number-columns-repeated="8"/>
          <table:table-cell table:style-name="ce54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99" calcext:value-type="float">
            <text:p>7799</text:p>
          </table:table-cell>
          <table:table-cell table:number-columns-repeated="8"/>
          <table:table-cell table:style-name="ce54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56" calcext:value-type="float">
            <text:p>9356</text:p>
          </table:table-cell>
          <table:table-cell table:number-columns-repeated="8"/>
          <table:table-cell table:style-name="ce54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25" calcext:value-type="float">
            <text:p>16825</text:p>
          </table:table-cell>
          <table:table-cell/>
          <table:table-cell table:style-name="Default"/>
          <table:table-cell table:style-name="ce54"/>
          <table:table-cell/>
          <table:table-cell table:style-name="Default"/>
          <table:table-cell table:style-name="ce54"/>
          <table:table-cell office:value-type="float" office:value="3076" calcext:value-type="float">
            <text:p>3076</text:p>
          </table:table-cell>
          <table:table-cell table:style-name="ce8" table:formula="of:=[.B12]/[.I12]" office:value-type="float" office:value="5.46976592977893" calcext:value-type="float">
            <text:p>5.470</text:p>
          </table:table-cell>
          <table:table-cell table:style-name="ce59" table:formula="of:=[.J12]/[.$L$2]" office:value-type="float" office:value="1.45860424794105" calcext:value-type="float">
            <text:p>1.4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59" calcext:value-type="float">
            <text:p>20559</text:p>
          </table:table-cell>
          <table:table-cell/>
          <table:table-cell table:style-name="Default"/>
          <table:table-cell table:style-name="ce54"/>
          <table:table-cell/>
          <table:table-cell table:style-name="Default"/>
          <table:table-cell table:style-name="ce54"/>
          <table:table-cell office:value-type="float" office:value="3632" calcext:value-type="float">
            <text:p>3632</text:p>
          </table:table-cell>
          <table:table-cell table:style-name="ce8" table:formula="of:=[.B13]/[.I13]" office:value-type="float" office:value="5.66051762114538" calcext:value-type="float">
            <text:p>5.661</text:p>
          </table:table-cell>
          <table:table-cell table:style-name="ce59" table:formula="of:=[.J13]/[.$L$2]" office:value-type="float" office:value="1.50947136563877" calcext:value-type="float">
            <text:p>1.509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1 all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2 all other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Sola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office:value-type="string" calcext:value-type="string" table:number-columns-spanned="3" table:number-rows-spanned="1">
            <text:p>3 Angus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Teneb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office:value-type="string" calcext:value-type="string" table:number-columns-spanned="3" table:number-rows-spanned="1">
            <text:p>3 Sylva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7:21:41.618275138</meta:creation-date>
    <dc:date>2025-09-18T13:56:26.324519770</dc:date>
    <meta:editing-duration>P1DT10H20M14S</meta:editing-duration>
    <meta:editing-cycles>37</meta:editing-cycles>
    <meta:generator>LibreOffice/7.3.7.2$Linux_X86_64 LibreOffice_project/30$Build-2</meta:generator>
    <meta:document-statistic meta:table-count="3" meta:cell-count="1541" meta:object-count="0"/>
  </office:meta>
</office:document-meta>
</file>